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422" svg:font-family="MSI_Z422" style:font-pitch="variable"/>
    <style:font-face style:name="MSI_Z425" svg:font-family="MSI_Z425" style:font-pitch="variable"/>
    <style:font-face style:name="MSI_Z426" svg:font-family="MSI_Z426" style:font-pitch="variable"/>
    <style:font-face style:name="MSI_Z434" svg:font-family="MSI_Z434" style:font-pitch="variable"/>
    <style:font-face style:name="MSI_Z442" svg:font-family="MSI_Z442" style:font-pitch="variable"/>
    <style:font-face style:name="MSI_Z443" svg:font-family="MSI_Z443" style:font-pitch="variable"/>
    <style:font-face style:name="MSI_Z444" svg:font-family="MSI_Z444" style:font-pitch="variable"/>
    <style:font-face style:name="MSI_Z445" svg:font-family="MSI_Z445" style:font-pitch="variable"/>
    <style:font-face style:name="MSI_Z446" svg:font-family="MSI_Z446" style:font-pitch="variable"/>
    <style:font-face style:name="MSI_Z447" svg:font-family="MSI_Z447" style:font-pitch="variable"/>
    <style:font-face style:name="MSI_Z448" svg:font-family="MSI_Z448" style:font-pitch="variable"/>
    <style:font-face style:name="MSI_Z454" svg:font-family="MSI_Z454" style:font-pitch="variable"/>
    <style:font-face style:name="MSI_Z455" svg:font-family="MSI_Z455" style:font-pitch="variable"/>
    <style:font-face style:name="MSI_Z456" svg:font-family="MSI_Z456" style:font-pitch="variable"/>
    <style:font-face style:name="MSI_Z457" svg:font-family="MSI_Z457" style:font-pitch="variable"/>
    <style:font-face style:name="MSI_Z458" svg:font-family="MSI_Z458" style:font-pitch="variable"/>
    <style:font-face style:name="MSI_Z459" svg:font-family="MSI_Z459" style:font-pitch="variable"/>
    <style:font-face style:name="MSI_Z460" svg:font-family="MSI_Z460" style:font-pitch="variable"/>
    <style:font-face style:name="msi_z423" svg:font-family="msi_z423" style:font-pitch="variable"/>
    <style:font-face style:name="msi_z424" svg:font-family="msi_z424" style:font-pitch="variable"/>
    <style:font-face style:name="msi_z427" svg:font-family="msi_z427" style:font-pitch="variable"/>
    <style:font-face style:name="msi_z428" svg:font-family="msi_z428" style:font-pitch="variable"/>
    <style:font-face style:name="msi_z429" svg:font-family="msi_z429" style:font-pitch="variable"/>
    <style:font-face style:name="msi_z430" svg:font-family="msi_z430" style:font-pitch="variable"/>
    <style:font-face style:name="msi_z431" svg:font-family="msi_z431" style:font-pitch="variable"/>
    <style:font-face style:name="msi_z432" svg:font-family="msi_z432" style:font-pitch="variable"/>
    <style:font-face style:name="msi_z433" svg:font-family="msi_z433" style:font-pitch="variable"/>
    <style:font-face style:name="msi_z435" svg:font-family="msi_z435" style:font-pitch="variable"/>
    <style:font-face style:name="msi_z436" svg:font-family="msi_z436" style:font-pitch="variable"/>
    <style:font-face style:name="msi_z437" svg:font-family="msi_z437" style:font-pitch="variable"/>
    <style:font-face style:name="msi_z438" svg:font-family="msi_z438" style:font-pitch="variable"/>
    <style:font-face style:name="msi_z439" svg:font-family="msi_z439" style:font-pitch="variable"/>
    <style:font-face style:name="msi_z440" svg:font-family="msi_z440" style:font-pitch="variable"/>
    <style:font-face style:name="msi_z441" svg:font-family="msi_z441" style:font-pitch="variable"/>
    <style:font-face style:name="msi_z449" svg:font-family="msi_z449" style:font-pitch="variable"/>
    <style:font-face style:name="msi_z450" svg:font-family="msi_z450" style:font-pitch="variable"/>
    <style:font-face style:name="msi_z451" svg:font-family="msi_z451" style:font-pitch="variable"/>
    <style:font-face style:name="msi_z452" svg:font-family="msi_z452" style:font-pitch="variable"/>
    <style:font-face style:name="msi_z453" svg:font-family="msi_z453" style:font-pitch="variable"/>
    <style:font-face style:name="msi_z458" svg:font-family="msi_z458" style:font-pitch="variable"/>
    <style:font-face style:name="msi_z461" svg:font-family="msi_z46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QCF_BSML" svg:font-family="QCF_BSML" style:font-family-generic="roman" style:font-pitch="variable"/>
    <style:font-face style:name="QCF_P401" svg:font-family="QCF_P401" style:font-family-generic="roman" style:font-pitch="variable"/>
    <style:font-face style:name="QCF_P422" svg:font-family="QCF_P422" style:font-family-generic="roman" style:font-pitch="variable"/>
    <style:font-face style:name="QCF_P423" svg:font-family="QCF_P423" style:font-family-generic="roman" style:font-pitch="variable"/>
    <style:font-face style:name="QCF_P424" svg:font-family="QCF_P424" style:font-family-generic="roman" style:font-pitch="variable"/>
    <style:font-face style:name="QCF_P425" svg:font-family="QCF_P425" style:font-family-generic="roman" style:font-pitch="variable"/>
    <style:font-face style:name="QCF_P426" svg:font-family="QCF_P426" style:font-family-generic="roman" style:font-pitch="variable"/>
    <style:font-face style:name="QCF_P427" svg:font-family="QCF_P427" style:font-family-generic="roman" style:font-pitch="variable"/>
    <style:font-face style:name="QCF_P428" svg:font-family="QCF_P428" style:font-family-generic="roman" style:font-pitch="variable"/>
    <style:font-face style:name="QCF_P429" svg:font-family="QCF_P429" style:font-family-generic="roman" style:font-pitch="variable"/>
    <style:font-face style:name="QCF_P430" svg:font-family="QCF_P430" style:font-family-generic="roman" style:font-pitch="variable"/>
    <style:font-face style:name="QCF_P431" svg:font-family="QCF_P431" style:font-family-generic="roman" style:font-pitch="variable"/>
    <style:font-face style:name="QCF_P432" svg:font-family="QCF_P432" style:font-family-generic="roman" style:font-pitch="variable"/>
    <style:font-face style:name="QCF_P433" svg:font-family="QCF_P433" style:font-family-generic="roman" style:font-pitch="variable"/>
    <style:font-face style:name="QCF_P434" svg:font-family="QCF_P434" style:font-family-generic="roman" style:font-pitch="variable"/>
    <style:font-face style:name="QCF_P435" svg:font-family="QCF_P435" style:font-family-generic="roman" style:font-pitch="variable"/>
    <style:font-face style:name="QCF_P436" svg:font-family="QCF_P436" style:font-family-generic="roman" style:font-pitch="variable"/>
    <style:font-face style:name="QCF_P437" svg:font-family="QCF_P437" style:font-family-generic="roman" style:font-pitch="variable"/>
    <style:font-face style:name="QCF_P438" svg:font-family="QCF_P438" style:font-family-generic="roman" style:font-pitch="variable"/>
    <style:font-face style:name="QCF_P439" svg:font-family="QCF_P439" style:font-family-generic="roman" style:font-pitch="variable"/>
    <style:font-face style:name="QCF_P440" svg:font-family="QCF_P440" style:font-family-generic="roman" style:font-pitch="variable"/>
    <style:font-face style:name="QCF_P441" svg:font-family="QCF_P441" style:font-family-generic="roman" style:font-pitch="variable"/>
    <style:font-face style:name="QCF_P442" svg:font-family="QCF_P442" style:font-family-generic="roman" style:font-pitch="variable"/>
    <style:font-face style:name="QCF_P443" svg:font-family="QCF_P443" style:font-family-generic="roman" style:font-pitch="variable"/>
    <style:font-face style:name="QCF_P444" svg:font-family="QCF_P444" style:font-family-generic="roman" style:font-pitch="variable"/>
    <style:font-face style:name="QCF_P445" svg:font-family="QCF_P445" style:font-family-generic="roman" style:font-pitch="variable"/>
    <style:font-face style:name="QCF_P446" svg:font-family="QCF_P446" style:font-family-generic="roman" style:font-pitch="variable"/>
    <style:font-face style:name="QCF_P447" svg:font-family="QCF_P447" style:font-family-generic="roman" style:font-pitch="variable"/>
    <style:font-face style:name="QCF_P448" svg:font-family="QCF_P448" style:font-family-generic="roman" style:font-pitch="variable"/>
    <style:font-face style:name="QCF_P449" svg:font-family="QCF_P449" style:font-family-generic="roman" style:font-pitch="variable"/>
    <style:font-face style:name="QCF_P450" svg:font-family="QCF_P450" style:font-family-generic="roman" style:font-pitch="variable"/>
    <style:font-face style:name="QCF_P451" svg:font-family="QCF_P451" style:font-family-generic="roman" style:font-pitch="variable"/>
    <style:font-face style:name="QCF_P452" svg:font-family="QCF_P452" style:font-family-generic="roman" style:font-pitch="variable"/>
    <style:font-face style:name="QCF_P453" svg:font-family="QCF_P453" style:font-family-generic="roman" style:font-pitch="variable"/>
    <style:font-face style:name="QCF_P454" svg:font-family="QCF_P454" style:font-family-generic="roman" style:font-pitch="variable"/>
    <style:font-face style:name="QCF_P455" svg:font-family="QCF_P455" style:font-family-generic="roman" style:font-pitch="variable"/>
    <style:font-face style:name="QCF_P456" svg:font-family="QCF_P456" style:font-family-generic="roman" style:font-pitch="variable"/>
    <style:font-face style:name="QCF_P457" svg:font-family="QCF_P457" style:font-family-generic="roman" style:font-pitch="variable"/>
    <style:font-face style:name="QCF_P458" svg:font-family="QCF_P458" style:font-family-generic="roman" style:font-pitch="variable"/>
    <style:font-face style:name="QCF_P459" svg:font-family="QCF_P459" style:font-family-generic="roman" style:font-pitch="variable"/>
    <style:font-face style:name="QCF_P460" svg:font-family="QCF_P460" style:font-family-generic="roman" style:font-pitch="variable"/>
    <style:font-face style:name="QCF_P461" svg:font-family="QCF_P46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Sans Serif1" svg:font-family="'MS Sans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4401" svg:font-family="QCF_P440" style:font-family-generic="system" style:font-pitch="variable"/>
    <style:font-face style:name="QCF_P4421" svg:font-family="QCF_P442" style:font-family-generic="system" style:font-pitch="variable"/>
    <style:font-face style:name="QCF_P4431" svg:font-family="QCF_P443" style:font-family-generic="system" style:font-pitch="variable"/>
    <style:font-face style:name="QCF_P4441" svg:font-family="QCF_P444" style:font-family-generic="system" style:font-pitch="variable"/>
    <style:font-face style:name="QCF_P4451" svg:font-family="QCF_P445" style:font-family-generic="system" style:font-pitch="variable"/>
    <style:font-face style:name="QCF_P4461" svg:font-family="QCF_P446" style:font-family-generic="system" style:font-pitch="variable"/>
    <style:font-face style:name="QCF_P4471" svg:font-family="QCF_P447" style:font-family-generic="system" style:font-pitch="variable"/>
    <style:font-face style:name="QCF_P4481" svg:font-family="QCF_P448" style:font-family-generic="system" style:font-pitch="variable"/>
    <style:font-face style:name="QCF_P4491" svg:font-family="QCF_P449" style:font-family-generic="system" style:font-pitch="variable"/>
    <style:font-face style:name="QCF_P4501" svg:font-family="QCF_P450" style:font-family-generic="system" style:font-pitch="variable"/>
    <style:font-face style:name="QCF_P4511" svg:font-family="QCF_P451" style:font-family-generic="system" style:font-pitch="variable"/>
    <style:font-face style:name="QCF_P4521" svg:font-family="QCF_P452" style:font-family-generic="system" style:font-pitch="variable"/>
    <style:font-face style:name="QCF_P4531" svg:font-family="QCF_P453" style:font-family-generic="system" style:font-pitch="variable"/>
    <style:font-face style:name="QCF_P4541" svg:font-family="QCF_P454" style:font-family-generic="system" style:font-pitch="variable"/>
    <style:font-face style:name="QCF_P4551" svg:font-family="QCF_P455" style:font-family-generic="system" style:font-pitch="variable"/>
    <style:font-face style:name="QCF_P4561" svg:font-family="QCF_P456" style:font-family-generic="system" style:font-pitch="variable"/>
    <style:font-face style:name="QCF_P4571" svg:font-family="QCF_P457" style:font-family-generic="system" style:font-pitch="variable"/>
    <style:font-face style:name="QCF_P4581" svg:font-family="QCF_P458" style:font-family-generic="system" style:font-pitch="variable"/>
    <style:font-face style:name="QCF_P4591" svg:font-family="QCF_P459" style:font-family-generic="system" style:font-pitch="variable"/>
    <style:font-face style:name="QCF_P4601" svg:font-family="QCF_P460" style:font-family-generic="system" style:font-pitch="variable"/>
    <style:font-face style:name="QCF_P4611" svg:font-family="QCF_P46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P2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officeooo:paragraph-rsid="00c359f2"/>
    </style:style>
    <style:style style:name="P4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5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458" fo:font-size="23.5pt" officeooo:rsid="01a24647" officeooo:paragraph-rsid="01a24647" style:font-size-asian="23.5pt" style:font-name-complex="QCF_P4581" style:font-size-complex="23.5pt"/>
    </style:style>
    <style:style style:name="P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9ff347" style:font-size-asian="23.5pt" style:font-name-complex="MSI_Z444" style:font-size-complex="23.5pt"/>
    </style:style>
    <style:style style:name="P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9ff347" style:font-size-asian="23.5pt" style:font-name-complex="MSI_Z445" style:font-size-complex="23.5pt"/>
    </style:style>
    <style:style style:name="P8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9ff347" officeooo:paragraph-rsid="019ff347" style:font-size-asian="23.5pt" style:font-name-complex="MSI_Z445" style:font-size-complex="23.5pt"/>
    </style:style>
    <style:style style:name="P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9aa8da" style:font-size-asian="23.5pt" style:font-name-complex="MSI_Z446" style:font-size-complex="23.5pt"/>
    </style:style>
    <style:style style:name="P1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a0e2c5" style:font-size-asian="23.5pt" style:font-name-complex="MSI_Z447" style:font-size-complex="23.5pt"/>
    </style:style>
    <style:style style:name="P1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a101ae" style:font-size-asian="23.5pt" style:font-name-complex="msi_z450" style:font-size-complex="23.5pt"/>
    </style:style>
    <style:style style:name="P12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a24647" officeooo:paragraph-rsid="01a24647" style:font-size-asian="23.5pt" style:font-name-complex="msi_z452" style:font-size-complex="23.5pt"/>
    </style:style>
    <style:style style:name="P1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9bdc1e" style:font-size-asian="23.5pt" style:font-name-complex="msi_z453" style:font-size-complex="23.5pt"/>
    </style:style>
    <style:style style:name="P1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a24647" style:font-size-asian="23.5pt" style:font-name-complex="MSI_Z454" style:font-size-complex="23.5pt"/>
    </style:style>
    <style:style style:name="P1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a24647" style:font-size-asian="23.5pt" style:font-name-complex="MSI_Z458" style:font-size-complex="23.5pt"/>
    </style:style>
    <style:style style:name="P1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a2fa2d" style:font-size-asian="23.5pt" style:font-name-complex="MSI_Z459" style:font-size-complex="23.5pt"/>
    </style:style>
    <style:style style:name="P1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a2fa2d" style:font-size-asian="23.5pt" style:font-name-complex="msi_z461" style:font-size-complex="23.5pt"/>
    </style:style>
    <style:style style:name="P18" style:family="paragraph" style:parent-style-name="Standard" style:master-page-name="Standard">
      <style:paragraph-properties fo:text-align="justify" fo:text-align-last="justify" style:justify-single-word="true" style:page-number="442" fo:break-before="auto" fo:break-after="auto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9ff347" style:font-size-asian="23.5pt" style:font-name-complex="MSI_Z442" style:font-size-complex="23.5pt"/>
    </style:style>
    <style:style style:name="P19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9aa8da" style:font-size-asian="23.5pt" style:font-name-complex="MSI_Z443" style:font-size-complex="23.5pt"/>
    </style:style>
    <style:style style:name="P20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9ff347" style:font-size-asian="23.5pt" style:font-name-complex="MSI_Z444" style:font-size-complex="23.5pt"/>
    </style:style>
    <style:style style:name="P21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9ff347" style:font-size-asian="23.5pt" style:font-name-complex="MSI_Z445" style:font-size-complex="23.5pt"/>
    </style:style>
    <style:style style:name="P22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a0e2c5" style:font-size-asian="23.5pt" style:font-name-complex="MSI_Z447" style:font-size-complex="23.5pt"/>
    </style:style>
    <style:style style:name="P23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9b90db" style:font-size-asian="23.5pt" style:font-name-complex="MSI_Z448" style:font-size-complex="23.5pt"/>
    </style:style>
    <style:style style:name="P24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9b90db" style:font-size-asian="23.5pt" style:font-name-complex="msi_z449" style:font-size-complex="23.5pt"/>
    </style:style>
    <style:style style:name="P25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a101ae" style:font-size-asian="23.5pt" style:font-name-complex="msi_z450" style:font-size-complex="23.5pt"/>
    </style:style>
    <style:style style:name="P26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9bdc1e" style:font-size-asian="23.5pt" style:font-name-complex="msi_z451" style:font-size-complex="23.5pt"/>
    </style:style>
    <style:style style:name="P27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9bdc1e" style:font-size-asian="23.5pt" style:font-name-complex="msi_z452" style:font-size-complex="23.5pt"/>
    </style:style>
    <style:style style:name="P28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a24647" style:font-size-asian="23.5pt" style:font-name-complex="MSI_Z454" style:font-size-complex="23.5pt"/>
    </style:style>
    <style:style style:name="P29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9c7e8c" style:font-size-asian="23.5pt" style:font-name-complex="MSI_Z455" style:font-size-complex="23.5pt"/>
    </style:style>
    <style:style style:name="P30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9c7e8c" style:font-size-asian="23.5pt" style:font-name-complex="MSI_Z456" style:font-size-complex="23.5pt"/>
    </style:style>
    <style:style style:name="P31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9c7e8c" style:font-size-asian="23.5pt" style:font-name-complex="MSI_Z457" style:font-size-complex="23.5pt"/>
    </style:style>
    <style:style style:name="P32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a2fa2d" style:font-size-asian="23.5pt" style:font-name-complex="MSI_Z459" style:font-size-complex="23.5pt"/>
    </style:style>
    <style:style style:name="P33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9e1a45" style:font-size-asian="23.5pt" style:font-name-complex="MSI_Z460" style:font-size-complex="23.5pt"/>
    </style:style>
    <style:style style:name="P34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a2fa2d" style:font-size-asian="23.5pt" style:font-name-complex="msi_z461" style:font-size-complex="23.5pt"/>
    </style:style>
    <style:style style:name="P35" style:family="paragraph" style:parent-style-name="Standard" style:master-page-name="ganti_20_surat">
      <style:paragraph-properties fo:text-align="center" style:justify-single-word="fals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a0e2c5" officeooo:paragraph-rsid="01a0e2c5" style:font-size-asian="23.5pt" style:font-name-complex="MSI_Z446" style:font-size-complex="23.5pt"/>
    </style:style>
    <style:style style:name="P36" style:family="paragraph" style:parent-style-name="Standard" style:master-page-name="ganti_20_surat2">
      <style:paragraph-properties fo:text-align="center" style:justify-single-word="fals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a24647" officeooo:paragraph-rsid="01a24647" style:font-size-asian="23.5pt" style:font-name-complex="msi_z453" style:font-size-complex="23.5pt"/>
    </style:style>
    <style:style style:name="P37" style:family="paragraph" style:parent-style-name="Standard" style:master-page-name="ganti_20_surat3">
      <style:paragraph-properties fo:text-align="justify" fo:text-align-last="justify" style:justify-single-word="tru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9c7e8c" style:font-size-asian="23.5pt" style:font-name-complex="msi_z458" style:font-size-complex="23.5pt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fo:font-size="10pt" officeooo:rsid="0075019c" style:font-size-asian="10pt" style:font-size-complex="10pt"/>
    </style:style>
    <style:style style:name="T3" style:family="text">
      <style:text-properties style:font-name="Liberation Sans Narrow" fo:font-size="10pt" officeooo:rsid="019aa8da" style:font-size-asian="10pt" style:font-size-complex="10pt"/>
    </style:style>
    <style:style style:name="T4" style:family="text">
      <style:text-properties style:font-name="Liberation Sans Narrow" fo:font-size="10pt" officeooo:rsid="016128c4" style:font-size-asian="10pt" style:font-size-complex="10pt"/>
    </style:style>
    <style:style style:name="T5" style:family="text">
      <style:text-properties style:font-name="Liberation Sans Narrow" style:font-name-complex="QCF_P4531"/>
    </style:style>
    <style:style style:name="T6" style:family="text">
      <style:text-properties style:font-name="Liberation Sans Narrow" style:font-name-complex="QCF_P4541"/>
    </style:style>
    <style:style style:name="T7" style:family="text">
      <style:text-properties style:font-name="Liberation Sans Narrow" style:font-name-complex="QCF_P4551"/>
    </style:style>
    <style:style style:name="T8" style:family="text">
      <style:text-properties style:font-name="Liberation Sans Narrow" style:font-name-complex="QCF_P4561"/>
    </style:style>
    <style:style style:name="T9" style:family="text">
      <style:text-properties style:font-name="Liberation Sans Narrow" style:font-name-complex="QCF_P4571"/>
    </style:style>
    <style:style style:name="T10" style:family="text">
      <style:text-properties style:font-name="Liberation Sans Narrow" style:font-name-complex="QCF_P4581"/>
    </style:style>
    <style:style style:name="T11" style:family="text">
      <style:text-properties style:font-name="Liberation Sans Narrow" style:font-name-complex="QCF_P4591"/>
    </style:style>
    <style:style style:name="T12" style:family="text">
      <style:text-properties style:font-name="Liberation Sans Narrow" style:font-name-complex="QCF_P4601"/>
    </style:style>
    <style:style style:name="T13" style:family="text">
      <style:text-properties style:font-name="Liberation Sans Narrow" style:font-name-complex="QCF_P4611"/>
    </style:style>
    <style:style style:name="T14" style:family="text">
      <style:text-properties officeooo:rsid="0199bd73"/>
    </style:style>
    <style:style style:name="T15" style:family="text">
      <style:text-properties officeooo:rsid="015e6cbb"/>
    </style:style>
    <style:style style:name="T16" style:family="text">
      <style:text-properties officeooo:rsid="019bdc1e"/>
    </style:style>
    <style:style style:name="T17" style:family="text">
      <style:text-properties officeooo:rsid="0163d1a8"/>
    </style:style>
    <style:style style:name="T18" style:family="text">
      <style:text-properties officeooo:rsid="019c7e8c"/>
    </style:style>
    <style:style style:name="T19" style:family="text">
      <style:text-properties officeooo:rsid="012706cb"/>
    </style:style>
    <style:style style:name="T20" style:family="text">
      <style:text-properties style:font-name="QCF_P442"/>
    </style:style>
    <style:style style:name="T21" style:family="text">
      <style:text-properties style:font-name="QCF_P443"/>
    </style:style>
    <style:style style:name="T22" style:family="text">
      <style:text-properties style:font-name="QCF_P444"/>
    </style:style>
    <style:style style:name="T23" style:family="text">
      <style:text-properties style:font-name="QCF_P445"/>
    </style:style>
    <style:style style:name="T24" style:family="text">
      <style:text-properties style:font-name="QCF_P445" style:font-name-complex="MSI_BASMALAH"/>
    </style:style>
    <style:style style:name="T25" style:family="text">
      <style:text-properties style:font-name="QCF_P446"/>
    </style:style>
    <style:style style:name="T26" style:family="text">
      <style:text-properties style:font-name="QCF_P446" style:font-name-complex="MSI_BASMALAH"/>
    </style:style>
    <style:style style:name="T27" style:family="text">
      <style:text-properties style:font-name="QCF_P447"/>
    </style:style>
    <style:style style:name="T28" style:family="text">
      <style:text-properties style:font-name="QCF_P448"/>
    </style:style>
    <style:style style:name="T29" style:family="text">
      <style:text-properties style:font-name="QCF_P449"/>
    </style:style>
    <style:style style:name="T30" style:family="text">
      <style:text-properties style:font-name="QCF_P450"/>
    </style:style>
    <style:style style:name="T31" style:family="text">
      <style:text-properties style:font-name="QCF_P451"/>
    </style:style>
    <style:style style:name="T32" style:family="text">
      <style:text-properties style:font-name="QCF_P452"/>
    </style:style>
    <style:style style:name="T33" style:family="text">
      <style:text-properties style:font-name="QCF_P452" style:font-name-complex="MSI_BASMALAH"/>
    </style:style>
    <style:style style:name="T34" style:family="text">
      <style:text-properties style:font-name="QCF_P453"/>
    </style:style>
    <style:style style:name="T35" style:family="text">
      <style:text-properties style:font-name="QCF_P453" style:font-name-complex="QCF_P4531"/>
    </style:style>
    <style:style style:name="T36" style:family="text">
      <style:text-properties style:font-name="QCF_P453" style:font-name-complex="MSI_BASMALAH"/>
    </style:style>
    <style:style style:name="T37" style:family="text">
      <style:text-properties style:font-name="QCF_P454"/>
    </style:style>
    <style:style style:name="T38" style:family="text">
      <style:text-properties style:font-name="QCF_P454" style:font-name-complex="QCF_P4541"/>
    </style:style>
    <style:style style:name="T39" style:family="text">
      <style:text-properties style:font-name="QCF_P455"/>
    </style:style>
    <style:style style:name="T40" style:family="text">
      <style:text-properties style:font-name="QCF_P455" style:font-name-complex="QCF_P4551"/>
    </style:style>
    <style:style style:name="T41" style:family="text">
      <style:text-properties style:font-name="QCF_P456"/>
    </style:style>
    <style:style style:name="T42" style:family="text">
      <style:text-properties style:font-name="QCF_P456" style:font-name-complex="QCF_P4561"/>
    </style:style>
    <style:style style:name="T43" style:family="text">
      <style:text-properties style:font-name="QCF_P457"/>
    </style:style>
    <style:style style:name="T44" style:family="text">
      <style:text-properties style:font-name="QCF_P457" style:font-name-complex="QCF_P4571"/>
    </style:style>
    <style:style style:name="T45" style:family="text">
      <style:text-properties style:font-name="MS Sans Serif" fo:font-size="9pt" style:font-size-asian="9pt" style:font-name-complex="MS Sans Serif1" style:font-size-complex="9pt"/>
    </style:style>
    <style:style style:name="T46" style:family="text">
      <style:text-properties style:font-name="MS Sans Serif" fo:font-size="9pt" style:font-size-asian="9pt" style:font-size-complex="9pt"/>
    </style:style>
    <style:style style:name="T47" style:family="text">
      <style:text-properties style:font-name="QCF_P458"/>
    </style:style>
    <style:style style:name="T48" style:family="text">
      <style:text-properties style:font-name="QCF_P458" style:font-name-complex="QCF_P4581"/>
    </style:style>
    <style:style style:name="T49" style:family="text">
      <style:text-properties style:font-name="QCF_BSML"/>
    </style:style>
    <style:style style:name="T50" style:family="text">
      <style:text-properties style:font-name="QCF_BSML" style:font-name-complex="QCF_BSML1"/>
    </style:style>
    <style:style style:name="T51" style:family="text">
      <style:text-properties style:font-name="QCF_P459"/>
    </style:style>
    <style:style style:name="T52" style:family="text">
      <style:text-properties style:font-name="QCF_P459" style:font-name-complex="QCF_P4591"/>
    </style:style>
    <style:style style:name="T53" style:family="text">
      <style:text-properties style:font-name="QCF_P460"/>
    </style:style>
    <style:style style:name="T54" style:family="text">
      <style:text-properties style:font-name="QCF_P460" style:font-name-complex="QCF_P4601"/>
    </style:style>
    <style:style style:name="T55" style:family="text">
      <style:text-properties style:font-name="QCF_P461"/>
    </style:style>
    <style:style style:name="T56" style:family="text">
      <style:text-properties style:font-name="QCF_P461" style:font-name-complex="QCF_P4611"/>
    </style:style>
    <style:style style:name="T57" style:family="text">
      <style:text-properties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oft-page-break/><text:span text:style-name="T21">ﭑ</text:span><text:span text:style-name="T1"> </text:span><text:span text:style-name="T20">ﭒ</text:span><text:span text:style-name="T1"> </text:span><text:span text:style-name="T20">ﭓ</text:span><text:span text:style-name="T1"> </text:span><text:span text:style-name="T20">ﭔ</text:span><text:span text:style-name="T1"> </text:span><text:span text:style-name="T20">ﭕ</text:span><text:span text:style-name="T1"> </text:span><text:span text:style-name="T20">ﭖ</text:span><text:span text:style-name="T1"> </text:span><text:span text:style-name="T20">ﭗ</text:span><text:span text:style-name="T1"> </text:span><text:span text:style-name="T20">ﭘ</text:span><text:span text:style-name="T1"> </text:span><text:span text:style-name="T20">ﭙ</text:span><text:span text:style-name="T1"> </text:span><text:span text:style-name="T20">ﭚ</text:span><text:span text:style-name="T1"> </text:span><text:span text:style-name="T20">ﭛ</text:span><text:span text:style-name="T1"> </text:span><text:span text:style-name="T20">ﭜ</text:span><text:span text:style-name="T1"> </text:span><text:span text:style-name="T20">ﭝ</text:span><text:span text:style-name="T1"> </text:span><text:span text:style-name="T20">ﭞ</text:span><text:span text:style-name="T1"> </text:span><text:span text:style-name="T20">ﭟ</text:span><text:span text:style-name="T1"> </text:span><text:span text:style-name="T20">ﭠ</text:span><text:span text:style-name="T1"> </text:span><text:span text:style-name="T20">ﭡ</text:span><text:span text:style-name="T1"> </text:span><text:span text:style-name="T20">ﭢ</text:span><text:span text:style-name="T1"> </text:span><text:span text:style-name="T20">ﭣ</text:span><text:span text:style-name="T1"> </text:span><text:span text:style-name="T20">ﭤ</text:span><text:span text:style-name="T1"> </text:span><text:span text:style-name="T20">ﭥ</text:span><text:span text:style-name="T1"> </text:span><text:span text:style-name="T20">ﭦ</text:span><text:span text:style-name="T1"> </text:span><text:span text:style-name="T20">ﭧ</text:span><text:span text:style-name="T1"> </text:span><text:span text:style-name="T20">ﭨ</text:span><text:span text:style-name="T1"> </text:span><text:span text:style-name="T20">ﭩ</text:span><text:span text:style-name="T1"> </text:span><text:span text:style-name="T20">ﭪ</text:span><text:span text:style-name="T1"> </text:span><text:span text:style-name="T20">ﭫﭬ</text:span><text:span text:style-name="T1"> </text:span><text:span text:style-name="T20">ﭭ</text:span><text:span text:style-name="T1"> </text:span><text:span text:style-name="T20">ﭮ</text:span><text:span text:style-name="T1"> </text:span><text:span text:style-name="T20">ﭯ</text:span><text:span text:style-name="T1"> </text:span><text:span text:style-name="T20">ﭰ</text:span><text:span text:style-name="T1"> </text:span><text:span text:style-name="T20">ﭱ</text:span><text:span text:style-name="T1"> </text:span><text:span text:style-name="T20">ﭲ</text:span><text:span text:style-name="T1"> </text:span><text:span text:style-name="T20">ﭳ</text:span><text:span text:style-name="T1"> </text:span><text:span text:style-name="T20">ﭴ</text:span><text:span text:style-name="T1"> </text:span><text:span text:style-name="T20">ﭵ</text:span><text:span text:style-name="T1"> </text:span><text:span text:style-name="T20">ﭶ</text:span><text:span text:style-name="T1"> </text:span><text:span text:style-name="T20">ﭷ</text:span><text:span text:style-name="T1"> </text:span><text:span text:style-name="T20">ﭸ</text:span><text:span text:style-name="T1"> </text:span><text:span text:style-name="T20">ﭹ</text:span><text:span text:style-name="T1"> </text:span><text:span text:style-name="T20">ﭺ</text:span><text:span text:style-name="T1"> </text:span><text:span text:style-name="T20">ﭻ</text:span><text:span text:style-name="T1"> </text:span><text:span text:style-name="T20">ﭼ</text:span><text:span text:style-name="T1"> </text:span><text:span text:style-name="T20">ﭽ</text:span><text:span text:style-name="T1"> </text:span><text:span text:style-name="T20">ﭾ</text:span><text:span text:style-name="T1"> </text:span><text:span text:style-name="T20">ﭿ</text:span><text:span text:style-name="T1"> </text:span><text:span text:style-name="T20">ﮀ</text:span><text:span text:style-name="T1"> </text:span><text:span text:style-name="T20">ﮁ</text:span><text:span text:style-name="T1"> </text:span><text:span text:style-name="T20">ﮂ</text:span><text:span text:style-name="T1"> </text:span><text:span text:style-name="T20">ﮃ</text:span><text:span text:style-name="T1"> </text:span><text:span text:style-name="T20">ﮄ</text:span><text:span text:style-name="T1"> </text:span><text:span text:style-name="T20">ﮅ</text:span><text:span text:style-name="T1"> </text:span><text:span text:style-name="T20">ﮆ</text:span><text:span text:style-name="T1"> </text:span><text:span text:style-name="T20">ﮇ</text:span><text:span text:style-name="T1"> </text:span><text:span text:style-name="T20">ﮈ</text:span><text:span text:style-name="T1"> </text:span><text:span text:style-name="T20">ﮉ</text:span><text:span text:style-name="T1"> </text:span><text:span text:style-name="T20">ﮊ</text:span><text:span text:style-name="T1"> </text:span><text:span text:style-name="T20">ﮋ</text:span><text:span text:style-name="T1"> </text:span><text:span text:style-name="T20">ﮌ</text:span><text:span text:style-name="T1"> </text:span><text:span text:style-name="T20">ﮍ</text:span><text:span text:style-name="T1"> </text:span><text:span text:style-name="T20">ﮎ</text:span><text:span text:style-name="T1"> </text:span><text:span text:style-name="T20">ﮏ</text:span><text:span text:style-name="T1"> </text:span><text:span text:style-name="T20">ﮐ</text:span><text:span text:style-name="T1"> </text:span><text:span text:style-name="T20">ﮑ</text:span><text:span text:style-name="T1"> </text:span><text:span text:style-name="T20">ﮒ</text:span><text:span text:style-name="T1"> </text:span><text:span text:style-name="T20">ﮓ</text:span><text:span text:style-name="T1"> </text:span><text:span text:style-name="T20">ﮔ</text:span><text:span text:style-name="T1"> </text:span><text:span text:style-name="T20">ﮕ</text:span><text:span text:style-name="T1"> </text:span><text:span text:style-name="T20">ﮖ</text:span><text:span text:style-name="T1"> </text:span><text:span text:style-name="T20">ﮗ</text:span><text:span text:style-name="T1"> </text:span><text:span text:style-name="T20">ﮘ</text:span><text:span text:style-name="T1"> </text:span><text:span text:style-name="T20">ﮙ</text:span><text:span text:style-name="T1"> </text:span><text:span text:style-name="T20">ﮚ</text:span><text:span text:style-name="T1"> </text:span><text:span text:style-name="T20">ﮛ</text:span><text:span text:style-name="T1"> </text:span><text:span text:style-name="T20">ﮜ</text:span><text:span text:style-name="T1"> </text:span><text:span text:style-name="T20">ﮝ</text:span><text:span text:style-name="T1"> </text:span><text:span text:style-name="T20">ﮞ</text:span><text:span text:style-name="T1"> </text:span><text:span text:style-name="T20">ﮟ</text:span><text:span text:style-name="T1"> </text:span><text:span text:style-name="T20">ﮠ</text:span><text:span text:style-name="T1"> </text:span><text:span text:style-name="T20">ﮡ</text:span><text:span text:style-name="T1"> </text:span><text:span text:style-name="T20">ﮢ</text:span><text:span text:style-name="T1"> </text:span><text:span text:style-name="T20">ﮣ</text:span><text:span text:style-name="T1"> </text:span><text:span text:style-name="T20">ﮤﮥ</text:span><text:span text:style-name="T1"> </text:span><text:span text:style-name="T20">ﮦ</text:span><text:span text:style-name="T1"> </text:span><text:span text:style-name="T20">ﮧ</text:span><text:span text:style-name="T1"> </text:span><text:span text:style-name="T20">ﮨ</text:span><text:span text:style-name="T1"> </text:span><text:span text:style-name="T20">ﮩ</text:span><text:span text:style-name="T1"> </text:span><text:span text:style-name="T20">ﮪ</text:span><text:span text:style-name="T1"> </text:span><text:span text:style-name="T20">ﮫ</text:span><text:span text:style-name="T1"> </text:span><text:span text:style-name="T20">ﮬ</text:span><text:span text:style-name="T1"> </text:span><text:span text:style-name="T20">ﮭ</text:span><text:span text:style-name="T1"> </text:span><text:span text:style-name="T20">ﮮ</text:span><text:span text:style-name="T1"> </text:span><text:span text:style-name="T20">ﮯ</text:span><text:span text:style-name="T1"> </text:span><text:span text:style-name="T20">ﮰ</text:span><text:span text:style-name="T1"> </text:span><text:span text:style-name="T20">ﮱ</text:span><text:span text:style-name="T1"> </text:span><text:span text:style-name="T20">ﯓ</text:span><text:span text:style-name="T1"> </text:span><text:span text:style-name="T20">ﯔ</text:span><text:span text:style-name="T1"> </text:span><text:span text:style-name="T20">ﯕ</text:span><text:span text:style-name="T1"> </text:span><text:span text:style-name="T20">ﯖ</text:span><text:span text:style-name="T1"> </text:span><text:span text:style-name="T20">ﯗ</text:span><text:span text:style-name="T1"> </text:span><text:span text:style-name="T20">ﯘ</text:span><text:span text:style-name="T1"> </text:span><text:span text:style-name="T20">ﯙ</text:span><text:span text:style-name="T1"> </text:span><text:span text:style-name="T20">ﯚ</text:span><text:span text:style-name="T1"> </text:span><text:span text:style-name="T20">ﯛ</text:span><text:span text:style-name="T1"> </text:span><text:span text:style-name="T20">ﯜ</text:span><text:span text:style-name="T1"> </text:span><text:span text:style-name="T20">ﯝ</text:span><text:span text:style-name="T1"> </text:span><text:span text:style-name="T20">ﯞ</text:span><text:span text:style-name="T1"> </text:span><text:span text:style-name="T20">ﯟ</text:span><text:span text:style-name="T1"> </text:span><text:span text:style-name="T20">ﯠ</text:span><text:span text:style-name="T1"> </text:span><text:span text:style-name="T20">ﯡ</text:span><text:span text:style-name="T1"> </text:span><text:span text:style-name="T20">ﯢ</text:span><text:span text:style-name="T1"> </text:span><text:span text:style-name="T20">ﯣ</text:span><text:span text:style-name="T1"> </text:span><text:span text:style-name="T20">ﯤ</text:span><text:span text:style-name="T1"> </text:span><text:span text:style-name="T20">ﯥﯦ</text:span><text:span text:style-name="T1"> </text:span><text:span text:style-name="T20">ﯧ</text:span><text:span text:style-name="T1"> </text:span><text:span text:style-name="T20">ﯨ</text:span><text:span text:style-name="T1"> </text:span><text:span text:style-name="T20">ﯩ</text:span><text:span text:style-name="T1"> </text:span><text:span text:style-name="T20">ﯪ</text:span><text:span text:style-name="T1"> </text:span><text:span text:style-name="T20">ﯫ</text:span><text:span text:style-name="T1"> </text:span><text:span text:style-name="T20">ﯬ</text:span><text:span text:style-name="T1"> </text:span><text:span text:style-name="T20">ﯭ</text:span><text:span text:style-name="T1"> </text:span><text:span text:style-name="T20">ﯮ</text:span><text:span text:style-name="T1"> </text:span><text:span text:style-name="T20">ﯯ</text:span><text:span text:style-name="T1"> </text:span><text:span text:style-name="T20">ﯰ</text:span><text:span text:style-name="T1"> </text:span><text:span text:style-name="T20">ﯱ</text:span><text:span text:style-name="T1"> </text:span><text:span text:style-name="T20">ﯲ</text:span><text:span text:style-name="T1"> </text:span><text:span text:style-name="T20">ﯳ</text:span><text:span text:style-name="T1"> </text:span><text:span text:style-name="T20">ﯴ</text:span><text:span text:style-name="T1"> </text:span><text:span text:style-name="T20">ﯵ</text:span><text:span text:style-name="T1"> </text:span><text:span text:style-name="T20">ﯶ</text:span><text:span text:style-name="T1"> </text:span><text:span text:style-name="T20">ﯷ</text:span><text:span text:style-name="T1"> </text:span><text:span text:style-name="T20">ﯸ</text:span><text:span text:style-name="T1"> </text:span><text:span text:style-name="T20">ﯹ</text:span><text:span text:style-name="T1"> </text:span><text:span text:style-name="T20">ﯺ</text:span><text:span text:style-name="T1"> </text:span><text:span text:style-name="T20">ﯻ</text:span><text:span text:style-name="T1"> </text:span><text:span text:style-name="T20">ﯼ</text:span><text:span text:style-name="T1"> </text:span><text:span text:style-name="T20">ﯽ</text:span><text:span text:style-name="T1"> </text:span><text:span text:style-name="T20">ﯾﯿ</text:span><text:span text:style-name="T1"> </text:span><text:span text:style-name="T20">ﰀ</text:span><text:span text:style-name="T1"> </text:span><text:span text:style-name="T20">ﰁ</text:span><text:span text:style-name="T1"> </text:span><text:span text:style-name="T20">ﰂ</text:span><text:span text:style-name="T1"> </text:span><text:span text:style-name="T20">ﰃ</text:span><text:span text:style-name="T1"> </text:span><text:span text:style-name="T20">ﰄ</text:span></text:p>
      <text:p text:style-name="P19"><text:span text:style-name="T21">ﭑ</text:span><text:span text:style-name="T1"> </text:span><text:span text:style-name="T21">ﭒ</text:span><text:span text:style-name="T1"> </text:span><text:span text:style-name="T21">ﭓ</text:span><text:span text:style-name="T1"> </text:span><text:span text:style-name="T21">ﭔ</text:span><text:span text:style-name="T1"> </text:span><text:span text:style-name="T21">ﭕ</text:span><text:span text:style-name="T1"> </text:span><text:span text:style-name="T21">ﭖ</text:span><text:span text:style-name="T1"> </text:span><text:span text:style-name="T21">ﭗ</text:span><text:span text:style-name="T1"> </text:span><text:span text:style-name="T21">ﭘ</text:span><text:span text:style-name="T1"> </text:span><text:span text:style-name="T21">ﭙ</text:span><text:span text:style-name="T1"> </text:span><text:span text:style-name="T21">ﭚ</text:span><text:span text:style-name="T1"> </text:span><text:span text:style-name="T21">ﭛ</text:span><text:span text:style-name="T1"> </text:span><text:span text:style-name="T21">ﭜ</text:span><text:span text:style-name="T1"> </text:span><text:span text:style-name="T21">ﭝ</text:span><text:span text:style-name="T1"> </text:span><text:span text:style-name="T21">ﭞ</text:span><text:span text:style-name="T1"> </text:span><text:span text:style-name="T21">ﭟ</text:span><text:span text:style-name="T1"> </text:span><text:span text:style-name="T21">ﭠ</text:span><text:span text:style-name="T1"> </text:span><text:span text:style-name="T21">ﭡ</text:span><text:span text:style-name="T1"> </text:span><text:span text:style-name="T21">ﭢ</text:span><text:span text:style-name="T1"> </text:span><text:span text:style-name="T21">ﭣ</text:span><text:span text:style-name="T1"> </text:span><text:span text:style-name="T21">ﭤ</text:span><text:span text:style-name="T1"> </text:span><text:span text:style-name="T21">ﭥ</text:span><text:span text:style-name="T1"> </text:span><text:span text:style-name="T21">ﭦ</text:span><text:span text:style-name="T1"> </text:span><text:span text:style-name="T21">ﭧ</text:span><text:span text:style-name="T1"> </text:span><text:span text:style-name="T21">ﭨ</text:span><text:span text:style-name="T1"> </text:span><text:span text:style-name="T21">ﭩ</text:span><text:span text:style-name="T1"> </text:span><text:span text:style-name="T21">ﭪ</text:span><text:span text:style-name="T1"> </text:span><text:span text:style-name="T21">ﭫ</text:span><text:span text:style-name="T1"> </text:span><text:span text:style-name="T21">ﭬ</text:span><text:span text:style-name="T1"> </text:span><text:span text:style-name="T21">ﭭ</text:span><text:span text:style-name="T1"> </text:span><text:span text:style-name="T21">ﭮ</text:span><text:span text:style-name="T1"> </text:span><text:span text:style-name="T21">ﭯ</text:span><text:span text:style-name="T1"> </text:span><text:span text:style-name="T21">ﭰ</text:span><text:span text:style-name="T1"> </text:span><text:span text:style-name="T21">ﭱ</text:span><text:span text:style-name="T1"> </text:span><text:span text:style-name="T21">ﭲ</text:span><text:span text:style-name="T1"> </text:span><text:span text:style-name="T21">ﭳ</text:span><text:span text:style-name="T1"> </text:span><text:span text:style-name="T21">ﭴ</text:span><text:span text:style-name="T1"> </text:span><text:span text:style-name="T21">ﭵ</text:span><text:span text:style-name="T1"> </text:span><text:span text:style-name="T21">ﭶ</text:span><text:span text:style-name="T1"> </text:span><text:span text:style-name="T21">ﭷ</text:span><text:span text:style-name="T1"> </text:span><text:span text:style-name="T21">ﭸ</text:span><text:span text:style-name="T1"> </text:span><text:span text:style-name="T21">ﭹ</text:span><text:span text:style-name="T1"> </text:span><text:span text:style-name="T21">ﭺ</text:span><text:span text:style-name="T1"> </text:span><text:span text:style-name="T21">ﭻ</text:span><text:span text:style-name="T1"> </text:span><text:span text:style-name="T21">ﭼ</text:span><text:span text:style-name="T1"> </text:span><text:span text:style-name="T21">ﭽ</text:span><text:span text:style-name="T1"> </text:span><text:span text:style-name="T21">ﭾ</text:span><text:span text:style-name="T1"> </text:span><text:span text:style-name="T21">ﭿ</text:span><text:span text:style-name="T1"> </text:span><text:span text:style-name="T21">ﮀ</text:span><text:span text:style-name="T1"> </text:span><text:span text:style-name="T21">ﮁ</text:span><text:span text:style-name="T1"> </text:span><text:span text:style-name="T21">ﮂ</text:span><text:span text:style-name="T1"> </text:span><text:span text:style-name="T21">ﮃ</text:span><text:span text:style-name="T1"> </text:span><text:span text:style-name="T21">ﮄ</text:span><text:span text:style-name="T1"> </text:span><text:span text:style-name="T21">ﮅ</text:span><text:span text:style-name="T1"> </text:span><text:span text:style-name="T21">ﮆ</text:span><text:span text:style-name="T1"> </text:span><text:span text:style-name="T21">ﮇ</text:span><text:span text:style-name="T1"> </text:span><text:span text:style-name="T21">ﮈ</text:span><text:span text:style-name="T1"> </text:span><text:span text:style-name="T21">ﮉ</text:span><text:span text:style-name="T1"> </text:span><text:span text:style-name="T21">ﮊ</text:span><text:span text:style-name="T1"> </text:span><text:span text:style-name="T21">ﮋ</text:span><text:span text:style-name="T1"> </text:span><text:span text:style-name="T21">ﮌ</text:span><text:span text:style-name="T1"> </text:span><text:span text:style-name="T21">ﮍ</text:span><text:span text:style-name="T1"> </text:span><text:span text:style-name="T21">ﮎ</text:span><text:span text:style-name="T1"> </text:span><text:span text:style-name="T21">ﮏ</text:span><text:span text:style-name="T1"> </text:span><text:span text:style-name="T21">ﮐ</text:span><text:span text:style-name="T1"> </text:span><text:span text:style-name="T21">ﮑ</text:span><text:span text:style-name="T1"> </text:span><text:span text:style-name="T21">ﮒ</text:span><text:span text:style-name="T1"> </text:span><text:span text:style-name="T21">ﮓ</text:span><text:span text:style-name="T1"> </text:span><text:span text:style-name="T21">ﮔ</text:span><text:span text:style-name="T1"> </text:span><text:span text:style-name="T21">ﮕ</text:span><text:span text:style-name="T1"> </text:span><text:span text:style-name="T21">ﮖ</text:span><text:span text:style-name="T1"> </text:span><text:span text:style-name="T21">ﮗ</text:span><text:span text:style-name="T1"> </text:span><text:span text:style-name="T21">ﮘ</text:span><text:span text:style-name="T1"> </text:span><text:span text:style-name="T21">ﮙ</text:span><text:span text:style-name="T1"> </text:span><text:span text:style-name="T21">ﮚ</text:span><text:span text:style-name="T1"> </text:span><text:span text:style-name="T21">ﮛ</text:span><text:span text:style-name="T1"> </text:span><text:span text:style-name="T21">ﮜ</text:span><text:span text:style-name="T1"> </text:span><text:span text:style-name="T21">ﮝ</text:span><text:span text:style-name="T1"> </text:span><text:span text:style-name="T21">ﮞ</text:span><text:span text:style-name="T1"> </text:span><text:span text:style-name="T21">ﮟ</text:span><text:span text:style-name="T1"> </text:span><text:span text:style-name="T21">ﮠ</text:span><text:span text:style-name="T1"> </text:span><text:span text:style-name="T21">ﮡ</text:span><text:span text:style-name="T1"> </text:span><text:span text:style-name="T21">ﮢ</text:span><text:span text:style-name="T1"> </text:span><text:span text:style-name="T21">ﮣ</text:span><text:span text:style-name="T1"> </text:span><text:span text:style-name="T21">ﮤ</text:span><text:span text:style-name="T1"> </text:span><text:span text:style-name="T21">ﮥ</text:span><text:span text:style-name="T1"> </text:span><text:span text:style-name="T21">ﮦ</text:span><text:span text:style-name="T1"> </text:span><text:span text:style-name="T21">ﮧ</text:span><text:span text:style-name="T1"> </text:span><text:span text:style-name="T21">ﮨ</text:span><text:span text:style-name="T1"> </text:span><text:span text:style-name="T21">ﮩ</text:span><text:span text:style-name="T1"> </text:span><text:span text:style-name="T21">ﮪ</text:span><text:span text:style-name="T1"> </text:span><text:span text:style-name="T21">ﮫ</text:span><text:span text:style-name="T1"> </text:span><text:span text:style-name="T21">ﮬ</text:span><text:span text:style-name="T1"> </text:span><text:span text:style-name="T21">ﮭ</text:span><text:span text:style-name="T1"> </text:span><text:span text:style-name="T21">ﮮ</text:span><text:span text:style-name="T1"> </text:span><text:span text:style-name="T21">ﮯ</text:span><text:span text:style-name="T1"> </text:span><text:span text:style-name="T21">ﮰ</text:span><text:span text:style-name="T1"> </text:span><text:span text:style-name="T21">ﮱ</text:span><text:span text:style-name="T1"> </text:span><text:span text:style-name="T21">ﯓ</text:span><text:span text:style-name="T1"> </text:span><text:span text:style-name="T21">ﯔ</text:span><text:span text:style-name="T1"> </text:span><text:span text:style-name="T21">ﯕ</text:span><text:span text:style-name="T1"> </text:span><text:span text:style-name="T21">ﯖ</text:span><text:span text:style-name="T1"> </text:span><text:span text:style-name="T21">ﯗ</text:span><text:span text:style-name="T1"> </text:span><text:span text:style-name="T21">ﯘ</text:span><text:span text:style-name="T1"> </text:span><text:span text:style-name="T21">ﯙ</text:span><text:span text:style-name="T1"> </text:span><text:span text:style-name="T21">ﯚ</text:span><text:span text:style-name="T1"> </text:span><text:span text:style-name="T21">ﯛ</text:span><text:span text:style-name="T1"> </text:span><text:span text:style-name="T21">ﯜ</text:span><text:span text:style-name="T1"> </text:span><text:span text:style-name="T21">ﯝ</text:span><text:span text:style-name="T1"> </text:span><text:span text:style-name="T21">ﯞ</text:span><text:span text:style-name="T1"> </text:span><text:span text:style-name="T21">ﯟ</text:span><text:span text:style-name="T1"> </text:span><text:span text:style-name="T21">ﯠ</text:span><text:span text:style-name="T1"> </text:span><text:span text:style-name="T21">ﯡ</text:span><text:span text:style-name="T1"> </text:span><text:span text:style-name="T21">ﯢ</text:span><text:span text:style-name="T1"> </text:span><text:span text:style-name="T21">ﯣ</text:span><text:span text:style-name="T1"> </text:span><text:span text:style-name="T21">ﯤ</text:span><text:span text:style-name="T1"> </text:span><text:span text:style-name="T21">ﯥ</text:span><text:span text:style-name="T1"> </text:span><text:span text:style-name="T21">ﯦ</text:span><text:span text:style-name="T1"> </text:span><text:span text:style-name="T21">ﯧ</text:span><text:span text:style-name="T1"> </text:span><text:span text:style-name="T21">ﯨ</text:span><text:span text:style-name="T1"> </text:span><text:span text:style-name="T21">ﯩ</text:span><text:span text:style-name="T1"> </text:span><text:span text:style-name="T21">ﯪ</text:span><text:span text:style-name="T1"> </text:span><text:span text:style-name="T21">ﯫ</text:span><text:span text:style-name="T1"> </text:span><text:span text:style-name="T21">ﯬ</text:span><text:span text:style-name="T1"> </text:span><text:span text:style-name="T21">ﯭﯮﯯ</text:span><text:span text:style-name="T1"> </text:span><text:span text:style-name="T21">ﯰ</text:span><text:span text:style-name="T1"> </text:span><text:span text:style-name="T21">ﯱ</text:span><text:span text:style-name="T1"> </text:span><text:span text:style-name="T21">ﯲ</text:span><text:span text:style-name="T1"> </text:span><text:span text:style-name="T21">ﯳ</text:span><text:span text:style-name="T1"> </text:span><text:span text:style-name="T21">ﯴ</text:span><text:span text:style-name="T1"> </text:span><text:span text:style-name="T21">ﯵ</text:span><text:span text:style-name="T1"> </text:span><text:span text:style-name="T21">ﯶ</text:span><text:span text:style-name="T1"> </text:span><text:span text:style-name="T21">ﯷ</text:span><text:span text:style-name="T1"> </text:span><text:span text:style-name="T21">ﯸ</text:span><text:span text:style-name="T1"> </text:span><text:span text:style-name="T21">ﯹ</text:span><text:span text:style-name="T1"> </text:span><text:span text:style-name="T21">ﯺ</text:span><text:span text:style-name="T1"> </text:span><text:span text:style-name="T21">ﯻ</text:span><text:span text:style-name="T1"> </text:span><text:span text:style-name="T21">ﯼ</text:span><text:span text:style-name="T1"> </text:span><text:span text:style-name="T21">ﯽ</text:span><text:span text:style-name="T1"> </text:span><text:span text:style-name="T21">ﯾ</text:span><text:span text:style-name="T1"> </text:span><text:span text:style-name="T21">ﯿ</text:span><text:span text:style-name="T1"> </text:span><text:span text:style-name="T21">ﰀ</text:span><text:span text:style-name="T1"> </text:span><text:span text:style-name="T21">ﰁ</text:span><text:span text:style-name="T1"> </text:span><text:span text:style-name="T21">ﰂ</text:span><text:span text:style-name="T1"> </text:span><text:span text:style-name="T21">ﰃ</text:span><text:span text:style-name="T1"> </text:span><text:span text:style-name="T21">ﰄ</text:span><text:span text:style-name="T1"> </text:span><text:span text:style-name="T21">ﰅ</text:span><text:span text:style-name="T1"> </text:span><text:span text:style-name="T21">ﰆ</text:span><text:span text:style-name="T1"> </text:span><text:span text:style-name="T21">ﰇ</text:span><text:span text:style-name="T1"> </text:span><text:span text:style-name="T21">ﰈ</text:span><text:span text:style-name="T1"> </text:span><text:span text:style-name="T21">ﰉ</text:span><text:span text:style-name="T1"> </text:span><text:span text:style-name="T21">ﰊ</text:span><text:span text:style-name="T1"> </text:span><text:span text:style-name="T21">ﰋ</text:span><text:span text:style-name="T1"> </text:span><text:span text:style-name="T21">ﰌ</text:span><text:span text:style-name="T1"> </text:span><text:span text:style-name="T21">ﰍ</text:span></text:p>
      <text:p text:style-name="P20"><text:span text:style-name="T22">ﭑ</text:span><text:span text:style-name="T1"> </text:span><text:span text:style-name="T22">ﭒ</text:span><text:span text:style-name="T1"> </text:span><text:span text:style-name="T22">ﭓ</text:span><text:span text:style-name="T1"> </text:span><text:span text:style-name="T22">ﭔ</text:span><text:span text:style-name="T1"> </text:span><text:span text:style-name="T22">ﭕ</text:span><text:span text:style-name="T1"> </text:span><text:span text:style-name="T22">ﭖ</text:span><text:span text:style-name="T1"> </text:span><text:span text:style-name="T22">ﭗ</text:span><text:span text:style-name="T1"> </text:span><text:span text:style-name="T22">ﭘ</text:span><text:span text:style-name="T1"> </text:span><text:span text:style-name="T22">ﭙ</text:span><text:span text:style-name="T1"> </text:span><text:span text:style-name="T22">ﭚ</text:span><text:span text:style-name="T1"> </text:span><text:span text:style-name="T22">ﭛ</text:span><text:span text:style-name="T1"> </text:span><text:span text:style-name="T22">ﭜ</text:span><text:span text:style-name="T1"> </text:span><text:span text:style-name="T22">ﭝ</text:span><text:span text:style-name="T1"> </text:span><text:span text:style-name="T22">ﭞ</text:span><text:span text:style-name="T1"> </text:span><text:span text:style-name="T22">ﭟ</text:span><text:span text:style-name="T1"> </text:span><text:span text:style-name="T22">ﭠ</text:span><text:span text:style-name="T1"> </text:span><text:span text:style-name="T22">ﭡ</text:span><text:span text:style-name="T1"> </text:span><text:span text:style-name="T22">ﭢ</text:span><text:span text:style-name="T1"> </text:span><text:span text:style-name="T22">ﭣ</text:span><text:span text:style-name="T1"> </text:span><text:span text:style-name="T22">ﭤ</text:span><text:span text:style-name="T1"> </text:span><text:span text:style-name="T22">ﭥ</text:span><text:span text:style-name="T1"> </text:span><text:span text:style-name="T22">ﭦ</text:span><text:span text:style-name="T1"> </text:span><text:span text:style-name="T22">ﭧ</text:span><text:span text:style-name="T1"> </text:span><text:span text:style-name="T22">ﭨ</text:span><text:span text:style-name="T1"> </text:span><text:span text:style-name="T22">ﭩ</text:span><text:span text:style-name="T1"> </text:span><text:span text:style-name="T22">ﭪ</text:span><text:span text:style-name="T1"> </text:span><text:span text:style-name="T22">ﭫ</text:span><text:span text:style-name="T1"> </text:span><text:span text:style-name="T22">ﭬ</text:span><text:span text:style-name="T1"> </text:span><text:span text:style-name="T22">ﭭ</text:span><text:span text:style-name="T1"> </text:span><text:span text:style-name="T22">ﭮ</text:span><text:span text:style-name="T1"> </text:span><text:span text:style-name="T22">ﭯ</text:span><text:span text:style-name="T1"> </text:span><text:span text:style-name="T22">ﭰ</text:span><text:span text:style-name="T1"> </text:span><text:span text:style-name="T22">ﭱ</text:span><text:span text:style-name="T1"> </text:span><text:span text:style-name="T22">ﭲ</text:span><text:span text:style-name="T1"> </text:span><text:span text:style-name="T22">ﭳ</text:span><text:span text:style-name="T1"> </text:span><text:span text:style-name="T22">ﭴ</text:span><text:span text:style-name="T1"> </text:span><text:span text:style-name="T22">ﭵ</text:span><text:span text:style-name="T1"> </text:span><text:span text:style-name="T22">ﭶ</text:span><text:span text:style-name="T1"> </text:span><text:span text:style-name="T22">ﭷ</text:span><text:span text:style-name="T1"> </text:span><text:span text:style-name="T22">ﭸ</text:span><text:span text:style-name="T1"> </text:span><text:span text:style-name="T22">ﭹ</text:span><text:span text:style-name="T1"> </text:span><text:span text:style-name="T22">ﭺ</text:span><text:span text:style-name="T1"> </text:span><text:span text:style-name="T22">ﭻ</text:span><text:span text:style-name="T1"> </text:span><text:span text:style-name="T22">ﭼﭽ</text:span><text:span text:style-name="T1"> </text:span><text:span text:style-name="T22">ﭾ</text:span><text:span text:style-name="T1"> </text:span><text:span text:style-name="T22">ﭿ</text:span><text:span text:style-name="T1"> </text:span><text:span text:style-name="T22">ﮀ</text:span><text:span text:style-name="T1"> </text:span><text:span text:style-name="T22">ﮁ</text:span><text:span text:style-name="T1"> </text:span><text:span text:style-name="T22">ﮂ</text:span><text:span text:style-name="T1"> </text:span><text:span text:style-name="T22">ﮃ</text:span><text:span text:style-name="T1"> </text:span><text:span text:style-name="T22">ﮄﮅ</text:span><text:span text:style-name="T1"> </text:span><text:span text:style-name="T22">ﮆ</text:span><text:span text:style-name="T1"> </text:span><text:span text:style-name="T22">ﮇ</text:span><text:span text:style-name="T1"> </text:span><text:span text:style-name="T22">ﮈ</text:span><text:span text:style-name="T1"> </text:span><text:span text:style-name="T22">ﮉ</text:span><text:span text:style-name="T1"> </text:span><text:span text:style-name="T22">ﮊ</text:span><text:span text:style-name="T1"> </text:span><text:span text:style-name="T22">ﮋ</text:span><text:span text:style-name="T1"> </text:span><text:span text:style-name="T22">ﮌ</text:span><text:span text:style-name="T1"> </text:span><text:span text:style-name="T22">ﮍ</text:span><text:span text:style-name="T1"> </text:span><text:span text:style-name="T22">ﮎﮏ</text:span><text:span text:style-name="T1"> </text:span><text:span text:style-name="T22">ﮐ</text:span><text:span text:style-name="T1"> </text:span><text:span text:style-name="T22">ﮑ</text:span><text:span text:style-name="T1"> </text:span><text:span text:style-name="T22">ﮒ</text:span><text:span text:style-name="T1"> </text:span><text:span text:style-name="T22">ﮓ</text:span><text:span text:style-name="T1"> </text:span><text:span text:style-name="T22">ﮔ</text:span><text:span text:style-name="T1"> </text:span><text:span text:style-name="T22">ﮕ</text:span><text:span text:style-name="T1"> </text:span><text:span text:style-name="T22">ﮖ</text:span><text:span text:style-name="T1"> </text:span><text:span text:style-name="T22">ﮗ</text:span><text:span text:style-name="T1"> </text:span><text:span text:style-name="T22">ﮘ</text:span><text:span text:style-name="T1"> </text:span><text:span text:style-name="T22">ﮙ</text:span><text:span text:style-name="T1"> </text:span><text:span text:style-name="T22">ﮚ</text:span><text:span text:style-name="T1"> </text:span><text:span text:style-name="T22">ﮛ</text:span><text:span text:style-name="T1"> </text:span><text:span text:style-name="T22">ﮜ</text:span><text:span text:style-name="T1"> </text:span><text:span text:style-name="T22">ﮝ</text:span><text:span text:style-name="T1"> </text:span><text:span text:style-name="T22">ﮞ</text:span><text:span text:style-name="T1"> </text:span><text:span text:style-name="T22">ﮟ</text:span><text:span text:style-name="T1"> </text:span><text:span text:style-name="T22">ﮠ</text:span><text:span text:style-name="T1"> </text:span><text:span text:style-name="T22">ﮡ</text:span><text:span text:style-name="T1"> </text:span><text:span text:style-name="T22">ﮢ</text:span><text:span text:style-name="T1"> </text:span><text:span text:style-name="T22">ﮣ</text:span><text:span text:style-name="T1"> </text:span><text:span text:style-name="T22">ﮤ</text:span><text:span text:style-name="T1"> </text:span><text:span text:style-name="T22">ﮥ</text:span><text:span text:style-name="T1"> </text:span><text:span text:style-name="T22">ﮦ</text:span><text:span text:style-name="T1"> </text:span><text:span text:style-name="T22">ﮧ</text:span><text:span text:style-name="T1"> </text:span><text:span text:style-name="T22">ﮨ</text:span><text:span text:style-name="T1"> </text:span><text:span text:style-name="T22">ﮩ</text:span><text:span text:style-name="T1"> </text:span><text:span text:style-name="T22">ﮪ</text:span><text:span text:style-name="T1"> </text:span><text:span text:style-name="T22">ﮫ</text:span><text:span text:style-name="T1"> </text:span><text:span text:style-name="T22">ﮬ</text:span><text:span text:style-name="T1"> </text:span><text:span text:style-name="T22">ﮭ</text:span><text:span text:style-name="T1"> </text:span><text:span text:style-name="T22">ﮮ</text:span><text:span text:style-name="T1"> </text:span><text:span text:style-name="T22">ﮯ</text:span><text:span text:style-name="T1"> </text:span><text:span text:style-name="T22">ﮰ</text:span><text:span text:style-name="T1"> </text:span><text:span text:style-name="T22">ﮱ</text:span><text:span text:style-name="T1"> </text:span><text:span text:style-name="T22">ﯓ</text:span><text:span text:style-name="T1"> </text:span><text:span text:style-name="T22">ﯔ</text:span><text:span text:style-name="T1"> </text:span><text:span text:style-name="T22">ﯕ</text:span><text:span text:style-name="T1"> </text:span><text:span text:style-name="T22">ﯖ</text:span><text:span text:style-name="T1"> </text:span><text:span text:style-name="T22">ﯗ</text:span><text:span text:style-name="T1"> </text:span><text:span text:style-name="T22">ﯘ</text:span><text:span text:style-name="T1"> </text:span><text:span text:style-name="T22">ﯙ</text:span><text:span text:style-name="T1"> </text:span><text:span text:style-name="T22">ﯚ</text:span><text:span text:style-name="T1"> </text:span><text:span text:style-name="T22">ﯛ</text:span><text:span text:style-name="T1"> </text:span><text:span text:style-name="T22">ﯜ</text:span><text:span text:style-name="T1"> </text:span><text:span text:style-name="T22">ﯝ</text:span><text:span text:style-name="T1"> </text:span><text:span text:style-name="T22">ﯞ</text:span><text:span text:style-name="T1"> </text:span><text:span text:style-name="T22">ﯟ</text:span><text:span text:style-name="T1"> </text:span><text:span text:style-name="T22">ﯠ</text:span></text:p>
      <text:p text:style-name="P6"><text:span text:style-name="T22">ﯡ</text:span><text:span text:style-name="T1"> </text:span><text:span text:style-name="T22">ﯢ</text:span><text:span text:style-name="T1"> </text:span><text:span text:style-name="T22">ﯣ</text:span><text:span text:style-name="T1"> </text:span><text:span text:style-name="T22">ﯤ</text:span><text:span text:style-name="T1"> </text:span><text:span text:style-name="T22">ﯥ</text:span><text:span text:style-name="T1"> </text:span><text:span text:style-name="T22">ﯦﯧ</text:span><text:span text:style-name="T1"> </text:span><text:span text:style-name="T22">ﯨ</text:span><text:span text:style-name="T1"> </text:span><text:span text:style-name="T22">ﯩ</text:span><text:span text:style-name="T1"> </text:span><text:span text:style-name="T22">ﯪ</text:span><text:span text:style-name="T1"> </text:span><text:span text:style-name="T22">ﯫ</text:span><text:span text:style-name="T1"> </text:span><text:span text:style-name="T22">ﯬ</text:span><text:span text:style-name="T1"> </text:span><text:span text:style-name="T22">ﯭ</text:span><text:span text:style-name="T1"> </text:span><text:span text:style-name="T22">ﯮ</text:span><text:span text:style-name="T1"> </text:span><text:span text:style-name="T22">ﯯ</text:span><text:span text:style-name="T1"> </text:span><text:span text:style-name="T22">ﯰﯱ</text:span><text:span text:style-name="T1"> </text:span><text:span text:style-name="T22">ﯲ</text:span><text:span text:style-name="T1"> </text:span><text:span text:style-name="T22">ﯳ</text:span><text:span text:style-name="T1"> </text:span><text:span text:style-name="T22">ﯴ</text:span><text:span text:style-name="T1"> </text:span><text:span text:style-name="T22">ﯵ</text:span><text:span text:style-name="T1"> </text:span><text:span text:style-name="T22">ﯶ</text:span><text:span text:style-name="T1"> </text:span><text:span text:style-name="T22">ﯷ</text:span><text:span text:style-name="T1"> </text:span><text:span text:style-name="T22">ﯸ</text:span><text:span text:style-name="T1"> </text:span><text:span text:style-name="T22">ﯹ</text:span><text:span text:style-name="T1"> </text:span><text:span text:style-name="T22">ﯺ</text:span><text:span text:style-name="T1"> </text:span><text:span text:style-name="T22">ﯻ</text:span><text:span text:style-name="T1"> </text:span><text:span text:style-name="T22">ﯼ</text:span><text:span text:style-name="T1"> </text:span><text:span text:style-name="T22">ﯽ</text:span><text:span text:style-name="T1"> </text:span><text:span text:style-name="T22">ﯾ</text:span><text:span text:style-name="T1"> </text:span><text:span text:style-name="T22">ﯿ</text:span><text:span text:style-name="T1"> </text:span><text:span text:style-name="T22">ﰀ</text:span><text:span text:style-name="T1"> </text:span><text:span text:style-name="T22">ﰁ</text:span></text:p>
      <text:p text:style-name="P21"><text:span text:style-name="T23">ﭑ</text:span><text:span text:style-name="T1"> </text:span><text:span text:style-name="T23">ﭒ</text:span><text:span text:style-name="T1"> </text:span><text:span text:style-name="T23">ﭓ</text:span><text:span text:style-name="T1"> </text:span><text:span text:style-name="T23">ﭔ</text:span><text:span text:style-name="T1"> </text:span><text:span text:style-name="T23">ﭕ</text:span><text:span text:style-name="T1"> </text:span><text:span text:style-name="T23">ﭖ</text:span><text:span text:style-name="T1"> </text:span><text:span text:style-name="T23">ﭗ</text:span><text:span text:style-name="T1"> </text:span><text:span text:style-name="T23">ﭘ</text:span><text:span text:style-name="T1"> </text:span><text:span text:style-name="T23">ﭙ</text:span><text:span text:style-name="T1"> </text:span><text:span text:style-name="T23">ﭚ</text:span><text:span text:style-name="T1"> </text:span><text:span text:style-name="T23">ﭛ</text:span><text:span text:style-name="T1"> </text:span><text:span text:style-name="T23">ﭜ</text:span><text:span text:style-name="T1"> </text:span><text:span text:style-name="T23">ﭝ</text:span><text:span text:style-name="T1"> </text:span><text:span text:style-name="T23">ﭞ</text:span><text:span text:style-name="T1"> </text:span><text:span text:style-name="T23">ﭟ</text:span><text:span text:style-name="T1"> </text:span><text:span text:style-name="T23">ﭠ</text:span><text:span text:style-name="T1"> </text:span><text:span text:style-name="T23">ﭡ</text:span><text:span text:style-name="T1"> </text:span><text:span text:style-name="T23">ﭢ</text:span><text:span text:style-name="T1"> </text:span><text:span text:style-name="T23">ﭣ</text:span><text:span text:style-name="T1"> </text:span><text:span text:style-name="T23">ﭤ</text:span><text:span text:style-name="T1"> </text:span><text:span text:style-name="T23">ﭥ</text:span><text:span text:style-name="T1"> </text:span><text:span text:style-name="T23">ﭦ</text:span><text:span text:style-name="T1"> </text:span><text:span text:style-name="T23">ﭧ</text:span><text:span text:style-name="T1"> </text:span><text:span text:style-name="T23">ﭨﭩ</text:span><text:span text:style-name="T1"> </text:span><text:span text:style-name="T23">ﭪ</text:span><text:span text:style-name="T1"> </text:span><text:span text:style-name="T23">ﭫ</text:span><text:span text:style-name="T1"> </text:span><text:span text:style-name="T23">ﭬ</text:span><text:span text:style-name="T1"> </text:span><text:span text:style-name="T23">ﭭ</text:span><text:span text:style-name="T1"> </text:span><text:span text:style-name="T23">ﭮ</text:span><text:span text:style-name="T1"> </text:span><text:span text:style-name="T23">ﭯ</text:span><text:span text:style-name="T1"> </text:span><text:span text:style-name="T23">ﭰ</text:span><text:span text:style-name="T1"> </text:span><text:span text:style-name="T23">ﭱ</text:span><text:span text:style-name="T1"> </text:span><text:span text:style-name="T23">ﭲ</text:span><text:span text:style-name="T1"> </text:span><text:span text:style-name="T23">ﭳ</text:span><text:span text:style-name="T1"> </text:span><text:span text:style-name="T23">ﭴ</text:span><text:span text:style-name="T1"> </text:span><text:span text:style-name="T23">ﭵ</text:span><text:span text:style-name="T1"> </text:span><text:span text:style-name="T23">ﭶ</text:span><text:span text:style-name="T1"> </text:span><text:span text:style-name="T23">ﭷ</text:span><text:span text:style-name="T1"> </text:span><text:span text:style-name="T23">ﭸ</text:span><text:span text:style-name="T1"> </text:span><text:span text:style-name="T23">ﭹ</text:span><text:span text:style-name="T1"> </text:span><text:span text:style-name="T23">ﭺ</text:span><text:span text:style-name="T1"> </text:span><text:span text:style-name="T23">ﭻ</text:span><text:span text:style-name="T1"> </text:span><text:span text:style-name="T23">ﭼ</text:span><text:span text:style-name="T1"> </text:span><text:span text:style-name="T23">ﭽ</text:span><text:span text:style-name="T1"> </text:span><text:span text:style-name="T23">ﭾ</text:span><text:span text:style-name="T1"> </text:span><text:span text:style-name="T23">ﭿﮀ</text:span><text:span text:style-name="T1"> </text:span><text:span text:style-name="T23">ﮁ</text:span><text:span text:style-name="T1"> </text:span><text:span text:style-name="T23">ﮂ</text:span><text:span text:style-name="T1"> </text:span><text:span text:style-name="T23">ﮃ</text:span><text:span text:style-name="T1"> </text:span><text:span text:style-name="T23">ﮄ</text:span><text:span text:style-name="T1"> </text:span><text:span text:style-name="T23">ﮅ</text:span><text:span text:style-name="T1"> </text:span><text:span text:style-name="T23">ﮆ</text:span><text:span text:style-name="T1"> </text:span><text:span text:style-name="T23">ﮇ</text:span><text:span text:style-name="T1"> </text:span><text:span text:style-name="T23">ﮈ</text:span><text:span text:style-name="T1"> </text:span><text:span text:style-name="T23">ﮉ</text:span><text:span text:style-name="T1"> </text:span><text:span text:style-name="T23">ﮊ</text:span><text:span text:style-name="T1"> </text:span><text:span text:style-name="T23">ﮋ</text:span><text:span text:style-name="T1"> </text:span><text:span text:style-name="T23">ﮌ</text:span><text:span text:style-name="T1"> </text:span><text:span text:style-name="T23">ﮍ</text:span><text:span text:style-name="T1"> </text:span><text:span text:style-name="T23">ﮎ</text:span><text:span text:style-name="T1"> </text:span><text:span text:style-name="T23">ﮏ</text:span><text:span text:style-name="T1"> </text:span><text:span text:style-name="T23">ﮐ</text:span><text:span text:style-name="T1"> </text:span><text:span text:style-name="T23">ﮑ</text:span><text:span text:style-name="T1"> </text:span><text:span text:style-name="T23">ﮒ</text:span><text:span text:style-name="T1"> </text:span><text:span text:style-name="T23">ﮓ</text:span><text:span text:style-name="T1"> </text:span><text:span text:style-name="T23">ﮔ</text:span><text:span text:style-name="T1"> </text:span><text:span text:style-name="T23">ﮕ</text:span><text:span text:style-name="T1"> </text:span><text:span text:style-name="T23">ﮖ</text:span><text:span text:style-name="T1"> </text:span><text:span text:style-name="T23">ﮗ</text:span><text:span text:style-name="T1"> </text:span><text:span text:style-name="T23">ﮘﮙ</text:span><text:span text:style-name="T1"> </text:span><text:span text:style-name="T23">ﮚ</text:span><text:span text:style-name="T1"> </text:span><text:span text:style-name="T23">ﮛ</text:span><text:span text:style-name="T1"> </text:span><text:span text:style-name="T23">ﮜ</text:span><text:span text:style-name="T1"> </text:span><text:span text:style-name="T23">ﮝ</text:span><text:span text:style-name="T1"> </text:span><text:span text:style-name="T23">ﮞ</text:span><text:span text:style-name="T1"> </text:span><text:span text:style-name="T23">ﮟ</text:span><text:span text:style-name="T1"> </text:span><text:span text:style-name="T23">ﮠ</text:span></text:p>
      <text:p text:style-name="P7"><text:span text:style-name="T23">ﮡ</text:span><text:span text:style-name="T1"> </text:span><text:span text:style-name="T23">ﮢ</text:span><text:span text:style-name="T1"> </text:span><text:span text:style-name="T23">ﮣ</text:span><text:span text:style-name="T1"> </text:span><text:span text:style-name="T23">ﮤ</text:span><text:span text:style-name="T1"> </text:span><text:span text:style-name="T23">ﮥ</text:span><text:span text:style-name="T1"> </text:span><text:span text:style-name="T23">ﮦﮧ</text:span><text:span text:style-name="T1"> </text:span><text:span text:style-name="T23">ﮨ</text:span><text:span text:style-name="T1"> </text:span><text:span text:style-name="T23">ﮩ</text:span><text:span text:style-name="T1"> </text:span><text:span text:style-name="T23">ﮪ</text:span><text:span text:style-name="T1"> </text:span><text:span text:style-name="T23">ﮫ</text:span><text:span text:style-name="T1"> </text:span><text:span text:style-name="T23">ﮬ</text:span><text:span text:style-name="T1"> </text:span><text:span text:style-name="T23">ﮭ</text:span><text:span text:style-name="T1"> </text:span><text:span text:style-name="T23">ﮮ</text:span><text:span text:style-name="T1"> </text:span><text:span text:style-name="T23">ﮯ</text:span><text:span text:style-name="T1"> </text:span><text:span text:style-name="T23">ﮰ</text:span><text:span text:style-name="T1"> </text:span><text:span text:style-name="T23">ﮱ</text:span><text:span text:style-name="T1"> </text:span><text:span text:style-name="T23">ﯓ</text:span><text:span text:style-name="T1"> </text:span><text:span text:style-name="T23">ﯔ</text:span><text:span text:style-name="T1"> </text:span><text:span text:style-name="T23">ﯕ</text:span><text:span text:style-name="T1"> </text:span><text:span text:style-name="T23">ﯖ</text:span><text:span text:style-name="T1"> </text:span><text:span text:style-name="T23">ﯗ</text:span><text:span text:style-name="T1"> </text:span><text:span text:style-name="T23">ﯘ</text:span><text:span text:style-name="T1"> </text:span><text:span text:style-name="T23">ﯙ</text:span><text:span text:style-name="T1"> </text:span><text:span text:style-name="T23">ﯚ</text:span><text:span text:style-name="T1"> </text:span><text:span text:style-name="T23">ﯛ</text:span><text:span text:style-name="T1"> </text:span><text:span text:style-name="T23">ﯜ</text:span><text:span text:style-name="T1"> </text:span><text:span text:style-name="T23">ﯝ</text:span><text:span text:style-name="T1"> </text:span><text:span text:style-name="T23">ﯞ</text:span><text:span text:style-name="T1"> </text:span><text:span text:style-name="T23">ﯟ</text:span><text:span text:style-name="T1"> </text:span><text:span text:style-name="T23">ﯠ</text:span><text:span text:style-name="T1"> </text:span><text:span text:style-name="T23">ﯡ</text:span><text:span text:style-name="T1"> </text:span><text:span text:style-name="T23">ﯢ</text:span><text:span text:style-name="T1"> </text:span><text:span text:style-name="T23">ﯣﯤ</text:span><text:span text:style-name="T1"> </text:span><text:span text:style-name="T23">ﯥ</text:span><text:span text:style-name="T1"> </text:span><text:span text:style-name="T23">ﯦ</text:span><text:span text:style-name="T1"> </text:span><text:span text:style-name="T23">ﯧ</text:span><text:span text:style-name="T1"> </text:span><text:span text:style-name="T23">ﯨ</text:span><text:span text:style-name="T1"> </text:span><text:span text:style-name="T23">ﯩ</text:span><text:span text:style-name="T1"> </text:span><text:span text:style-name="T23">ﯪ</text:span><text:span text:style-name="T1"> </text:span><text:span text:style-name="T23">ﯫ</text:span><text:span text:style-name="T1"> </text:span><text:span text:style-name="T23">ﯬ</text:span><text:span text:style-name="T1"> </text:span><text:span text:style-name="T23">ﯭ</text:span><text:span text:style-name="T1"> </text:span><text:span text:style-name="T23">ﯮ</text:span><text:span text:style-name="T1"> </text:span><text:span text:style-name="T23">ﯯ</text:span><text:span text:style-name="T1"> </text:span><text:span text:style-name="T23">ﯰ</text:span><text:span text:style-name="T1"> </text:span><text:span text:style-name="T23">ﯱ</text:span><text:span text:style-name="T1"> </text:span><text:span text:style-name="T23">ﯲ</text:span><text:span text:style-name="T1"> </text:span><text:span text:style-name="T23">ﯳ</text:span><text:span text:style-name="T1"> </text:span><text:span text:style-name="T23">ﯴ</text:span><text:span text:style-name="T1"> </text:span><text:span text:style-name="T23">ﯵ</text:span><text:span text:style-name="T1"> </text:span><text:span text:style-name="T23">ﯶ</text:span><text:span text:style-name="T1"> </text:span><text:span text:style-name="T23">ﯷ</text:span><text:span text:style-name="T1"> </text:span><text:span text:style-name="T23">ﯸ</text:span><text:span text:style-name="T1"> </text:span><text:span text:style-name="T23">ﯹ</text:span><text:span text:style-name="T1"> </text:span><text:span text:style-name="T23">ﯺ</text:span><text:span text:style-name="T1"> </text:span><text:span text:style-name="T23">ﯻ</text:span><text:span text:style-name="T1"> </text:span><text:span text:style-name="T23">ﯼ</text:span><text:span text:style-name="T1"> </text:span><text:span text:style-name="T23">ﯽ</text:span></text:p>
      <text:p text:style-name="P8"><text:span text:style-name="T24">ﮌ</text:span><text:span text:style-name="T57">ﮱ</text:span></text:p>
      <text:p text:style-name="P35"><text:span text:style-name="T26">ﭤ</text:span><text:span text:style-name="T57">ﭥﭦ</text:span></text:p>
      <text:p text:style-name="P9"><text:span text:style-name="T25">ﭑ</text:span><text:span text:style-name="T1"> </text:span><text:span text:style-name="T25">ﭒ</text:span><text:span text:style-name="T1"> </text:span><text:span text:style-name="T25">ﭓ</text:span><text:span text:style-name="T1"> </text:span><text:span text:style-name="T25">ﭔ</text:span><text:span text:style-name="T1"> </text:span><text:span text:style-name="T25">ﭕ</text:span><text:span text:style-name="T1"> </text:span><text:span text:style-name="T25">ﭖ</text:span><text:span text:style-name="T1"> </text:span><text:span text:style-name="T25">ﭗ</text:span><text:span text:style-name="T1"> </text:span><text:span text:style-name="T25">ﭘ</text:span><text:span text:style-name="T1"> </text:span><text:span text:style-name="T25">ﭙ</text:span><text:span text:style-name="T1"> </text:span><text:span text:style-name="T25">ﭚ</text:span><text:span text:style-name="T1"> </text:span><text:span text:style-name="T25">ﭛ</text:span><text:span text:style-name="T1"> </text:span><text:span text:style-name="T25">ﭜ</text:span><text:span text:style-name="T1"> </text:span><text:span text:style-name="T25">ﭝ</text:span><text:span text:style-name="T1"> </text:span><text:span text:style-name="T25">ﭞ</text:span><text:span text:style-name="T1"> </text:span><text:span text:style-name="T25">ﭟ</text:span><text:span text:style-name="T1"> </text:span><text:span text:style-name="T25">ﭠ</text:span><text:span text:style-name="T1"> </text:span><text:span text:style-name="T25">ﭡ</text:span><text:span text:style-name="T1"> </text:span><text:span text:style-name="T25">ﭢ</text:span><text:span text:style-name="T1"> </text:span><text:span text:style-name="T25">ﭣ</text:span><text:span text:style-name="T1"> </text:span><text:span text:style-name="T25">ﭤ</text:span><text:span text:style-name="T1"> </text:span><text:span text:style-name="T25">ﭥ</text:span><text:span text:style-name="T1"> </text:span><text:span text:style-name="T25">ﭦ</text:span><text:span text:style-name="T1"> </text:span><text:span text:style-name="T25">ﭧ</text:span><text:span text:style-name="T1"> </text:span><text:span text:style-name="T25">ﭨ</text:span><text:span text:style-name="T1"> </text:span><text:span text:style-name="T25">ﭩ</text:span><text:span text:style-name="T1"> </text:span><text:span text:style-name="T25">ﭪ</text:span><text:span text:style-name="T1"> </text:span><text:span text:style-name="T25">ﭫ</text:span><text:span text:style-name="T1"> </text:span><text:span text:style-name="T25">ﭬ</text:span><text:span text:style-name="T1"> </text:span><text:span text:style-name="T25">ﭭ</text:span><text:span text:style-name="T1"> </text:span><text:span text:style-name="T25">ﭮ</text:span><text:span text:style-name="T1"> </text:span><text:span text:style-name="T25">ﭯ</text:span><text:span text:style-name="T1"> </text:span><text:span text:style-name="T25">ﭰ</text:span><text:span text:style-name="T1"> </text:span><text:span text:style-name="T25">ﭱ</text:span><text:span text:style-name="T1"> </text:span><text:span text:style-name="T25">ﭲ</text:span><text:span text:style-name="T1"> </text:span><text:span text:style-name="T25">ﭳ</text:span><text:span text:style-name="T1"> </text:span><text:span text:style-name="T25">ﭴ</text:span><text:span text:style-name="T1"> </text:span><text:span text:style-name="T25">ﭵ</text:span><text:span text:style-name="T1"> </text:span><text:span text:style-name="T25">ﭶ</text:span><text:span text:style-name="T1"> </text:span><text:span text:style-name="T25">ﭷ</text:span><text:span text:style-name="T1"> </text:span><text:span text:style-name="T25">ﭸ</text:span><text:span text:style-name="T1"> </text:span><text:span text:style-name="T25">ﭹ</text:span><text:span text:style-name="T1"> </text:span><text:span text:style-name="T25">ﭺ</text:span><text:span text:style-name="T1"> </text:span><text:span text:style-name="T25">ﭻ</text:span><text:span text:style-name="T1"> </text:span><text:span text:style-name="T25">ﭼ</text:span><text:span text:style-name="T1"> </text:span><text:span text:style-name="T25">ﭽﭾ</text:span><text:span text:style-name="T1"> </text:span><text:span text:style-name="T25">ﭿ</text:span><text:span text:style-name="T1"> </text:span><text:span text:style-name="T25">ﮀ</text:span><text:span text:style-name="T1"> </text:span><text:span text:style-name="T25">ﮁﮂﮃﮄ</text:span><text:span text:style-name="T1"> </text:span><text:span text:style-name="T25">ﮅ</text:span><text:span text:style-name="T1"> </text:span><text:span text:style-name="T25">ﮆ</text:span><text:span text:style-name="T1"> </text:span><text:span text:style-name="T25">ﮇ</text:span><text:span text:style-name="T1"> </text:span><text:span text:style-name="T25">ﮈ</text:span><text:span text:style-name="T1"> </text:span><text:span text:style-name="T25">ﮉ</text:span><text:span text:style-name="T1"> </text:span><text:span text:style-name="T25">ﮊ</text:span><text:span text:style-name="T1"> </text:span><text:span text:style-name="T25">ﮋ</text:span><text:span text:style-name="T1"> </text:span><text:span text:style-name="T25">ﮌ</text:span><text:span text:style-name="T1"> </text:span><text:span text:style-name="T25">ﮍ</text:span><text:span text:style-name="T1"> </text:span><text:span text:style-name="T25">ﮎ</text:span><text:span text:style-name="T1"> </text:span><text:span text:style-name="T25">ﮏ</text:span><text:span text:style-name="T1"> </text:span><text:span text:style-name="T25">ﮐ</text:span><text:span text:style-name="T1"> </text:span><text:span text:style-name="T25">ﮑﮒ</text:span><text:span text:style-name="T1"> </text:span><text:span text:style-name="T25">ﮓ</text:span><text:span text:style-name="T1"> </text:span><text:span text:style-name="T25">ﮔ</text:span><text:span text:style-name="T1"> </text:span><text:span text:style-name="T25">ﮕ</text:span><text:span text:style-name="T1"> </text:span><text:span text:style-name="T25">ﮖ</text:span><text:span text:style-name="T1"> </text:span><text:span text:style-name="T25">ﮗ</text:span><text:span text:style-name="T1"> </text:span><text:span text:style-name="T25">ﮘ</text:span><text:span text:style-name="T1"> </text:span><text:span text:style-name="T25">ﮙﮚ</text:span><text:span text:style-name="T1"> </text:span><text:span text:style-name="T25">ﮛ</text:span><text:span text:style-name="T1"> </text:span><text:span text:style-name="T25">ﮜ</text:span><text:span text:style-name="T1"> </text:span><text:span text:style-name="T25">ﮝ</text:span><text:span text:style-name="T1"> </text:span><text:span text:style-name="T25">ﮞ</text:span><text:span text:style-name="T1"> </text:span><text:span text:style-name="T25">ﮟ</text:span><text:span text:style-name="T1"> </text:span><text:span text:style-name="T25">ﮠ</text:span><text:span text:style-name="T1"> </text:span><text:span text:style-name="T25">ﮡ</text:span><text:span text:style-name="T1"> </text:span><text:span text:style-name="T25">ﮢ</text:span><text:span text:style-name="T1"> </text:span><text:span text:style-name="T25">ﮣ</text:span><text:span text:style-name="T1"> </text:span><text:span text:style-name="T25">ﮤ</text:span><text:span text:style-name="T1"> </text:span><text:span text:style-name="T25">ﮥ</text:span><text:span text:style-name="T1"> </text:span><text:span text:style-name="T25">ﮦ</text:span><text:span text:style-name="T1"> </text:span><text:span text:style-name="T25">ﮧ</text:span><text:span text:style-name="T1"> </text:span><text:span text:style-name="T25">ﮨ</text:span><text:span text:style-name="T1"> </text:span><text:span text:style-name="T25">ﮩ</text:span><text:span text:style-name="T1"> </text:span><text:span text:style-name="T25">ﮪ</text:span><text:span text:style-name="T1"> </text:span><text:span text:style-name="T25">ﮫ</text:span><text:span text:style-name="T1"> </text:span><text:span text:style-name="T25">ﮬ</text:span><text:span text:style-name="T1"> </text:span><text:span text:style-name="T25">ﮭ</text:span><text:span text:style-name="T1"> </text:span><text:span text:style-name="T25">ﮮ</text:span><text:span text:style-name="T1"> </text:span><text:span text:style-name="T25">ﮯ</text:span><text:span text:style-name="T1"> </text:span><text:span text:style-name="T25">ﮰ</text:span><text:span text:style-name="T1"> </text:span><text:span text:style-name="T25">ﮱ</text:span><text:span text:style-name="T1"> </text:span><text:span text:style-name="T25">ﯓ</text:span><text:span text:style-name="T1"> </text:span><text:span text:style-name="T25">ﯔ</text:span><text:span text:style-name="T1"> </text:span><text:span text:style-name="T25">ﯕ</text:span><text:span text:style-name="T1"> </text:span><text:span text:style-name="T25">ﯖ</text:span><text:span text:style-name="T1"> </text:span><text:span text:style-name="T25">ﯗ</text:span><text:span text:style-name="T1"> </text:span><text:span text:style-name="T25">ﯘ</text:span><text:span text:style-name="T1"> </text:span><text:span text:style-name="T25">ﯙ</text:span><text:span text:style-name="T1"> </text:span><text:span text:style-name="T25">ﯚ</text:span><text:span text:style-name="T1"> </text:span><text:span text:style-name="T25">ﯛ</text:span><text:span text:style-name="T1"> </text:span><text:span text:style-name="T25">ﯜ</text:span><text:span text:style-name="T1"> </text:span><text:span text:style-name="T25">ﯝ</text:span><text:span text:style-name="T1"> </text:span><text:span text:style-name="T25">ﯞ</text:span><text:span text:style-name="T1"> </text:span><text:span text:style-name="T25">ﯟ</text:span><text:span text:style-name="T1"> </text:span><text:span text:style-name="T25">ﯠ</text:span><text:span text:style-name="T1"> </text:span><text:span text:style-name="T25">ﯡ</text:span><text:span text:style-name="T1"> </text:span><text:span text:style-name="T25">ﯢ</text:span><text:span text:style-name="T1"> </text:span><text:span text:style-name="T25">ﯣ</text:span><text:span text:style-name="T1"> </text:span><text:span text:style-name="T25">ﯤ</text:span><text:span text:style-name="T1"> </text:span><text:span text:style-name="T25">ﯥ</text:span><text:span text:style-name="T1"> </text:span><text:span text:style-name="T25">ﯦ</text:span><text:span text:style-name="T1"> </text:span><text:span text:style-name="T25">ﯧ</text:span><text:span text:style-name="T1"> </text:span><text:span text:style-name="T25">ﯨ</text:span><text:span text:style-name="T1"> </text:span><text:span text:style-name="T25">ﯩ</text:span><text:span text:style-name="T1"> </text:span><text:span text:style-name="T25">ﯪ</text:span><text:span text:style-name="T1"> </text:span><text:span text:style-name="T25">ﯫ</text:span><text:span text:style-name="T1"> </text:span><text:span text:style-name="T25">ﯬ</text:span><text:span text:style-name="T1"> </text:span><text:span text:style-name="T25">ﯭ</text:span><text:span text:style-name="T1"> </text:span><text:span text:style-name="T25">ﯮ</text:span><text:span text:style-name="T1"> </text:span><text:span text:style-name="T25">ﯯ</text:span><text:span text:style-name="T1"> </text:span><text:span text:style-name="T25">ﯰ</text:span><text:span text:style-name="T1"> </text:span><text:span text:style-name="T25">ﯱ</text:span><text:span text:style-name="T1"> </text:span><text:span text:style-name="T25">ﯲ</text:span><text:span text:style-name="T1"> </text:span><text:span text:style-name="T25">ﯳ</text:span><text:span text:style-name="T1"> </text:span><text:span text:style-name="T25">ﯴ</text:span><text:span text:style-name="T1"> </text:span><text:span text:style-name="T25">ﯵ</text:span><text:span text:style-name="T1"> </text:span><text:span text:style-name="T25">ﯶ</text:span><text:span text:style-name="T1"> </text:span><text:span text:style-name="T25">ﯷ</text:span><text:span text:style-name="T1"> </text:span><text:span text:style-name="T25">ﯸ</text:span><text:span text:style-name="T1"> </text:span><text:span text:style-name="T25">ﯹ</text:span><text:span text:style-name="T1"> </text:span><text:span text:style-name="T25">ﯺ</text:span><text:span text:style-name="T1"> </text:span><text:span text:style-name="T25">ﯻ</text:span><text:span text:style-name="T1"> </text:span><text:span text:style-name="T25">ﯼ</text:span><text:span text:style-name="T1"> </text:span><text:span text:style-name="T25">ﯽﯾ</text:span><text:span text:style-name="T1"> </text:span><text:span text:style-name="T25">ﯿ</text:span><text:span text:style-name="T1"> </text:span><text:span text:style-name="T25">ﰀ</text:span><text:span text:style-name="T1"> </text:span><text:span text:style-name="T25">ﰁ</text:span><text:span text:style-name="T1"> </text:span><text:span text:style-name="T25">ﰂ</text:span><text:span text:style-name="T1"> </text:span><text:span text:style-name="T25">ﰃ</text:span><text:span text:style-name="T1"> </text:span><text:span text:style-name="T25">ﰄ</text:span><text:span text:style-name="T1"> </text:span><text:span text:style-name="T25">ﰅ</text:span><text:span text:style-name="T1"> </text:span><text:span text:style-name="T25">ﰆﰇ</text:span><text:span text:style-name="T1"> </text:span><text:span text:style-name="T25">ﰈ</text:span><text:span text:style-name="T1"> </text:span><text:span text:style-name="T25">ﰉ</text:span><text:span text:style-name="T1"> </text:span><text:span text:style-name="T25">ﰊ</text:span></text:p>
      <text:p text:style-name="P22"><text:span text:style-name="T27">ﭑ</text:span><text:span text:style-name="T1"> </text:span><text:span text:style-name="T27">ﭒ</text:span><text:span text:style-name="T1"> </text:span><text:span text:style-name="T27">ﭓ</text:span><text:span text:style-name="T1"> </text:span><text:span text:style-name="T27">ﭔ</text:span><text:span text:style-name="T1"> </text:span><text:span text:style-name="T27">ﭕ</text:span><text:span text:style-name="T1"> </text:span><text:span text:style-name="T27">ﭖﭗﭘﭙﭚﭛ</text:span><text:span text:style-name="T1"> </text:span><text:span text:style-name="T27">ﭜ</text:span><text:span text:style-name="T1"> </text:span><text:span text:style-name="T27">ﭝ</text:span><text:span text:style-name="T1"> </text:span><text:span text:style-name="T27">ﭞ</text:span><text:span text:style-name="T1"> </text:span><text:span text:style-name="T27">ﭟ</text:span><text:span text:style-name="T1"> </text:span><text:span text:style-name="T27">ﭠ</text:span><text:span text:style-name="T1"> </text:span><text:span text:style-name="T27">ﭡ</text:span><text:span text:style-name="T1"> </text:span><text:span text:style-name="T27">ﭢ</text:span><text:span text:style-name="T1"> </text:span><text:span text:style-name="T27">ﭣ</text:span><text:span text:style-name="T1"> </text:span><text:span text:style-name="T27">ﭤ</text:span><text:span text:style-name="T1"> </text:span><text:span text:style-name="T27">ﭥ</text:span><text:span text:style-name="T1"> </text:span><text:span text:style-name="T27">ﭦ</text:span><text:span text:style-name="T1"> </text:span><text:span text:style-name="T27">ﭧ</text:span><text:span text:style-name="T1"> </text:span><text:span text:style-name="T27">ﭨ</text:span><text:span text:style-name="T1"> </text:span><text:span text:style-name="T27">ﭩ</text:span><text:span text:style-name="T1"> </text:span><text:span text:style-name="T27">ﭪ</text:span><text:span text:style-name="T1"> </text:span><text:span text:style-name="T27">ﭫ</text:span><text:span text:style-name="T1"> </text:span><text:span text:style-name="T27">ﭬ</text:span><text:span text:style-name="T1"> </text:span><text:span text:style-name="T27">ﭭ</text:span><text:span text:style-name="T1"> </text:span><text:span text:style-name="T27">ﭮ</text:span><text:span text:style-name="T1"> </text:span><text:span text:style-name="T27">ﭯ</text:span><text:span text:style-name="T1"> </text:span><text:span text:style-name="T27">ﭰ</text:span><text:span text:style-name="T1"> </text:span><text:span text:style-name="T27">ﭱ</text:span><text:span text:style-name="T1"> </text:span><text:span text:style-name="T27">ﭲ</text:span><text:span text:style-name="T1"> </text:span><text:span text:style-name="T27">ﭳﭴ</text:span><text:span text:style-name="T1"> </text:span><text:span text:style-name="T27">ﭵ</text:span><text:span text:style-name="T1"> </text:span><text:span text:style-name="T27">ﭶ</text:span><text:span text:style-name="T1"> </text:span><text:span text:style-name="T27">ﭷ</text:span><text:span text:style-name="T1"> </text:span><text:span text:style-name="T27">ﭸ</text:span><text:span text:style-name="T1"> </text:span><text:span text:style-name="T27">ﭹ</text:span><text:span text:style-name="T1"> </text:span><text:span text:style-name="T27">ﭺ</text:span><text:span text:style-name="T1"> </text:span><text:span text:style-name="T27">ﭻ</text:span><text:span text:style-name="T1"> </text:span><text:span text:style-name="T27">ﭼ</text:span><text:span text:style-name="T1"> </text:span><text:span text:style-name="T27">ﭽﭾ</text:span><text:span text:style-name="T1"> </text:span><text:span text:style-name="T27">ﭿ</text:span><text:span text:style-name="T1"> </text:span><text:span text:style-name="T27">ﮀ</text:span><text:span text:style-name="T1"> </text:span><text:span text:style-name="T27">ﮁ</text:span><text:span text:style-name="T1"> </text:span><text:span text:style-name="T27">ﮂ</text:span><text:span text:style-name="T1"> </text:span><text:span text:style-name="T27">ﮃ</text:span><text:span text:style-name="T1"> </text:span><text:span text:style-name="T27">ﮄ</text:span><text:span text:style-name="T1"> </text:span><text:span text:style-name="T27">ﮅ</text:span><text:span text:style-name="T1"> </text:span><text:span text:style-name="T27">ﮆ</text:span><text:span text:style-name="T1"> </text:span><text:span text:style-name="T27">ﮇ</text:span><text:span text:style-name="T1"> </text:span><text:span text:style-name="T27">ﮈ</text:span><text:span text:style-name="T1"> </text:span><text:span text:style-name="T27">ﮉ</text:span><text:span text:style-name="T1"> </text:span><text:span text:style-name="T27">ﮊ</text:span><text:span text:style-name="T1"> </text:span><text:span text:style-name="T27">ﮋ</text:span><text:span text:style-name="T1"> </text:span><text:span text:style-name="T27">ﮌ</text:span><text:span text:style-name="T1"> </text:span><text:span text:style-name="T27">ﮍ</text:span><text:span text:style-name="T1"> </text:span><text:span text:style-name="T27">ﮎ</text:span><text:span text:style-name="T1"> </text:span><text:span text:style-name="T27">ﮏ</text:span><text:span text:style-name="T1"> </text:span><text:span text:style-name="T27">ﮐ</text:span><text:span text:style-name="T1"> </text:span><text:span text:style-name="T27">ﮑ</text:span><text:span text:style-name="T1"> </text:span><text:span text:style-name="T27">ﮒ</text:span><text:span text:style-name="T1"> </text:span><text:span text:style-name="T27">ﮓ</text:span><text:span text:style-name="T1"> </text:span><text:span text:style-name="T27">ﮔ</text:span><text:span text:style-name="T1"> </text:span><text:span text:style-name="T27">ﮕ</text:span><text:span text:style-name="T1"> </text:span><text:span text:style-name="T27">ﮖ</text:span></text:p>
      <text:p text:style-name="P10"><text:span text:style-name="T27">ﮗ</text:span><text:span text:style-name="T1"> </text:span><text:span text:style-name="T27">ﮘ</text:span><text:span text:style-name="T1"> </text:span><text:span text:style-name="T27">ﮙ</text:span><text:span text:style-name="T1"> </text:span><text:span text:style-name="T27">ﮚ</text:span><text:span text:style-name="T1"> </text:span><text:span text:style-name="T27">ﮛ</text:span><text:span text:style-name="T1"> </text:span><text:span text:style-name="T27">ﮜ</text:span><text:span text:style-name="T1"> </text:span><text:span text:style-name="T27">ﮝ</text:span><text:span text:style-name="T1"> </text:span><text:span text:style-name="T27">ﮞ</text:span><text:span text:style-name="T1"> </text:span><text:span text:style-name="T27">ﮟ</text:span><text:span text:style-name="T1"> </text:span><text:span text:style-name="T27">ﮠ</text:span><text:span text:style-name="T1"> </text:span><text:span text:style-name="T27">ﮡ</text:span><text:span text:style-name="T1"> </text:span><text:span text:style-name="T27">ﮢ</text:span><text:span text:style-name="T1"> </text:span><text:span text:style-name="T27">ﮣ</text:span><text:span text:style-name="T1"> </text:span><text:span text:style-name="T27">ﮤ</text:span><text:span text:style-name="T1"> </text:span><text:span text:style-name="T27">ﮥ</text:span><text:span text:style-name="T1"> </text:span><text:span text:style-name="T27">ﮦ</text:span><text:span text:style-name="T1"> </text:span><text:span text:style-name="T27">ﮧ</text:span><text:span text:style-name="T1"> </text:span><text:span text:style-name="T27">ﮨ</text:span><text:span text:style-name="T1"> </text:span><text:span text:style-name="T27">ﮩ</text:span><text:span text:style-name="T1"> </text:span><text:span text:style-name="T27">ﮪ</text:span><text:span text:style-name="T1"> </text:span><text:span text:style-name="T27">ﮫ</text:span><text:span text:style-name="T1"> </text:span><text:span text:style-name="T27">ﮬ</text:span><text:span text:style-name="T1"> </text:span><text:span text:style-name="T27">ﮭ</text:span><text:span text:style-name="T1"> </text:span><text:span text:style-name="T27">ﮮ</text:span><text:span text:style-name="T1"> </text:span><text:span text:style-name="T27">ﮯ</text:span><text:span text:style-name="T1"> </text:span><text:span text:style-name="T27">ﮰ</text:span><text:span text:style-name="T1"> </text:span><text:span text:style-name="T27">ﮱ</text:span><text:span text:style-name="T1"> </text:span><text:span text:style-name="T27">ﯓ</text:span><text:span text:style-name="T1"> </text:span><text:span text:style-name="T27">ﯔ</text:span><text:span text:style-name="T1"> </text:span><text:span text:style-name="T27">ﯕ</text:span><text:span text:style-name="T1"> </text:span><text:span text:style-name="T27">ﯖ</text:span><text:span text:style-name="T1"> </text:span><text:span text:style-name="T27">ﯗ</text:span><text:span text:style-name="T1"> </text:span><text:span text:style-name="T27">ﯘ</text:span><text:span text:style-name="T1"> </text:span><text:span text:style-name="T27">ﯙ</text:span><text:span text:style-name="T1"> </text:span><text:span text:style-name="T27">ﯚ</text:span><text:span text:style-name="T1"> </text:span><text:span text:style-name="T27">ﯛ</text:span><text:span text:style-name="T1"> </text:span><text:span text:style-name="T27">ﯜ</text:span><text:span text:style-name="T1"> </text:span><text:span text:style-name="T27">ﯝ</text:span><text:span text:style-name="T1"> </text:span><text:span text:style-name="T27">ﯞ</text:span><text:span text:style-name="T1"> </text:span><text:span text:style-name="T27">ﯟ</text:span><text:span text:style-name="T1"> </text:span><text:span text:style-name="T27">ﯠ</text:span><text:span text:style-name="T1"> </text:span><text:span text:style-name="T27">ﯡﯢ</text:span><text:span text:style-name="T1"> </text:span><text:span text:style-name="T27">ﯣ</text:span><text:span text:style-name="T1"> </text:span><text:span text:style-name="T27">ﯤ</text:span><text:span text:style-name="T1"> </text:span><text:span text:style-name="T27">ﯥ</text:span><text:span text:style-name="T1"> </text:span><text:span text:style-name="T27">ﯦ</text:span><text:span text:style-name="T1"> </text:span><text:span text:style-name="T27">ﯧﯨﯩﯪﯫ</text:span><text:span text:style-name="T1"> </text:span><text:span text:style-name="T27">ﯬ</text:span><text:span text:style-name="T1"> </text:span><text:span text:style-name="T27">ﯭ</text:span><text:span text:style-name="T1"> </text:span><text:span text:style-name="T27">ﯮ</text:span><text:span text:style-name="T1"> </text:span><text:span text:style-name="T27">ﯯ</text:span><text:span text:style-name="T1"> </text:span><text:span text:style-name="T27">ﯰ</text:span><text:span text:style-name="T1"> </text:span><text:span text:style-name="T27">ﯱ</text:span><text:span text:style-name="T1"> </text:span><text:span text:style-name="T27">ﯲ</text:span><text:span text:style-name="T1"> </text:span><text:span text:style-name="T27">ﯳ</text:span><text:span text:style-name="T1"> </text:span><text:span text:style-name="T27">ﯴ</text:span><text:span text:style-name="T1"> </text:span><text:span text:style-name="T27">ﯵ</text:span><text:span text:style-name="T1"> </text:span><text:span text:style-name="T27">ﯶ</text:span><text:span text:style-name="T1"> </text:span><text:span text:style-name="T27">ﯷ</text:span><text:span text:style-name="T1"> </text:span><text:span text:style-name="T27">ﯸ</text:span><text:span text:style-name="T1"> </text:span><text:span text:style-name="T27">ﯹ</text:span><text:span text:style-name="T1"> </text:span><text:span text:style-name="T27">ﯺ</text:span><text:span text:style-name="T1"> </text:span><text:span text:style-name="T27">ﯻ</text:span><text:span text:style-name="T1"> </text:span><text:span text:style-name="T27">ﯼ</text:span><text:span text:style-name="T1"> </text:span><text:span text:style-name="T27">ﯽ</text:span><text:span text:style-name="T1"> </text:span><text:span text:style-name="T27">ﯾ</text:span><text:span text:style-name="T1"> </text:span><text:span text:style-name="T27">ﯿ</text:span><text:span text:style-name="T1"> </text:span><text:span text:style-name="T27">ﰀ</text:span><text:span text:style-name="T1"> </text:span><text:span text:style-name="T27">ﰁ</text:span><text:span text:style-name="T1"> </text:span><text:span text:style-name="T27">ﰂ</text:span><text:span text:style-name="T1"> </text:span><text:span text:style-name="T27">ﰃ</text:span><text:span text:style-name="T1"> </text:span><text:span text:style-name="T27">ﰄ</text:span><text:span text:style-name="T1"> </text:span><text:span text:style-name="T27">ﰅ</text:span><text:span text:style-name="T1"> </text:span><text:span text:style-name="T27">ﰆ</text:span><text:span text:style-name="T1"> </text:span><text:span text:style-name="T27">ﰇ</text:span><text:span text:style-name="T1"> </text:span><text:span text:style-name="T27">ﰈ</text:span><text:span text:style-name="T1"> </text:span><text:span text:style-name="T27">ﰉ</text:span><text:span text:style-name="T1"> </text:span><text:span text:style-name="T27">ﰊ</text:span><text:span text:style-name="T1"> </text:span><text:span text:style-name="T27">ﰋ</text:span><text:span text:style-name="T1"> </text:span><text:span text:style-name="T27">ﰌ</text:span><text:span text:style-name="T1"> </text:span><text:span text:style-name="T27">ﰍ</text:span><text:span text:style-name="T1"> </text:span><text:span text:style-name="T27">ﰎ</text:span><text:span text:style-name="T1"> </text:span><text:span text:style-name="T27">ﰏ</text:span><text:span text:style-name="T1"> </text:span><text:span text:style-name="T27">ﰐ</text:span><text:span text:style-name="T1"> </text:span><text:span text:style-name="T27">ﰑ</text:span><text:span text:style-name="T1"> </text:span><text:span text:style-name="T27">ﰒ</text:span><text:span text:style-name="T1"> </text:span><text:span text:style-name="T27">ﰓ</text:span><text:span text:style-name="T1"> </text:span><text:span text:style-name="T27">ﰔ</text:span><text:span text:style-name="T1"> </text:span><text:span text:style-name="T27">ﰕ</text:span><text:span text:style-name="T1"> </text:span><text:span text:style-name="T27">ﰖ</text:span></text:p>
      <text:p text:style-name="P23"><text:span text:style-name="T28">ﭑ</text:span><text:span text:style-name="T1"> </text:span><text:span text:style-name="T28">ﭒ</text:span><text:span text:style-name="T1"> </text:span><text:span text:style-name="T28">ﭓ</text:span><text:span text:style-name="T1"> </text:span><text:span text:style-name="T28">ﭔ</text:span><text:span text:style-name="T1"> </text:span><text:span text:style-name="T28">ﭕ</text:span><text:span text:style-name="T1"> </text:span><text:span text:style-name="T28">ﭖ</text:span><text:span text:style-name="T1"> </text:span><text:span text:style-name="T28">ﭗ</text:span><text:span text:style-name="T1"> </text:span><text:span text:style-name="T28">ﭘ</text:span><text:span text:style-name="T1"> </text:span><text:span text:style-name="T28">ﭙ</text:span><text:span text:style-name="T1"> </text:span><text:span text:style-name="T28">ﭚ</text:span><text:span text:style-name="T1"> </text:span><text:span text:style-name="T28">ﭛ</text:span><text:span text:style-name="T1"> </text:span><text:span text:style-name="T28">ﭜ</text:span><text:span text:style-name="T1"> </text:span><text:span text:style-name="T28">ﭝ</text:span><text:span text:style-name="T1"> </text:span><text:span text:style-name="T28">ﭞ</text:span><text:span text:style-name="T1"> </text:span><text:span text:style-name="T28">ﭟ</text:span><text:span text:style-name="T1"> </text:span><text:span text:style-name="T28">ﭠ</text:span><text:span text:style-name="T1"> </text:span><text:span text:style-name="T28">ﭡ</text:span><text:span text:style-name="T1"> </text:span><text:span text:style-name="T28">ﭢ</text:span><text:span text:style-name="T1"> </text:span><text:span text:style-name="T28">ﭣ</text:span><text:span text:style-name="T1"> </text:span><text:span text:style-name="T28">ﭤ</text:span><text:span text:style-name="T1"> </text:span><text:span text:style-name="T28">ﭥ</text:span><text:span text:style-name="T1"> </text:span><text:span text:style-name="T28">ﭦ</text:span><text:span text:style-name="T1"> </text:span><text:span text:style-name="T28">ﭧ</text:span><text:span text:style-name="T1"> </text:span><text:span text:style-name="T28">ﭨ</text:span><text:span text:style-name="T1"> </text:span><text:span text:style-name="T28">ﭩ</text:span><text:span text:style-name="T1"> </text:span><text:span text:style-name="T28">ﭪ</text:span><text:span text:style-name="T1"> </text:span><text:span text:style-name="T28">ﭫ</text:span><text:span text:style-name="T1"> </text:span><text:span text:style-name="T28">ﭬ</text:span><text:span text:style-name="T1"> </text:span><text:span text:style-name="T28">ﭭ</text:span><text:span text:style-name="T1"> </text:span><text:span text:style-name="T28">ﭮ</text:span><text:span text:style-name="T1"> </text:span><text:span text:style-name="T28">ﭯ</text:span><text:span text:style-name="T1"> </text:span><text:span text:style-name="T28">ﭰ</text:span><text:span text:style-name="T1"> </text:span><text:span text:style-name="T28">ﭱ</text:span><text:span text:style-name="T1"> </text:span><text:span text:style-name="T28">ﭲ</text:span><text:span text:style-name="T1"> </text:span><text:span text:style-name="T28">ﭳ</text:span><text:span text:style-name="T1"> </text:span><text:span text:style-name="T28">ﭴ</text:span><text:span text:style-name="T1"> </text:span><text:span text:style-name="T28">ﭵ</text:span><text:span text:style-name="T1"> </text:span><text:span text:style-name="T28">ﭶ</text:span><text:span text:style-name="T1"> </text:span><text:span text:style-name="T28">ﭷ</text:span><text:span text:style-name="T1"> </text:span><text:span text:style-name="T28">ﭸ</text:span><text:span text:style-name="T1"> </text:span><text:span text:style-name="T28">ﭹ</text:span><text:span text:style-name="T1"> </text:span><text:span text:style-name="T28">ﭺ</text:span><text:span text:style-name="T1"> </text:span><text:span text:style-name="T28">ﭻ</text:span><text:span text:style-name="T1"> </text:span><text:span text:style-name="T28">ﭼ</text:span><text:span text:style-name="T1"> </text:span><text:span text:style-name="T28">ﭽ</text:span><text:span text:style-name="T1"> </text:span><text:span text:style-name="T28">ﭾ</text:span><text:span text:style-name="T1"> </text:span><text:span text:style-name="T28">ﭿ</text:span><text:span text:style-name="T1"> </text:span><text:span text:style-name="T28">ﮀ</text:span><text:span text:style-name="T1"> </text:span><text:span text:style-name="T28">ﮁ</text:span><text:span text:style-name="T1"> </text:span><text:span text:style-name="T28">ﮂ</text:span><text:span text:style-name="T1"> </text:span><text:span text:style-name="T28">ﮃ</text:span><text:span text:style-name="T1"> </text:span><text:span text:style-name="T28">ﮄ</text:span><text:span text:style-name="T1"> </text:span><text:span text:style-name="T28">ﮅ</text:span><text:span text:style-name="T1"> </text:span><text:span text:style-name="T28">ﮆ</text:span><text:span text:style-name="T1"> </text:span><text:span text:style-name="T28">ﮇ</text:span><text:span text:style-name="T1"> </text:span><text:span text:style-name="T28">ﮈ</text:span><text:span text:style-name="T1"> </text:span><text:span text:style-name="T28">ﮉ</text:span><text:span text:style-name="T1"> </text:span><text:span text:style-name="T28">ﮊ</text:span><text:span text:style-name="T1"> </text:span><text:span text:style-name="T28">ﮋ</text:span><text:span text:style-name="T1"> </text:span><text:span text:style-name="T28">ﮌ</text:span><text:span text:style-name="T1"> </text:span><text:span text:style-name="T28">ﮍ</text:span><text:span text:style-name="T1"> </text:span><text:span text:style-name="T28">ﮎ</text:span><text:span text:style-name="T1"> </text:span><text:span text:style-name="T28">ﮏ</text:span><text:span text:style-name="T1"> </text:span><text:span text:style-name="T28">ﮐ</text:span><text:span text:style-name="T1"> </text:span><text:span text:style-name="T28">ﮑ</text:span><text:span text:style-name="T1"> </text:span><text:span text:style-name="T28">ﮒ</text:span><text:span text:style-name="T1"> </text:span><text:span text:style-name="T28">ﮓ</text:span><text:span text:style-name="T1"> </text:span><text:span text:style-name="T28">ﮔ</text:span><text:span text:style-name="T1"> </text:span><text:span text:style-name="T28">ﮕ</text:span><text:span text:style-name="T1"> </text:span><text:span text:style-name="T28">ﮖ</text:span><text:span text:style-name="T1"> </text:span><text:span text:style-name="T28">ﮗ</text:span><text:span text:style-name="T1"> </text:span><text:span text:style-name="T28">ﮘ</text:span><text:span text:style-name="T1"> </text:span><text:span text:style-name="T28">ﮙ</text:span><text:span text:style-name="T1"> </text:span><text:span text:style-name="T28">ﮚ</text:span><text:span text:style-name="T1"> </text:span><text:span text:style-name="T28">ﮛ</text:span><text:span text:style-name="T1"> </text:span><text:span text:style-name="T28">ﮜ</text:span><text:span text:style-name="T1"> </text:span><text:span text:style-name="T28">ﮝ</text:span><text:span text:style-name="T1"> </text:span><text:span text:style-name="T28">ﮞ</text:span><text:span text:style-name="T1"> </text:span><text:span text:style-name="T28">ﮟ</text:span><text:span text:style-name="T1"> </text:span><text:span text:style-name="T28">ﮠ</text:span><text:span text:style-name="T1"> </text:span><text:span text:style-name="T28">ﮡ</text:span><text:span text:style-name="T1"> </text:span><text:span text:style-name="T28">ﮢ</text:span><text:span text:style-name="T1"> </text:span><text:span text:style-name="T28">ﮣ</text:span><text:span text:style-name="T1"> </text:span><text:span text:style-name="T28">ﮤ</text:span><text:span text:style-name="T1"> </text:span><text:span text:style-name="T28">ﮥ</text:span><text:span text:style-name="T1"> </text:span><text:span text:style-name="T28">ﮦ</text:span><text:span text:style-name="T1"> </text:span><text:span text:style-name="T28">ﮧ</text:span><text:span text:style-name="T1"> </text:span><text:span text:style-name="T28">ﮨ</text:span><text:span text:style-name="T1"> </text:span><text:span text:style-name="T28">ﮩ</text:span><text:span text:style-name="T1"> </text:span><text:span text:style-name="T28">ﮪ</text:span><text:span text:style-name="T1"> </text:span><text:span text:style-name="T28">ﮫ</text:span><text:span text:style-name="T1"> </text:span><text:span text:style-name="T28">ﮬ</text:span><text:span text:style-name="T1"> </text:span><text:span text:style-name="T28">ﮭ</text:span><text:span text:style-name="T1"> </text:span><text:span text:style-name="T28">ﮮ</text:span><text:span text:style-name="T1"> </text:span><text:span text:style-name="T28">ﮯ</text:span><text:span text:style-name="T1"> </text:span><text:span text:style-name="T28">ﮰ</text:span><text:span text:style-name="T1"> </text:span><text:span text:style-name="T28">ﮱ</text:span><text:span text:style-name="T1"> </text:span><text:span text:style-name="T28">ﯓ</text:span><text:span text:style-name="T1"> </text:span><text:span text:style-name="T28">ﯔ</text:span><text:span text:style-name="T1"> </text:span><text:span text:style-name="T28">ﯕ</text:span><text:span text:style-name="T1"> </text:span><text:span text:style-name="T28">ﯖ</text:span><text:span text:style-name="T1"> </text:span><text:span text:style-name="T28">ﯗ</text:span><text:span text:style-name="T1"> </text:span><text:span text:style-name="T28">ﯘ</text:span><text:span text:style-name="T1"> </text:span><text:span text:style-name="T28">ﯙ</text:span><text:span text:style-name="T1"> </text:span><text:span text:style-name="T28">ﯚ</text:span><text:span text:style-name="T1"> </text:span><text:span text:style-name="T28">ﯛ</text:span><text:span text:style-name="T1"> </text:span><text:span text:style-name="T28">ﯜ</text:span><text:span text:style-name="T1"> </text:span><text:span text:style-name="T28">ﯝ</text:span><text:span text:style-name="T1"> </text:span><text:span text:style-name="T28">ﯞ</text:span><text:span text:style-name="T1"> </text:span><text:span text:style-name="T28">ﯟ</text:span><text:span text:style-name="T1"> </text:span><text:span text:style-name="T28">ﯠ</text:span><text:span text:style-name="T1"> </text:span><text:span text:style-name="T28">ﯡ</text:span><text:span text:style-name="T1"> </text:span><text:span text:style-name="T28">ﯢ</text:span><text:span text:style-name="T1"> </text:span><text:span text:style-name="T28">ﯣ</text:span><text:span text:style-name="T1"> </text:span><text:span text:style-name="T28">ﯤ</text:span><text:span text:style-name="T1"> </text:span><text:span text:style-name="T28">ﯥ</text:span><text:span text:style-name="T1"> </text:span><text:span text:style-name="T28">ﯦ</text:span><text:span text:style-name="T1"> </text:span><text:span text:style-name="T28">ﯧ</text:span><text:span text:style-name="T1"> </text:span><text:span text:style-name="T28">ﯨ</text:span><text:span text:style-name="T1"> </text:span><text:span text:style-name="T28">ﯩ</text:span><text:span text:style-name="T1"> </text:span><text:span text:style-name="T28">ﯪ</text:span><text:span text:style-name="T1"> </text:span><text:span text:style-name="T28">ﯫ</text:span><text:span text:style-name="T1"> </text:span><text:span text:style-name="T28">ﯬ</text:span><text:span text:style-name="T1"> </text:span><text:span text:style-name="T28">ﯭ</text:span><text:span text:style-name="T1"> </text:span><text:span text:style-name="T28">ﯮ</text:span><text:span text:style-name="T1"> </text:span><text:span text:style-name="T28">ﯯ</text:span><text:span text:style-name="T1"> </text:span><text:span text:style-name="T28">ﯰ</text:span><text:span text:style-name="T1"> </text:span><text:span text:style-name="T28">ﯱ</text:span><text:span text:style-name="T1"> </text:span><text:span text:style-name="T28">ﯲ</text:span><text:span text:style-name="T1"> </text:span><text:span text:style-name="T28">ﯳ</text:span><text:span text:style-name="T1"> </text:span><text:span text:style-name="T28">ﯴ</text:span><text:span text:style-name="T1"> </text:span><text:span text:style-name="T28">ﯵ</text:span><text:span text:style-name="T1"> </text:span><text:span text:style-name="T28">ﯶ</text:span><text:span text:style-name="T1"> </text:span><text:span text:style-name="T28">ﯷ</text:span><text:span text:style-name="T1"> </text:span><text:span text:style-name="T28">ﯸ</text:span><text:span text:style-name="T1"> </text:span><text:span text:style-name="T28">ﯹ</text:span><text:span text:style-name="T1"> </text:span><text:span text:style-name="T28">ﯺ</text:span><text:span text:style-name="T1"> </text:span><text:span text:style-name="T28">ﯻ</text:span><text:span text:style-name="T1"> </text:span><text:span text:style-name="T28">ﯼ</text:span><text:span text:style-name="T1"> </text:span><text:span text:style-name="T28">ﯽ</text:span><text:span text:style-name="T1"> </text:span><text:span text:style-name="T28">ﯾ</text:span><text:span text:style-name="T1"> </text:span><text:span text:style-name="T28">ﯿ</text:span><text:span text:style-name="T1"> </text:span><text:span text:style-name="T28">ﰀ</text:span><text:span text:style-name="T1"> </text:span><text:span text:style-name="T28">ﰁ</text:span><text:span text:style-name="T1"> </text:span><text:span text:style-name="T28">ﰂ</text:span><text:span text:style-name="T1"> </text:span><text:span text:style-name="T28">ﰃ</text:span><text:span text:style-name="T1"> </text:span><text:span text:style-name="T28">ﰄ</text:span><text:span text:style-name="T1"> </text:span><text:span text:style-name="T28">ﰅ</text:span></text:p>
      <text:p text:style-name="P24"><text:span text:style-name="T29">ﭑ</text:span><text:span text:style-name="T1"> </text:span><text:span text:style-name="T29">ﭒ</text:span><text:span text:style-name="T1"> </text:span><text:span text:style-name="T29">ﭓ</text:span><text:span text:style-name="T1"> </text:span><text:span text:style-name="T29">ﭔ</text:span><text:span text:style-name="T1"> </text:span><text:span text:style-name="T29">ﭕ</text:span><text:span text:style-name="T1"> </text:span><text:span text:style-name="T29">ﭖ</text:span><text:span text:style-name="T1"> </text:span><text:span text:style-name="T29">ﭗ</text:span><text:span text:style-name="T1"> </text:span><text:span text:style-name="T29">ﭘ</text:span><text:span text:style-name="T1"> </text:span><text:span text:style-name="T29">ﭙ</text:span><text:span text:style-name="T1"> </text:span><text:span text:style-name="T29">ﭚ</text:span><text:span text:style-name="T1"> </text:span><text:span text:style-name="T29">ﭛ</text:span><text:span text:style-name="T1"> </text:span><text:span text:style-name="T29">ﭜ</text:span><text:span text:style-name="T1"> </text:span><text:span text:style-name="T29">ﭝ</text:span><text:span text:style-name="T1"> </text:span><text:span text:style-name="T29">ﭞ</text:span><text:span text:style-name="T1"> </text:span><text:span text:style-name="T29">ﭟ</text:span><text:span text:style-name="T1"> </text:span><text:span text:style-name="T29">ﭠ</text:span><text:span text:style-name="T1"> </text:span><text:span text:style-name="T29">ﭡ</text:span><text:span text:style-name="T1"> </text:span><text:span text:style-name="T29">ﭢ</text:span><text:span text:style-name="T1"> </text:span><text:span text:style-name="T29">ﭣ</text:span><text:span text:style-name="T1"> </text:span><text:span text:style-name="T29">ﭤ</text:span><text:span text:style-name="T1"> </text:span><text:span text:style-name="T29">ﭥ</text:span><text:span text:style-name="T1"> </text:span><text:span text:style-name="T29">ﭦ</text:span><text:span text:style-name="T1"> </text:span><text:span text:style-name="T29">ﭧ</text:span><text:span text:style-name="T1"> </text:span><text:span text:style-name="T29">ﭨ</text:span><text:span text:style-name="T1"> </text:span><text:span text:style-name="T29">ﭩ</text:span><text:span text:style-name="T1"> </text:span><text:span text:style-name="T29">ﭪ</text:span><text:span text:style-name="T1"> </text:span><text:span text:style-name="T29">ﭫ</text:span><text:span text:style-name="T1"> </text:span><text:span text:style-name="T29">ﭬ</text:span><text:span text:style-name="T1"> </text:span><text:span text:style-name="T29">ﭭ</text:span><text:span text:style-name="T1"> </text:span><text:span text:style-name="T29">ﭮ</text:span><text:span text:style-name="T1"> </text:span><text:span text:style-name="T29">ﭯ</text:span><text:span text:style-name="T1"> </text:span><text:span text:style-name="T29">ﭰ</text:span><text:span text:style-name="T1"> </text:span><text:span text:style-name="T29">ﭱ</text:span><text:span text:style-name="T1"> </text:span><text:span text:style-name="T29">ﭲ</text:span><text:span text:style-name="T1"> </text:span><text:span text:style-name="T29">ﭳ</text:span><text:span text:style-name="T1"> </text:span><text:span text:style-name="T29">ﭴ</text:span><text:span text:style-name="T1"> </text:span><text:span text:style-name="T29">ﭵ</text:span><text:span text:style-name="T1"> </text:span><text:span text:style-name="T29">ﭶ</text:span><text:span text:style-name="T1"> </text:span><text:span text:style-name="T29">ﭷ</text:span><text:span text:style-name="T1"> </text:span><text:span text:style-name="T29">ﭸ</text:span><text:span text:style-name="T1"> </text:span><text:span text:style-name="T29">ﭹ</text:span><text:span text:style-name="T1"> </text:span><text:span text:style-name="T29">ﭺ</text:span><text:span text:style-name="T1"> </text:span><text:span text:style-name="T29">ﭻ</text:span><text:span text:style-name="T1"> </text:span><text:span text:style-name="T29">ﭼ</text:span><text:span text:style-name="T1"> </text:span><text:span text:style-name="T29">ﭽ</text:span><text:span text:style-name="T1"> </text:span><text:span text:style-name="T29">ﭾ</text:span><text:span text:style-name="T1"> </text:span><text:span text:style-name="T29">ﭿ</text:span><text:span text:style-name="T1"> </text:span><text:span text:style-name="T29">ﮀ</text:span><text:span text:style-name="T1"> </text:span><text:span text:style-name="T29">ﮁ</text:span><text:span text:style-name="T1"> </text:span><text:span text:style-name="T29">ﮂ</text:span><text:span text:style-name="T1"> </text:span><text:span text:style-name="T29">ﮃ</text:span><text:span text:style-name="T1"> </text:span><text:span text:style-name="T29">ﮄ</text:span><text:span text:style-name="T1"> </text:span><text:span text:style-name="T29">ﮅ</text:span><text:span text:style-name="T1"> </text:span><text:span text:style-name="T29">ﮆ</text:span><text:span text:style-name="T1"> </text:span><text:span text:style-name="T29">ﮇ</text:span><text:span text:style-name="T1"> </text:span><text:span text:style-name="T29">ﮈ</text:span><text:span text:style-name="T1"> </text:span><text:span text:style-name="T29">ﮉ</text:span><text:span text:style-name="T1"> </text:span><text:span text:style-name="T29">ﮊ</text:span><text:span text:style-name="T1"> </text:span><text:span text:style-name="T29">ﮋ</text:span><text:span text:style-name="T1"> </text:span><text:span text:style-name="T29">ﮌ</text:span><text:span text:style-name="T1"> </text:span><text:span text:style-name="T29">ﮍ</text:span><text:span text:style-name="T1"> </text:span><text:span text:style-name="T29">ﮎ</text:span><text:span text:style-name="T1"> </text:span><text:span text:style-name="T29">ﮏ</text:span><text:span text:style-name="T1"> </text:span><text:span text:style-name="T29">ﮐ</text:span><text:span text:style-name="T1"> </text:span><text:span text:style-name="T29">ﮑ</text:span><text:span text:style-name="T1"> </text:span><text:span text:style-name="T29">ﮒ</text:span><text:span text:style-name="T1"> </text:span><text:span text:style-name="T29">ﮓ</text:span><text:span text:style-name="T1"> </text:span><text:span text:style-name="T29">ﮔ</text:span><text:span text:style-name="T1"> </text:span><text:span text:style-name="T29">ﮕ</text:span><text:span text:style-name="T1"> </text:span><text:span text:style-name="T29">ﮖ</text:span><text:span text:style-name="T1"> </text:span><text:span text:style-name="T29">ﮗ</text:span><text:span text:style-name="T1"> </text:span><text:span text:style-name="T29">ﮘ</text:span><text:span text:style-name="T1"> </text:span><text:span text:style-name="T29">ﮙ</text:span><text:span text:style-name="T1"> </text:span><text:span text:style-name="T29">ﮚ</text:span><text:span text:style-name="T1"> </text:span><text:span text:style-name="T29">ﮛ</text:span><text:span text:style-name="T1"> </text:span><text:span text:style-name="T29">ﮜ</text:span><text:span text:style-name="T1"> </text:span><text:span text:style-name="T29">ﮝ</text:span><text:span text:style-name="T1"> </text:span><text:span text:style-name="T29">ﮞ</text:span><text:span text:style-name="T1"> </text:span><text:span text:style-name="T29">ﮟ</text:span><text:span text:style-name="T1"> </text:span><text:span text:style-name="T29">ﮠ</text:span><text:span text:style-name="T1"> </text:span><text:span text:style-name="T29">ﮡ</text:span><text:span text:style-name="T1"> </text:span><text:span text:style-name="T29">ﮢ</text:span><text:span text:style-name="T1"> </text:span><text:span text:style-name="T29">ﮣ</text:span><text:span text:style-name="T1"> </text:span><text:span text:style-name="T29">ﮤ</text:span><text:span text:style-name="T1"> </text:span><text:span text:style-name="T29">ﮥ</text:span><text:span text:style-name="T1"> </text:span><text:span text:style-name="T29">ﮦ</text:span><text:span text:style-name="T1"> </text:span><text:span text:style-name="T29">ﮧ</text:span><text:span text:style-name="T1"> </text:span><text:span text:style-name="T29">ﮨ</text:span><text:span text:style-name="T1"> </text:span><text:span text:style-name="T29">ﮩ</text:span><text:span text:style-name="T1"> </text:span><text:span text:style-name="T29">ﮪ</text:span><text:span text:style-name="T1"> </text:span><text:span text:style-name="T29">ﮫ</text:span><text:span text:style-name="T1"> </text:span><text:span text:style-name="T29">ﮬ</text:span><text:span text:style-name="T1"> </text:span><text:span text:style-name="T29">ﮭ</text:span><text:span text:style-name="T1"> </text:span><text:span text:style-name="T29">ﮮ</text:span><text:span text:style-name="T1"> </text:span><text:span text:style-name="T29">ﮯ</text:span><text:span text:style-name="T1"> </text:span><text:span text:style-name="T29">ﮰ</text:span><text:span text:style-name="T1"> </text:span><text:span text:style-name="T29">ﮱ</text:span><text:span text:style-name="T1"> </text:span><text:span text:style-name="T29">ﯓ</text:span><text:span text:style-name="T1"> </text:span><text:span text:style-name="T29">ﯔ</text:span><text:span text:style-name="T1"> </text:span><text:span text:style-name="T29">ﯕ</text:span><text:span text:style-name="T1"> </text:span><text:span text:style-name="T29">ﯖ</text:span><text:span text:style-name="T1"> </text:span><text:span text:style-name="T29">ﯗ</text:span><text:span text:style-name="T1"> </text:span><text:span text:style-name="T29">ﯘ</text:span><text:span text:style-name="T1"> </text:span><text:span text:style-name="T29">ﯙ</text:span><text:span text:style-name="T1"> </text:span><text:span text:style-name="T29">ﯚ</text:span><text:span text:style-name="T1"> </text:span><text:span text:style-name="T29">ﯛ</text:span><text:span text:style-name="T1"> </text:span><text:span text:style-name="T29">ﯜ</text:span><text:span text:style-name="T1"> </text:span><text:span text:style-name="T29">ﯝ</text:span><text:span text:style-name="T1"> </text:span><text:span text:style-name="T29">ﯞ</text:span><text:span text:style-name="T1"> </text:span><text:span text:style-name="T29">ﯟ</text:span><text:span text:style-name="T1"> </text:span><text:span text:style-name="T29">ﯠ</text:span><text:span text:style-name="T1"> </text:span><text:span text:style-name="T29">ﯡ</text:span><text:span text:style-name="T1"> </text:span><text:span text:style-name="T29">ﯢ</text:span><text:span text:style-name="T1"> </text:span><text:span text:style-name="T29">ﯣ</text:span><text:span text:style-name="T1"> </text:span><text:span text:style-name="T29">ﯤ</text:span><text:span text:style-name="T1"> </text:span><text:span text:style-name="T29">ﯥ</text:span><text:span text:style-name="T1"> </text:span><text:span text:style-name="T29">ﯦ</text:span><text:span text:style-name="T1"> </text:span><text:span text:style-name="T29">ﯧ</text:span><text:span text:style-name="T1"> </text:span><text:span text:style-name="T29">ﯨ</text:span><text:span text:style-name="T1"> </text:span><text:span text:style-name="T29">ﯩ</text:span><text:span text:style-name="T1"> </text:span><text:span text:style-name="T29">ﯪ</text:span><text:span text:style-name="T1"> </text:span><text:span text:style-name="T29">ﯫ</text:span><text:span text:style-name="T1"> </text:span><text:span text:style-name="T29">ﯬ</text:span><text:span text:style-name="T1"> </text:span><text:span text:style-name="T29">ﯭ</text:span><text:span text:style-name="T1"> </text:span><text:span text:style-name="T29">ﯮ</text:span><text:span text:style-name="T1"> </text:span><text:span text:style-name="T29">ﯯ</text:span><text:span text:style-name="T1"> </text:span><text:span text:style-name="T29">ﯰ</text:span><text:span text:style-name="T1"> </text:span><text:span text:style-name="T29">ﯱ</text:span><text:span text:style-name="T1"> </text:span><text:span text:style-name="T29">ﯲ</text:span><text:span text:style-name="T1"> </text:span><text:span text:style-name="T29">ﯳ</text:span><text:span text:style-name="T1"> </text:span><text:span text:style-name="T29">ﯴ</text:span><text:span text:style-name="T1"> </text:span><text:span text:style-name="T29">ﯵ</text:span><text:span text:style-name="T1"> </text:span><text:span text:style-name="T29">ﯶ</text:span><text:span text:style-name="T1"> </text:span><text:span text:style-name="T29">ﯷ</text:span><text:span text:style-name="T1"> </text:span><text:span text:style-name="T29">ﯸ</text:span><text:span text:style-name="T1"> </text:span><text:span text:style-name="T29">ﯹ</text:span><text:span text:style-name="T1"> </text:span><text:span text:style-name="T29">ﯺ</text:span><text:span text:style-name="T1"> </text:span><text:span text:style-name="T29">ﯻ</text:span><text:span text:style-name="T1"> </text:span><text:span text:style-name="T29">ﯼ</text:span><text:span text:style-name="T1"> </text:span><text:span text:style-name="T29">ﯽ</text:span><text:span text:style-name="T1"> </text:span><text:span text:style-name="T29">ﯾ</text:span><text:span text:style-name="T1"> </text:span><text:span text:style-name="T29">ﯿ</text:span><text:span text:style-name="T1"> </text:span><text:span text:style-name="T29">ﰀ</text:span><text:span text:style-name="T1"> </text:span><text:span text:style-name="T29">ﰁ</text:span><text:span text:style-name="T1"> </text:span><text:span text:style-name="T29">ﰂ</text:span><text:span text:style-name="T1"> </text:span><text:span text:style-name="T29">ﰃ</text:span><text:span text:style-name="T1"> </text:span><text:span text:style-name="T29">ﰄ</text:span><text:span text:style-name="T1"> </text:span><text:span text:style-name="T29">ﰅ</text:span><text:span text:style-name="T1"> </text:span><text:span text:style-name="T29">ﰆ</text:span><text:span text:style-name="T1"> </text:span><text:span text:style-name="T29">ﰇﰈ</text:span><text:span text:style-name="T1"> </text:span><text:span text:style-name="T29">ﰉ</text:span><text:span text:style-name="T1"> </text:span><text:span text:style-name="T29">ﰊ</text:span><text:span text:style-name="T1"> </text:span><text:span text:style-name="T29">ﰋ</text:span><text:span text:style-name="T1"> </text:span><text:span text:style-name="T29">ﰌ</text:span><text:span text:style-name="T1"> </text:span><text:span text:style-name="T29">ﰍﰎ</text:span><text:span text:style-name="T1"> </text:span><text:span text:style-name="T29">ﰏ</text:span><text:span text:style-name="T1"> </text:span><text:span text:style-name="T29">ﰐ</text:span><text:span text:style-name="T1"> </text:span><text:span text:style-name="T29">ﰑ</text:span><text:span text:style-name="T1"> </text:span><text:span text:style-name="T29">ﰒ</text:span><text:span text:style-name="T1"> </text:span><text:span text:style-name="T29">ﰓ</text:span><text:span text:style-name="T1"> </text:span><text:span text:style-name="T29">ﰔ</text:span><text:span text:style-name="T1"> </text:span><text:span text:style-name="T29">ﰕ</text:span></text:p>
      <text:p text:style-name="P25"><text:span text:style-name="T30">ﭑ</text:span><text:span text:style-name="T1"> </text:span><text:span text:style-name="T30">ﭒ</text:span><text:span text:style-name="T1"> </text:span><text:span text:style-name="T30">ﭓ</text:span><text:span text:style-name="T1"> </text:span><text:span text:style-name="T30">ﭔ</text:span><text:span text:style-name="T1"> </text:span><text:span text:style-name="T30">ﭕ</text:span><text:span text:style-name="T1"> </text:span><text:span text:style-name="T30">ﭖ</text:span><text:span text:style-name="T1"> </text:span><text:span text:style-name="T30">ﭗ</text:span><text:span text:style-name="T1"> </text:span><text:span text:style-name="T30">ﭘ</text:span><text:span text:style-name="T1"> </text:span><text:span text:style-name="T30">ﭙ</text:span><text:span text:style-name="T1"> </text:span><text:span text:style-name="T30">ﭚ</text:span><text:span text:style-name="T1"> </text:span><text:span text:style-name="T30">ﭛ</text:span><text:span text:style-name="T1"> </text:span><text:span text:style-name="T30">ﭜﭝ</text:span><text:span text:style-name="T1"> </text:span><text:span text:style-name="T30">ﭞ</text:span><text:span text:style-name="T1"> </text:span><text:span text:style-name="T30">ﭟ</text:span><text:span text:style-name="T1"> </text:span><text:span text:style-name="T30">ﭠ</text:span><text:span text:style-name="T1"> </text:span><text:span text:style-name="T30">ﭡ</text:span><text:span text:style-name="T1"> </text:span><text:span text:style-name="T30">ﭢ</text:span><text:span text:style-name="T1"> </text:span><text:span text:style-name="T30">ﭣ</text:span><text:span text:style-name="T1"> </text:span><text:span text:style-name="T30">ﭤ</text:span><text:span text:style-name="T1"> </text:span><text:span text:style-name="T30">ﭥ</text:span><text:span text:style-name="T1"> </text:span><text:span text:style-name="T30">ﭦ</text:span><text:span text:style-name="T1"> </text:span><text:span text:style-name="T30">ﭧ</text:span><text:span text:style-name="T1"> </text:span><text:span text:style-name="T30">ﭨ</text:span><text:span text:style-name="T1"> </text:span><text:span text:style-name="T30">ﭩ</text:span><text:span text:style-name="T1"> </text:span><text:span text:style-name="T30">ﭪ</text:span><text:span text:style-name="T1"> </text:span><text:span text:style-name="T30">ﭫ</text:span><text:span text:style-name="T1"> </text:span><text:span text:style-name="T30">ﭬ</text:span><text:span text:style-name="T1"> </text:span><text:span text:style-name="T30">ﭭ</text:span><text:span text:style-name="T1"> </text:span><text:span text:style-name="T30">ﭮ</text:span><text:span text:style-name="T1"> </text:span><text:span text:style-name="T30">ﭯ</text:span><text:span text:style-name="T1"> </text:span><text:span text:style-name="T30">ﭰ</text:span><text:span text:style-name="T1"> </text:span><text:span text:style-name="T30">ﭱ</text:span><text:span text:style-name="T1"> </text:span><text:span text:style-name="T30">ﭲ</text:span><text:span text:style-name="T1"> </text:span><text:span text:style-name="T30">ﭳ</text:span><text:span text:style-name="T1"> </text:span><text:span text:style-name="T30">ﭴ</text:span><text:span text:style-name="T1"> </text:span><text:span text:style-name="T30">ﭵ</text:span><text:span text:style-name="T1"> </text:span><text:span text:style-name="T30">ﭶ</text:span><text:span text:style-name="T1"> </text:span><text:span text:style-name="T30">ﭷ</text:span><text:span text:style-name="T1"> </text:span><text:span text:style-name="T30">ﭸ</text:span><text:span text:style-name="T1"> </text:span><text:span text:style-name="T30">ﭹ</text:span><text:span text:style-name="T1"> </text:span><text:span text:style-name="T30">ﭺ</text:span><text:span text:style-name="T1"> </text:span><text:span text:style-name="T30">ﭻ</text:span><text:span text:style-name="T1"> </text:span><text:span text:style-name="T30">ﭼ</text:span><text:span text:style-name="T1"> </text:span><text:span text:style-name="T30">ﭽ</text:span><text:span text:style-name="T1"> </text:span><text:span text:style-name="T30">ﭾ</text:span><text:span text:style-name="T1"> </text:span><text:span text:style-name="T30">ﭿ</text:span><text:span text:style-name="T1"> </text:span><text:span text:style-name="T30">ﮀ</text:span><text:span text:style-name="T1"> </text:span><text:span text:style-name="T30">ﮁ</text:span><text:span text:style-name="T1"> </text:span><text:span text:style-name="T30">ﮂ</text:span><text:span text:style-name="T1"> </text:span><text:span text:style-name="T30">ﮃ</text:span><text:span text:style-name="T1"> </text:span><text:span text:style-name="T30">ﮄ</text:span><text:span text:style-name="T1"> </text:span><text:span text:style-name="T30">ﮅ</text:span><text:span text:style-name="T1"> </text:span><text:span text:style-name="T30">ﮆ</text:span><text:span text:style-name="T1"> </text:span><text:span text:style-name="T30">ﮇ</text:span><text:span text:style-name="T1"> </text:span><text:span text:style-name="T30">ﮈﮉ</text:span><text:span text:style-name="T1"> </text:span><text:span text:style-name="T30">ﮊ</text:span><text:span text:style-name="T1"> </text:span><text:span text:style-name="T30">ﮋ</text:span><text:span text:style-name="T1"> </text:span><text:span text:style-name="T30">ﮌ</text:span><text:span text:style-name="T1"> </text:span><text:span text:style-name="T30">ﮍ</text:span><text:span text:style-name="T1"> </text:span><text:span text:style-name="T30">ﮎ</text:span><text:span text:style-name="T1"> </text:span><text:span text:style-name="T30">ﮏ</text:span><text:span text:style-name="T1"> </text:span><text:span text:style-name="T30">ﮐ</text:span><text:span text:style-name="T1"> </text:span><text:span text:style-name="T30">ﮑ</text:span><text:span text:style-name="T1"> </text:span><text:span text:style-name="T30">ﮒ</text:span><text:span text:style-name="T1"> </text:span><text:span text:style-name="T30">ﮓ</text:span><text:span text:style-name="T1"> </text:span><text:span text:style-name="T30">ﮔ</text:span><text:span text:style-name="T1"> </text:span><text:span text:style-name="T30">ﮕ</text:span><text:span text:style-name="T1"> </text:span><text:span text:style-name="T30">ﮖ</text:span><text:span text:style-name="T1"> </text:span><text:span text:style-name="T30">ﮗ</text:span><text:span text:style-name="T1"> </text:span><text:span text:style-name="T30">ﮘ</text:span><text:span text:style-name="T1"> </text:span><text:span text:style-name="T30">ﮙ</text:span><text:span text:style-name="T1"> </text:span><text:span text:style-name="T30">ﮚ</text:span><text:span text:style-name="T1"> </text:span><text:span text:style-name="T30">ﮛ</text:span><text:span text:style-name="T1"> </text:span><text:span text:style-name="T30">ﮜ</text:span><text:span text:style-name="T1"> </text:span><text:span text:style-name="T30">ﮝ</text:span><text:span text:style-name="T1"> </text:span><text:span text:style-name="T30">ﮞ</text:span><text:span text:style-name="T1"> </text:span><text:span text:style-name="T30">ﮟ</text:span><text:span text:style-name="T1"> </text:span><text:span text:style-name="T30">ﮠ</text:span><text:span text:style-name="T1"> </text:span><text:span text:style-name="T30">ﮡ</text:span><text:span text:style-name="T1"> </text:span><text:span text:style-name="T30">ﮢ</text:span><text:span text:style-name="T1"> </text:span><text:span text:style-name="T30">ﮣ</text:span><text:span text:style-name="T1"> </text:span><text:span text:style-name="T30">ﮤ</text:span><text:span text:style-name="T1"> </text:span><text:span text:style-name="T30">ﮥ</text:span><text:span text:style-name="T1"> </text:span><text:span text:style-name="T30">ﮦ</text:span><text:span text:style-name="T1"> </text:span><text:span text:style-name="T30">ﮧ</text:span><text:span text:style-name="T1"> </text:span><text:span text:style-name="T30">ﮨ</text:span><text:span text:style-name="T1"> </text:span><text:span text:style-name="T30">ﮩ</text:span><text:span text:style-name="T1"> </text:span><text:span text:style-name="T30">ﮪ</text:span><text:span text:style-name="T1"> </text:span><text:span text:style-name="T30">ﮫ</text:span><text:span text:style-name="T1"> </text:span><text:span text:style-name="T30">ﮬ</text:span><text:span text:style-name="T1"> </text:span><text:span text:style-name="T30">ﮭ</text:span><text:span text:style-name="T1"> </text:span><text:span text:style-name="T30">ﮮ</text:span><text:span text:style-name="T1"> </text:span><text:span text:style-name="T30">ﮯ</text:span><text:span text:style-name="T1"> </text:span><text:span text:style-name="T30">ﮰ</text:span><text:span text:style-name="T1"> </text:span><text:span text:style-name="T30">ﮱ</text:span><text:span text:style-name="T1"> </text:span><text:span text:style-name="T30">ﯓ</text:span><text:span text:style-name="T1"> </text:span><text:span text:style-name="T30">ﯔ</text:span><text:span text:style-name="T1"> </text:span><text:span text:style-name="T30">ﯕ</text:span><text:span text:style-name="T1"> </text:span><text:span text:style-name="T30">ﯖ</text:span><text:span text:style-name="T1"> </text:span><text:span text:style-name="T30">ﯗ</text:span><text:span text:style-name="T1"> </text:span><text:span text:style-name="T30">ﯘ</text:span><text:span text:style-name="T1"> </text:span><text:span text:style-name="T30">ﯙ</text:span><text:span text:style-name="T1"> </text:span><text:span text:style-name="T30">ﯚ</text:span><text:span text:style-name="T1"> </text:span><text:span text:style-name="T30">ﯛ</text:span><text:span text:style-name="T1"> </text:span><text:span text:style-name="T30">ﯜ</text:span><text:span text:style-name="T1"> </text:span><text:span text:style-name="T30">ﯝ</text:span><text:span text:style-name="T1"> </text:span><text:span text:style-name="T30">ﯞ</text:span><text:span text:style-name="T1"> </text:span><text:span text:style-name="T30">ﯟ</text:span><text:span text:style-name="T1"> </text:span><text:span text:style-name="T30">ﯠ</text:span><text:span text:style-name="T1"> </text:span><text:span text:style-name="T30">ﯡ</text:span><text:span text:style-name="T1"> </text:span><text:span text:style-name="T30">ﯢ</text:span><text:span text:style-name="T1"> </text:span><text:span text:style-name="T30">ﯣ</text:span></text:p>
      <text:p text:style-name="P11"><text:span text:style-name="T30">ﯤ</text:span><text:span text:style-name="T1"> </text:span><text:span text:style-name="T30">ﯥ</text:span><text:span text:style-name="T1"> </text:span><text:span text:style-name="T30">ﯦ</text:span><text:span text:style-name="T1"> </text:span><text:span text:style-name="T30">ﯧ</text:span><text:span text:style-name="T1"> </text:span><text:span text:style-name="T30">ﯨ</text:span><text:span text:style-name="T1"> </text:span><text:span text:style-name="T30">ﯩ</text:span><text:span text:style-name="T1"> </text:span><text:span text:style-name="T30">ﯪ</text:span><text:span text:style-name="T1"> </text:span><text:span text:style-name="T30">ﯫ</text:span><text:span text:style-name="T1"> </text:span><text:span text:style-name="T30">ﯬ</text:span><text:span text:style-name="T1"> </text:span><text:span text:style-name="T30">ﯭ</text:span><text:span text:style-name="T1"> </text:span><text:span text:style-name="T30">ﯮ</text:span><text:span text:style-name="T1"> </text:span><text:span text:style-name="T30">ﯯ</text:span><text:span text:style-name="T1"> </text:span><text:span text:style-name="T30">ﯰ</text:span><text:span text:style-name="T1"> </text:span><text:span text:style-name="T30">ﯱ</text:span><text:span text:style-name="T1"> </text:span><text:span text:style-name="T30">ﯲ</text:span><text:span text:style-name="T1"> </text:span><text:span text:style-name="T30">ﯳ</text:span><text:span text:style-name="T1"> </text:span><text:span text:style-name="T30">ﯴ</text:span><text:span text:style-name="T1"> </text:span><text:span text:style-name="T30">ﯵ</text:span></text:p>
      <text:p text:style-name="P26"><text:span text:style-name="T31">ﭑ</text:span><text:span text:style-name="T1"> </text:span><text:span text:style-name="T31">ﭒ</text:span><text:span text:style-name="T1"> </text:span><text:span text:style-name="T31">ﭓ</text:span><text:span text:style-name="T1"> </text:span><text:span text:style-name="T31">ﭔ</text:span><text:span text:style-name="T1"> </text:span><text:span text:style-name="T31">ﭕ</text:span><text:span text:style-name="T1"> </text:span><text:span text:style-name="T31">ﭖ</text:span><text:span text:style-name="T1"> </text:span><text:span text:style-name="T31">ﭗ</text:span><text:span text:style-name="T1"> </text:span><text:span text:style-name="T31">ﭘ</text:span><text:span text:style-name="T1"> </text:span><text:span text:style-name="T31">ﭙ</text:span><text:span text:style-name="T1"> </text:span><text:span text:style-name="T31">ﭚ</text:span><text:span text:style-name="T1"> </text:span><text:span text:style-name="T31">ﭛ</text:span><text:span text:style-name="T1"> </text:span><text:span text:style-name="T31">ﭜ</text:span><text:span text:style-name="T1"> </text:span><text:span text:style-name="T31">ﭝ</text:span><text:span text:style-name="T1"> </text:span><text:span text:style-name="T31">ﭞ</text:span><text:span text:style-name="T1"> </text:span><text:span text:style-name="T31">ﭟ</text:span><text:span text:style-name="T1"> </text:span><text:span text:style-name="T31">ﭠ</text:span><text:span text:style-name="T1"> </text:span><text:span text:style-name="T31">ﭡ</text:span><text:span text:style-name="T1"> </text:span><text:span text:style-name="T31">ﭢ</text:span><text:span text:style-name="T1"> </text:span><text:span text:style-name="T31">ﭣ</text:span><text:span text:style-name="T1"> </text:span><text:span text:style-name="T31">ﭤ</text:span><text:span text:style-name="T1"> </text:span><text:span text:style-name="T31">ﭥ</text:span><text:span text:style-name="T1"> </text:span><text:span text:style-name="T31">ﭦ</text:span><text:span text:style-name="T1"> </text:span><text:span text:style-name="T31">ﭧ</text:span><text:span text:style-name="T1"> </text:span><text:span text:style-name="T31">ﭨ</text:span><text:span text:style-name="T1"> </text:span><text:span text:style-name="T31">ﭩ</text:span><text:span text:style-name="T1"> </text:span><text:span text:style-name="T31">ﭪ</text:span><text:span text:style-name="T1"> </text:span><text:span text:style-name="T31">ﭫ</text:span><text:span text:style-name="T1"> </text:span><text:span text:style-name="T31">ﭬ</text:span><text:span text:style-name="T1"> </text:span><text:span text:style-name="T31">ﭭ</text:span><text:span text:style-name="T1"> </text:span><text:span text:style-name="T31">ﭮ</text:span><text:span text:style-name="T1"> </text:span><text:span text:style-name="T31">ﭯ</text:span><text:span text:style-name="T1"> </text:span><text:span text:style-name="T31">ﭰ</text:span><text:span text:style-name="T1"> </text:span><text:span text:style-name="T31">ﭱ</text:span><text:span text:style-name="T1"> </text:span><text:span text:style-name="T31">ﭲ</text:span><text:span text:style-name="T1"> </text:span><text:span text:style-name="T31">ﭳ</text:span><text:span text:style-name="T1"> </text:span><text:span text:style-name="T31">ﭴ</text:span><text:span text:style-name="T1"> </text:span><text:span text:style-name="T31">ﭵ</text:span><text:span text:style-name="T1"> </text:span><text:span text:style-name="T31">ﭶ</text:span><text:span text:style-name="T1"> </text:span><text:span text:style-name="T31">ﭷ</text:span><text:span text:style-name="T1"> </text:span><text:span text:style-name="T31">ﭸ</text:span><text:span text:style-name="T1"> </text:span><text:span text:style-name="T31">ﭹ</text:span><text:span text:style-name="T1"> </text:span><text:span text:style-name="T31">ﭺ</text:span><text:span text:style-name="T1"> </text:span><text:span text:style-name="T31">ﭻ</text:span><text:span text:style-name="T1"> </text:span><text:span text:style-name="T31">ﭼ</text:span><text:span text:style-name="T1"> </text:span><text:span text:style-name="T31">ﭽ</text:span><text:span text:style-name="T1"> </text:span><text:span text:style-name="T31">ﭾ</text:span><text:span text:style-name="T1"> </text:span><text:span text:style-name="T31">ﭿ</text:span><text:span text:style-name="T1"> </text:span><text:span text:style-name="T31">ﮀ</text:span><text:span text:style-name="T1"> </text:span><text:span text:style-name="T31">ﮁ</text:span><text:span text:style-name="T1"> </text:span><text:span text:style-name="T31">ﮂ</text:span><text:span text:style-name="T1"> </text:span><text:span text:style-name="T31">ﮃ</text:span><text:span text:style-name="T1"> </text:span><text:span text:style-name="T31">ﮄ</text:span><text:span text:style-name="T1"> </text:span><text:span text:style-name="T31">ﮅ</text:span><text:span text:style-name="T1"> </text:span><text:span text:style-name="T31">ﮆﮇ</text:span><text:span text:style-name="T1"> </text:span><text:span text:style-name="T31">ﮈ</text:span><text:span text:style-name="T1"> </text:span><text:span text:style-name="T31">ﮉ</text:span><text:span text:style-name="T1"> </text:span><text:span text:style-name="T31">ﮊ</text:span><text:span text:style-name="T1"> </text:span><text:span text:style-name="T31">ﮋ</text:span><text:span text:style-name="T1"> </text:span><text:span text:style-name="T31">ﮌ</text:span><text:span text:style-name="T1"> </text:span><text:span text:style-name="T31">ﮍ</text:span><text:span text:style-name="T1"> </text:span><text:span text:style-name="T31">ﮎ</text:span><text:span text:style-name="T1"> </text:span><text:span text:style-name="T31">ﮏ</text:span><text:span text:style-name="T1"> </text:span><text:span text:style-name="T31">ﮐ</text:span><text:span text:style-name="T1"> </text:span><text:span text:style-name="T31">ﮑ</text:span><text:span text:style-name="T1"> </text:span><text:span text:style-name="T31">ﮒ</text:span><text:span text:style-name="T1"> </text:span><text:span text:style-name="T31">ﮓ</text:span><text:span text:style-name="T1"> </text:span><text:span text:style-name="T31">ﮔ</text:span><text:span text:style-name="T1"> </text:span><text:span text:style-name="T31">ﮕ</text:span><text:span text:style-name="T1"> </text:span><text:span text:style-name="T31">ﮖ</text:span><text:span text:style-name="T1"> </text:span><text:span text:style-name="T31">ﮗ</text:span><text:span text:style-name="T1"> </text:span><text:span text:style-name="T31">ﮘ</text:span><text:span text:style-name="T1"> </text:span><text:span text:style-name="T31">ﮙ</text:span><text:span text:style-name="T1"> </text:span><text:span text:style-name="T31">ﮚ</text:span><text:span text:style-name="T1"> </text:span><text:span text:style-name="T31">ﮛ</text:span><text:span text:style-name="T1"> </text:span><text:span text:style-name="T31">ﮜ</text:span><text:span text:style-name="T1"> </text:span><text:span text:style-name="T31">ﮝ</text:span><text:span text:style-name="T1"> </text:span><text:span text:style-name="T31">ﮞ</text:span><text:span text:style-name="T1"> </text:span><text:span text:style-name="T31">ﮟ</text:span><text:span text:style-name="T1"> </text:span><text:span text:style-name="T31">ﮠ</text:span><text:span text:style-name="T1"> </text:span><text:span text:style-name="T31">ﮡ</text:span><text:span text:style-name="T1"> </text:span><text:span text:style-name="T31">ﮢ</text:span><text:span text:style-name="T1"> </text:span><text:span text:style-name="T31">ﮣ</text:span><text:span text:style-name="T1"> </text:span><text:span text:style-name="T31">ﮤ</text:span><text:span text:style-name="T1"> </text:span><text:span text:style-name="T31">ﮥ</text:span><text:span text:style-name="T1"> </text:span><text:span text:style-name="T31">ﮦ</text:span><text:span text:style-name="T1"> </text:span><text:span text:style-name="T31">ﮧ</text:span><text:span text:style-name="T1"> </text:span><text:span text:style-name="T31">ﮨ</text:span><text:span text:style-name="T1"> </text:span><text:span text:style-name="T31">ﮩ</text:span><text:span text:style-name="T1"> </text:span><text:span text:style-name="T31">ﮪ</text:span><text:span text:style-name="T1"> </text:span><text:span text:style-name="T31">ﮫ</text:span><text:span text:style-name="T1"> </text:span><text:span text:style-name="T31">ﮬ</text:span><text:span text:style-name="T1"> </text:span><text:span text:style-name="T31">ﮭ</text:span><text:span text:style-name="T1"> </text:span><text:span text:style-name="T31">ﮮ</text:span><text:span text:style-name="T1"> </text:span><text:span text:style-name="T31">ﮯ</text:span><text:span text:style-name="T1"> </text:span><text:span text:style-name="T31">ﮰ</text:span><text:span text:style-name="T1"> </text:span><text:span text:style-name="T31">ﮱ</text:span><text:span text:style-name="T1"> </text:span><text:span text:style-name="T31">ﯓ</text:span><text:span text:style-name="T1"> </text:span><text:span text:style-name="T31">ﯔ</text:span><text:span text:style-name="T1"> </text:span><text:span text:style-name="T31">ﯕ</text:span><text:span text:style-name="T1"> </text:span><text:span text:style-name="T31">ﯖ</text:span><text:span text:style-name="T1"> </text:span><text:span text:style-name="T31">ﯗ</text:span><text:span text:style-name="T1"> </text:span><text:span text:style-name="T31">ﯘ</text:span><text:span text:style-name="T1"> </text:span><text:span text:style-name="T31">ﯙ</text:span><text:span text:style-name="T1"> </text:span><text:span text:style-name="T31">ﯚ</text:span><text:span text:style-name="T1"> </text:span><text:span text:style-name="T31">ﯛ</text:span><text:span text:style-name="T1"> </text:span><text:span text:style-name="T31">ﯜ</text:span><text:span text:style-name="T1"> </text:span><text:span text:style-name="T31">ﯝ</text:span><text:span text:style-name="T1"> </text:span><text:span text:style-name="T31">ﯞ</text:span><text:span text:style-name="T1"> </text:span><text:span text:style-name="T31">ﯟ</text:span><text:span text:style-name="T1"> </text:span><text:span text:style-name="T31">ﯠ</text:span><text:span text:style-name="T1"> </text:span><text:span text:style-name="T31">ﯡ</text:span><text:span text:style-name="T1"> </text:span><text:span text:style-name="T31">ﯢ</text:span><text:span text:style-name="T1"> </text:span><text:span text:style-name="T31">ﯣ</text:span><text:span text:style-name="T1"> </text:span><text:span text:style-name="T31">ﯤ</text:span><text:span text:style-name="T1"> </text:span><text:span text:style-name="T31">ﯥ</text:span><text:span text:style-name="T1"> </text:span><text:span text:style-name="T31">ﯦ</text:span><text:span text:style-name="T1"> </text:span><text:span text:style-name="T31">ﯧ</text:span><text:span text:style-name="T1"> </text:span><text:span text:style-name="T31">ﯨ</text:span><text:span text:style-name="T1"> </text:span><text:span text:style-name="T31">ﯩ</text:span><text:span text:style-name="T1"> </text:span><text:span text:style-name="T31">ﯪ</text:span><text:span text:style-name="T1"> </text:span><text:span text:style-name="T31">ﯫ</text:span><text:span text:style-name="T1"> </text:span><text:span text:style-name="T31">ﯬ</text:span><text:span text:style-name="T1"> </text:span><text:span text:style-name="T31">ﯭ</text:span><text:span text:style-name="T1"> </text:span><text:span text:style-name="T31">ﯮ</text:span><text:span text:style-name="T1"> </text:span><text:span text:style-name="T31">ﯯ</text:span><text:span text:style-name="T1"> </text:span><text:span text:style-name="T31">ﯰ</text:span><text:span text:style-name="T1"> </text:span><text:span text:style-name="T31">ﯱ</text:span><text:span text:style-name="T1"> </text:span><text:span text:style-name="T31">ﯲ</text:span><text:span text:style-name="T1"> </text:span><text:span text:style-name="T31">ﯳ</text:span><text:span text:style-name="T1"> </text:span><text:span text:style-name="T31">ﯴ</text:span><text:span text:style-name="T1"> </text:span><text:span text:style-name="T31">ﯵ</text:span><text:span text:style-name="T1"> </text:span><text:span text:style-name="T31">ﯶ</text:span><text:span text:style-name="T1"> </text:span><text:span text:style-name="T31">ﯷ</text:span><text:span text:style-name="T1"> </text:span><text:span text:style-name="T31">ﯸ</text:span><text:span text:style-name="T1"> </text:span><text:span text:style-name="T31">ﯹ</text:span><text:span text:style-name="T1"> </text:span><text:span text:style-name="T31">ﯺ</text:span><text:span text:style-name="T1"> </text:span><text:span text:style-name="T31">ﯻ</text:span><text:span text:style-name="T1"> </text:span><text:span text:style-name="T31">ﯼ</text:span><text:span text:style-name="T1"> </text:span><text:span text:style-name="T31">ﯽ</text:span><text:span text:style-name="T1"> </text:span><text:span text:style-name="T31">ﯾ</text:span><text:span text:style-name="T1"> </text:span><text:span text:style-name="T31">ﯿ</text:span><text:span text:style-name="T1"> </text:span><text:span text:style-name="T31">ﰀ</text:span><text:span text:style-name="T1"> </text:span><text:span text:style-name="T31">ﰁ</text:span><text:span text:style-name="T1"> </text:span><text:span text:style-name="T31">ﰂ</text:span></text:p>
      <text:p text:style-name="P27"><text:span text:style-name="T32">ﭑﭒﭓﭔﭕﭖﭗﭘﭙﭚﭛﭜ</text:span><text:span text:style-name="T1"> </text:span><text:span text:style-name="T32">ﭝ</text:span><text:span text:style-name="T1"> </text:span><text:span text:style-name="T32">ﭞ</text:span><text:span text:style-name="T1"> </text:span><text:span text:style-name="T32">ﭟ</text:span><text:span text:style-name="T1"> </text:span><text:span text:style-name="T32">ﭠ</text:span><text:span text:style-name="T1"> </text:span><text:span text:style-name="T32">ﭡ</text:span><text:span text:style-name="T1"> </text:span><text:span text:style-name="T32">ﭢ</text:span><text:span text:style-name="T1"> </text:span><text:span text:style-name="T32">ﭣ</text:span><text:span text:style-name="T1"> </text:span><text:span text:style-name="T32">ﭤ</text:span><text:span text:style-name="T1"> </text:span><text:span text:style-name="T32">ﭥ</text:span><text:span text:style-name="T1"> </text:span><text:span text:style-name="T32">ﭦ</text:span><text:span text:style-name="T1"> </text:span><text:span text:style-name="T32">ﭧ</text:span><text:span text:style-name="T1"> </text:span><text:span text:style-name="T32">ﭨﭩ</text:span><text:span text:style-name="T1"> </text:span><text:span text:style-name="T32">ﭪ</text:span><text:span text:style-name="T1"> </text:span><text:span text:style-name="T32">ﭫ</text:span><text:span text:style-name="T1"> </text:span><text:span text:style-name="T32">ﭬ</text:span><text:span text:style-name="T1"> </text:span><text:span text:style-name="T32">ﭭ</text:span><text:span text:style-name="T1"> </text:span><text:span text:style-name="T32">ﭮ</text:span><text:span text:style-name="T1"> </text:span><text:span text:style-name="T32">ﭯ</text:span><text:span text:style-name="T1"> </text:span><text:span text:style-name="T32">ﭰ</text:span><text:span text:style-name="T1"> </text:span><text:span text:style-name="T32">ﭱ</text:span><text:span text:style-name="T1"> </text:span><text:span text:style-name="T32">ﭲ</text:span><text:span text:style-name="T1"> </text:span><text:span text:style-name="T32">ﭳ</text:span><text:span text:style-name="T1"> </text:span><text:span text:style-name="T32">ﭴ</text:span><text:span text:style-name="T1"> </text:span><text:span text:style-name="T32">ﭵ</text:span><text:span text:style-name="T1"> </text:span><text:span text:style-name="T32">ﭶ</text:span><text:span text:style-name="T1"> </text:span><text:span text:style-name="T32">ﭷ</text:span><text:span text:style-name="T1"> </text:span><text:span text:style-name="T32">ﭸ</text:span><text:span text:style-name="T1"> </text:span><text:span text:style-name="T32">ﭹﭺﭻﭼ</text:span><text:span text:style-name="T1"> </text:span><text:span text:style-name="T32">ﭽ</text:span><text:span text:style-name="T1"> </text:span><text:span text:style-name="T32">ﭾ</text:span><text:span text:style-name="T1"> </text:span><text:span text:style-name="T32">ﭿ</text:span><text:span text:style-name="T1"> </text:span><text:span text:style-name="T32">ﮀ</text:span><text:span text:style-name="T1"> </text:span><text:span text:style-name="T32">ﮁ</text:span><text:span text:style-name="T1"> </text:span><text:span text:style-name="T32">ﮂ</text:span><text:span text:style-name="T1"> </text:span><text:span text:style-name="T32">ﮃﮄﮅﮆﮇﮈﮉﮊ</text:span><text:span text:style-name="T1"> </text:span><text:span text:style-name="T32">ﮋ</text:span><text:span text:style-name="T1"> </text:span><text:span text:style-name="T32">ﮌ</text:span><text:span text:style-name="T1"> </text:span><text:span text:style-name="T32">ﮍ</text:span><text:span text:style-name="T1"> </text:span><text:span text:style-name="T32">ﮎ</text:span><text:span text:style-name="T1"> </text:span><text:span text:style-name="T32">ﮏ</text:span><text:span text:style-name="T1"> </text:span><text:span text:style-name="T32">ﮐ</text:span><text:span text:style-name="T1"> </text:span><text:span text:style-name="T32">ﮑ</text:span><text:span text:style-name="T1"> </text:span><text:span text:style-name="T32">ﮒ</text:span><text:span text:style-name="T1"> </text:span><text:span text:style-name="T32">ﮓ</text:span><text:span text:style-name="T1"> </text:span><text:span text:style-name="T32">ﮔ</text:span><text:span text:style-name="T1"> </text:span><text:span text:style-name="T32">ﮕ</text:span><text:span text:style-name="T1"> </text:span><text:span text:style-name="T32">ﮖ</text:span><text:span text:style-name="T1"> </text:span><text:span text:style-name="T32">ﮗ</text:span><text:span text:style-name="T1"> </text:span><text:span text:style-name="T32">ﮘ</text:span><text:span text:style-name="T1"> </text:span><text:span text:style-name="T32">ﮙ</text:span><text:span text:style-name="T1"> </text:span><text:span text:style-name="T32">ﮚ</text:span><text:span text:style-name="T1"> </text:span><text:span text:style-name="T32">ﮛ</text:span><text:span text:style-name="T1"> </text:span><text:span text:style-name="T32">ﮜ</text:span><text:span text:style-name="T1"> </text:span><text:span text:style-name="T32">ﮝ</text:span><text:span text:style-name="T1"> </text:span><text:span text:style-name="T32">ﮞ</text:span><text:span text:style-name="T1"> </text:span><text:span text:style-name="T32">ﮟ</text:span><text:span text:style-name="T1"> </text:span><text:span text:style-name="T32">ﮠ</text:span><text:span text:style-name="T1"> </text:span><text:span text:style-name="T32">ﮡﮢ</text:span><text:span text:style-name="T1"> </text:span><text:span text:style-name="T32">ﮣ</text:span><text:span text:style-name="T1"> </text:span><text:span text:style-name="T32">ﮤ</text:span><text:span text:style-name="T1"> </text:span><text:span text:style-name="T32">ﮥ</text:span><text:span text:style-name="T1"> </text:span><text:span text:style-name="T32">ﮦ</text:span><text:span text:style-name="T1"> </text:span><text:span text:style-name="T32">ﮧ</text:span><text:span text:style-name="T1"> </text:span><text:span text:style-name="T32">ﮨ</text:span><text:span text:style-name="T1"> </text:span><text:span text:style-name="T32">ﮩﮪ</text:span><text:span text:style-name="T1"> </text:span><text:span text:style-name="T32">ﮫ</text:span><text:span text:style-name="T1"> </text:span><text:span text:style-name="T32">ﮬ</text:span><text:span text:style-name="T1"> </text:span><text:span text:style-name="T32">ﮭ</text:span><text:span text:style-name="T1"> </text:span><text:span text:style-name="T32">ﮮ</text:span><text:span text:style-name="T1"> </text:span><text:span text:style-name="T32">ﮯ</text:span><text:span text:style-name="T1"> </text:span><text:span text:style-name="T32">ﮰ</text:span><text:span text:style-name="T1"> </text:span><text:span text:style-name="T32">ﮱ</text:span><text:span text:style-name="T1"> </text:span><text:span text:style-name="T32">ﯓ</text:span><text:span text:style-name="T1"> </text:span><text:span text:style-name="T32">ﯔ</text:span><text:span text:style-name="T1"> </text:span><text:span text:style-name="T32">ﯕ</text:span><text:span text:style-name="T1"> </text:span><text:span text:style-name="T32">ﯖ</text:span><text:span text:style-name="T1"> </text:span><text:span text:style-name="T32">ﯗ</text:span><text:span text:style-name="T1"> </text:span><text:span text:style-name="T32">ﯘ</text:span><text:span text:style-name="T1"> </text:span><text:span text:style-name="T32">ﯙ</text:span><text:span text:style-name="T1"> </text:span><text:span text:style-name="T32">ﯚ</text:span><text:span text:style-name="T1"> </text:span><text:span text:style-name="T32">ﯛ</text:span><text:span text:style-name="T1"> </text:span><text:span text:style-name="T32">ﯜ</text:span><text:span text:style-name="T1"> </text:span><text:span text:style-name="T32">ﯝ</text:span><text:span text:style-name="T1"> </text:span><text:span text:style-name="T32">ﯞ</text:span><text:span text:style-name="T1"> </text:span><text:span text:style-name="T32">ﯟ</text:span><text:span text:style-name="T1"> </text:span><text:span text:style-name="T32">ﯠ</text:span><text:span text:style-name="T1"> </text:span><text:span text:style-name="T32">ﯡ</text:span><text:span text:style-name="T1"> </text:span><text:span text:style-name="T32">ﯢ</text:span><text:span text:style-name="T1"> </text:span><text:span text:style-name="T32">ﯣ</text:span><text:span text:style-name="T1"> </text:span><text:span text:style-name="T32">ﯤ</text:span><text:span text:style-name="T1"> </text:span><text:span text:style-name="T32">ﯥ</text:span><text:span text:style-name="T1"> </text:span><text:span text:style-name="T32">ﯦ</text:span><text:span text:style-name="T1"> </text:span><text:span text:style-name="T32">ﯧ</text:span><text:span text:style-name="T1"> </text:span><text:span text:style-name="T32">ﯨ</text:span><text:span text:style-name="T1"> </text:span><text:span text:style-name="T32">ﯩ</text:span><text:span text:style-name="T1"> </text:span><text:span text:style-name="T32">ﯪ</text:span><text:span text:style-name="T1"> </text:span><text:span text:style-name="T32">ﯫ</text:span><text:span text:style-name="T1"> </text:span><text:span text:style-name="T32">ﯬ</text:span><text:span text:style-name="T1"> </text:span><text:span text:style-name="T32">ﯭ</text:span><text:span text:style-name="T1"> </text:span><text:span text:style-name="T32">ﯮ</text:span><text:span text:style-name="T1"> </text:span><text:span text:style-name="T32">ﯯ</text:span><text:span text:style-name="T1"> </text:span><text:span text:style-name="T32">ﯰ</text:span><text:span text:style-name="T1"> </text:span><text:span text:style-name="T32">ﯱ</text:span><text:span text:style-name="T1"> </text:span><text:span text:style-name="T32">ﯲ</text:span><text:span text:style-name="T1"> </text:span><text:span text:style-name="T32">ﯳ</text:span><text:span text:style-name="T1"> </text:span><text:span text:style-name="T32">ﯴ</text:span><text:span text:style-name="T1"> </text:span><text:span text:style-name="T32">ﯵ</text:span><text:span text:style-name="T1"> </text:span><text:span text:style-name="T32">ﯶ</text:span><text:span text:style-name="T1"> </text:span><text:span text:style-name="T32">ﯷ</text:span><text:span text:style-name="T1"> </text:span><text:span text:style-name="T32">ﯸ</text:span><text:span text:style-name="T1"> </text:span><text:span text:style-name="T32">ﯹ</text:span><text:span text:style-name="T1"> </text:span><text:span text:style-name="T32">ﯺ</text:span><text:span text:style-name="T1"> </text:span><text:span text:style-name="T32">ﯻ</text:span><text:span text:style-name="T1"> </text:span><text:span text:style-name="T32">ﯼ</text:span><text:span text:style-name="T1"> </text:span><text:span text:style-name="T32">ﯽ</text:span><text:span text:style-name="T1"> </text:span><text:span text:style-name="T32">ﯾ</text:span><text:span text:style-name="T1"> </text:span><text:span text:style-name="T32">ﯿ</text:span><text:span text:style-name="T1"> </text:span><text:span text:style-name="T32">ﰀ</text:span><text:span text:style-name="T1"> </text:span><text:span text:style-name="T32">ﰁ</text:span><text:span text:style-name="T1"> </text:span><text:span text:style-name="T32">ﰂ</text:span><text:span text:style-name="T1"> </text:span><text:span text:style-name="T32">ﰃ</text:span><text:span text:style-name="T1"> </text:span><text:span text:style-name="T32">ﰄ</text:span><text:span text:style-name="T1"> </text:span><text:span text:style-name="T32">ﰅ</text:span><text:span text:style-name="T1"> </text:span><text:span text:style-name="T32">ﰆ</text:span><text:span text:style-name="T1"> </text:span><text:span text:style-name="T32">ﰇ</text:span><text:span text:style-name="T1"> </text:span><text:span text:style-name="T32">ﰈ</text:span><text:span text:style-name="T1"> </text:span><text:span text:style-name="T32">ﰉ</text:span></text:p>
      <text:p text:style-name="P12"><text:span text:style-name="T33">ﮌ</text:span><text:span text:style-name="T57">ﯓ</text:span></text:p>
      <text:p text:style-name="P36"><text:span text:style-name="T36">ﭤ</text:span><text:span text:style-name="T57">ﭥﭦ</text:span></text:p>
      <text:p text:style-name="P13"><text:span text:style-name="T34">ﭑﭒ</text:span><text:span text:style-name="T1"> </text:span><text:span text:style-name="T34">ﭓ</text:span><text:span text:style-name="T1"> </text:span><text:span text:style-name="T34">ﭔ</text:span><text:span text:style-name="T1"> </text:span><text:span text:style-name="T34">ﭕ</text:span><text:span text:style-name="T1"> </text:span><text:span text:style-name="T34">ﭖ</text:span><text:span text:style-name="T1"> </text:span><text:span text:style-name="T34">ﭗ</text:span><text:span text:style-name="T1"> </text:span><text:span text:style-name="T34">ﭘ</text:span><text:span text:style-name="T1"> </text:span><text:span text:style-name="T34">ﭙ</text:span><text:span text:style-name="T1"> </text:span><text:span text:style-name="T34">ﭚ</text:span><text:span text:style-name="T1"> </text:span><text:span text:style-name="T34">ﭛ</text:span><text:span text:style-name="T1"> </text:span><text:span text:style-name="T34">ﭜ</text:span><text:span text:style-name="T1"> </text:span><text:span text:style-name="T34">ﭝ</text:span><text:span text:style-name="T1"> </text:span><text:span text:style-name="T34">ﭞ</text:span><text:span text:style-name="T1"> </text:span><text:span text:style-name="T34">ﭟ</text:span><text:span text:style-name="T1"> </text:span><text:span text:style-name="T34">ﭠ</text:span><text:span text:style-name="T1"> </text:span><text:span text:style-name="T34">ﭡ</text:span><text:span text:style-name="T1"> </text:span><text:span text:style-name="T34">ﭢ</text:span><text:span text:style-name="T1"> </text:span><text:span text:style-name="T34">ﭣ</text:span><text:span text:style-name="T1"> </text:span><text:span text:style-name="T34">ﭤ</text:span><text:span text:style-name="T1"> </text:span><text:span text:style-name="T34">ﭥ</text:span><text:span text:style-name="T1"> </text:span><text:span text:style-name="T34">ﭦ</text:span><text:span text:style-name="T1"> </text:span><text:span text:style-name="T34">ﭧ</text:span><text:span text:style-name="T1"> </text:span><text:span text:style-name="T34">ﭨ</text:span><text:span text:style-name="T1"> </text:span><text:span text:style-name="T34">ﭩ</text:span><text:span text:style-name="T1"> </text:span><text:span text:style-name="T34">ﭪ</text:span><text:span text:style-name="T1"> </text:span><text:span text:style-name="T34">ﭫ</text:span><text:span text:style-name="T1"> </text:span><text:span text:style-name="T34">ﭬ</text:span><text:span text:style-name="T1"> </text:span><text:span text:style-name="T34">ﭭﭮ</text:span><text:span text:style-name="T1"> </text:span><text:span text:style-name="T34">ﭯ</text:span><text:span text:style-name="T1"> </text:span><text:span text:style-name="T34">ﭰ</text:span><text:span text:style-name="T1"> </text:span><text:span text:style-name="T34">ﭱﭲﭳ</text:span><text:span text:style-name="T1"> </text:span><text:span text:style-name="T34">ﭴ</text:span><text:span text:style-name="T1"> </text:span><text:span text:style-name="T34">ﭵ</text:span><text:span text:style-name="T1"> </text:span><text:span text:style-name="T34">ﭶ</text:span><text:span text:style-name="T1"> </text:span><text:span text:style-name="T34">ﭷ</text:span><text:span text:style-name="T1"> </text:span><text:span text:style-name="T34">ﭸﭹ</text:span><text:span text:style-name="T1"> </text:span><text:span text:style-name="T34">ﭺ</text:span><text:span text:style-name="T1"> </text:span><text:span text:style-name="T34">ﭻ</text:span><text:span text:style-name="T1"> </text:span><text:span text:style-name="T34">ﭼ</text:span><text:span text:style-name="T1"> </text:span><text:span text:style-name="T34">ﭽ</text:span><text:span text:style-name="T1"> </text:span><text:span text:style-name="T34">ﭾ</text:span><text:span text:style-name="T1"> </text:span><text:span text:style-name="T34">ﭿ</text:span><text:span text:style-name="T1"> </text:span><text:span text:style-name="T34">ﮀ</text:span><text:span text:style-name="T1"> </text:span><text:span text:style-name="T34">ﮁ</text:span><text:span text:style-name="T1"> </text:span><text:span text:style-name="T34">ﮂ</text:span><text:span text:style-name="T1"> </text:span><text:span text:style-name="T34">ﮃ</text:span><text:span text:style-name="T1"> </text:span><text:span text:style-name="T34">ﮄ</text:span><text:span text:style-name="T1"> </text:span><text:span text:style-name="T34">ﮅ</text:span><text:span text:style-name="T1"> </text:span><text:span text:style-name="T34">ﮆﮇ</text:span><text:span text:style-name="T1"> </text:span><text:span text:style-name="T34">ﮈ</text:span><text:span text:style-name="T1"> </text:span><text:span text:style-name="T34">ﮉ</text:span><text:span text:style-name="T1"> </text:span><text:span text:style-name="T34">ﮊ</text:span><text:span text:style-name="T1"> </text:span><text:span text:style-name="T34">ﮋ</text:span><text:span text:style-name="T1"> </text:span><text:span text:style-name="T34">ﮌ</text:span><text:span text:style-name="T1"> </text:span><text:span text:style-name="T34">ﮍ</text:span><text:span text:style-name="T1"> </text:span><text:span text:style-name="T34">ﮎ</text:span><text:span text:style-name="T1"> </text:span><text:span text:style-name="T34">ﮏ</text:span><text:span text:style-name="T1"> </text:span><text:span text:style-name="T34">ﮐ</text:span><text:span text:style-name="T1"> </text:span><text:span text:style-name="T34">ﮑ</text:span><text:span text:style-name="T1"> </text:span><text:span text:style-name="T34">ﮒ</text:span><text:span text:style-name="T1"> </text:span><text:span text:style-name="T34">ﮓ</text:span><text:span text:style-name="T1"> </text:span><text:span text:style-name="T34">ﮔ</text:span><text:span text:style-name="T1"> </text:span><text:span text:style-name="T34">ﮕ</text:span><text:span text:style-name="T1"> </text:span><text:span text:style-name="T34">ﮖ</text:span><text:span text:style-name="T1"> </text:span><text:span text:style-name="T34">ﮗ</text:span><text:span text:style-name="T1"> </text:span><text:span text:style-name="T34">ﮘ</text:span><text:span text:style-name="T1"> </text:span><text:span text:style-name="T34">ﮙ</text:span><text:span text:style-name="T1"> </text:span><text:span text:style-name="T34">ﮚ</text:span><text:span text:style-name="T1"> </text:span><text:span text:style-name="T34">ﮛ</text:span><text:span text:style-name="T1"> </text:span><text:span text:style-name="T34">ﮜﮝ</text:span><text:span text:style-name="T1"> </text:span><text:span text:style-name="T34">ﮞ</text:span><text:span text:style-name="T1"> </text:span><text:span text:style-name="T34">ﮟ</text:span><text:span text:style-name="T1"> </text:span><text:span text:style-name="T34">ﮠ</text:span><text:span text:style-name="T1"> </text:span><text:span text:style-name="T34">ﮡ</text:span><text:span text:style-name="T1"> </text:span><text:span text:style-name="T34">ﮢ</text:span><text:span text:style-name="T1"> </text:span><text:span text:style-name="T34">ﮣﮤ</text:span><text:span text:style-name="T1"> </text:span><text:span text:style-name="T34">ﮥﮦﮧ</text:span><text:span text:style-name="T1"> </text:span><text:span text:style-name="T34">ﮨ</text:span><text:span text:style-name="T1"> </text:span><text:span text:style-name="T34">ﮩ</text:span><text:span text:style-name="T1"> </text:span><text:span text:style-name="T34">ﮪ</text:span><text:span text:style-name="T1"> </text:span><text:span text:style-name="T34">ﮫ</text:span><text:span text:style-name="T1"> </text:span><text:span text:style-name="T34">ﮬ</text:span><text:span text:style-name="T1"> </text:span><text:span text:style-name="T34">ﮭ</text:span><text:span text:style-name="T1"> </text:span><text:span text:style-name="T34">ﮮ</text:span><text:span text:style-name="T1"> </text:span><text:span text:style-name="T34">ﮯ</text:span><text:span text:style-name="T1"> </text:span><text:span text:style-name="T34">ﮰ</text:span><text:span text:style-name="T1"> </text:span><text:span text:style-name="T34">ﮱﯓﯔ</text:span><text:span text:style-name="T1"> </text:span><text:span text:style-name="T34">ﯕ</text:span><text:span text:style-name="T1"> </text:span><text:span text:style-name="T34">ﯖ</text:span><text:span text:style-name="T1"> </text:span><text:span text:style-name="T34">ﯗ</text:span><text:span text:style-name="T1"> </text:span><text:span text:style-name="T34">ﯘ</text:span><text:span text:style-name="T1"> </text:span><text:span text:style-name="T34">ﯙﯚ</text:span><text:span text:style-name="T1"> </text:span><text:span text:style-name="T34">ﯛ</text:span><text:span text:style-name="T1"> </text:span><text:span text:style-name="T34">ﯜ</text:span><text:span text:style-name="T1"> </text:span><text:span text:style-name="T34">ﯝ</text:span><text:span text:style-name="T1"> </text:span><text:span text:style-name="T34">ﯞ</text:span><text:span text:style-name="T1"> </text:span><text:span text:style-name="T34">ﯟ</text:span><text:span text:style-name="T1"> </text:span><text:span text:style-name="T34">ﯠ</text:span><text:span text:style-name="T1"> </text:span><text:span text:style-name="T34">ﯡ</text:span><text:span text:style-name="T1"> </text:span><text:span text:style-name="T34">ﯢ</text:span><text:span text:style-name="T1"> </text:span><text:span text:style-name="T34">ﯣ</text:span><text:span text:style-name="T1"> </text:span><text:span text:style-name="T34">ﯤ</text:span><text:span text:style-name="T1"> </text:span><text:span text:style-name="T34">ﯥ</text:span><text:span text:style-name="T1"> </text:span><text:span text:style-name="T34">ﯦ</text:span><text:span text:style-name="T1"> </text:span><text:span text:style-name="T34">ﯧ</text:span><text:span text:style-name="T1"> </text:span><text:span text:style-name="T34">ﯨ</text:span><text:span text:style-name="T1"> </text:span><text:span text:style-name="T34">ﯩ</text:span><text:span text:style-name="T1"> </text:span><text:span text:style-name="T34">ﯪ</text:span><text:span text:style-name="T1"> </text:span><text:span text:style-name="T34">ﯫ</text:span><text:span text:style-name="T1"> </text:span><text:span text:style-name="T34">ﯬ</text:span><text:span text:style-name="T1"> </text:span><text:span text:style-name="T34">ﯭ</text:span><text:span text:style-name="T1"> </text:span><text:span text:style-name="T34">ﯮ</text:span><text:span text:style-name="T1"> </text:span><text:span text:style-name="T34">ﯯ</text:span><text:span text:style-name="T1"> </text:span><text:span text:style-name="T34">ﯰ</text:span><text:span text:style-name="T1"> </text:span><text:span text:style-name="T34">ﯱ</text:span><text:span text:style-name="T1"> </text:span><text:span text:style-name="T34">ﯲ</text:span><text:span text:style-name="T1"> </text:span><text:span text:style-name="T34">ﯳﯴ</text:span><text:span text:style-name="T1"> </text:span><text:span text:style-name="T34">ﯵ</text:span><text:span text:style-name="T1"> </text:span><text:span text:style-name="T34">ﯶ</text:span><text:span text:style-name="T1"> </text:span><text:span text:style-name="T34">ﯷ</text:span><text:span text:style-name="T1"> </text:span><text:span text:style-name="T34">ﯸ</text:span><text:span text:style-name="T1"> </text:span><text:span text:style-name="T34">ﯹ</text:span><text:span text:style-name="T1"> </text:span><text:span text:style-name="T34">ﯺ</text:span><text:span text:style-name="T1"> </text:span><text:span text:style-name="T34">ﯻ</text:span><text:span text:style-name="T1"> </text:span><text:span text:style-name="T34">ﯼ</text:span><text:span text:style-name="T1"> </text:span><text:span text:style-name="T34">ﯽ</text:span><text:span text:style-name="T1"> </text:span><text:span text:style-name="T34">ﯾ</text:span><text:span text:style-name="T1"> </text:span><text:span text:style-name="T34">ﯿ</text:span><text:span text:style-name="T1"> </text:span><text:span text:style-name="T34">ﰀ</text:span><text:span text:style-name="T1"> </text:span><text:span text:style-name="T34">ﰁ</text:span><text:span text:style-name="T1"> </text:span><text:span text:style-name="T34">ﰂ</text:span><text:span text:style-name="T1"> </text:span><text:span text:style-name="T34">ﰃ</text:span><text:span text:style-name="T1"> </text:span><text:span text:style-name="T34">ﰄ</text:span><text:span text:style-name="T1"> </text:span><text:span text:style-name="T34">ﰅ</text:span><text:span text:style-name="T1"> </text:span><text:span text:style-name="T34">ﰆ</text:span><text:span text:style-name="T1"> </text:span><text:span text:style-name="T34">ﰇ</text:span><text:span text:style-name="T1"> </text:span><text:span text:style-name="T34">ﰈ</text:span><text:span text:style-name="T1"> </text:span><text:span text:style-name="T34">ﰉ</text:span><text:span text:style-name="T1"> </text:span><text:span text:style-name="T34">ﰊ</text:span><text:span text:style-name="T1"> </text:span><text:span text:style-name="T34">ﰋ</text:span><text:span text:style-name="T1"> </text:span><text:span text:style-name="T34">ﰌ</text:span><text:span text:style-name="T1"> </text:span><text:span text:style-name="T34">ﰍ</text:span><text:span text:style-name="T1"> </text:span><text:span text:style-name="T34">ﰎ</text:span><text:span text:style-name="T1"> </text:span><text:span text:style-name="T34">ﰏ</text:span><text:span text:style-name="T1"> </text:span><text:span text:style-name="T34">ﰐ</text:span><text:span text:style-name="T1"> </text:span><text:span text:style-name="T34">ﰑ</text:span><text:span text:style-name="T1"> </text:span><text:span text:style-name="T34">ﰒ</text:span><text:span text:style-name="T1"> </text:span><text:span text:style-name="T34">ﰓ</text:span></text:p>
      <text:p text:style-name="P28"><text:span text:style-name="T37">ﭑ</text:span><text:span text:style-name="T1"> </text:span><text:span text:style-name="T37">ﭒ</text:span><text:span text:style-name="T1"> </text:span><text:span text:style-name="T37">ﭓ</text:span><text:span text:style-name="T1"> </text:span><text:span text:style-name="T37">ﭔ</text:span><text:span text:style-name="T1"> </text:span><text:span text:style-name="T37">ﭕ</text:span><text:span text:style-name="T1"> </text:span><text:span text:style-name="T37">ﭖ</text:span><text:span text:style-name="T1"> </text:span><text:span text:style-name="T37">ﭗ</text:span><text:span text:style-name="T1"> </text:span><text:span text:style-name="T37">ﭘ</text:span><text:span text:style-name="T1"> </text:span><text:span text:style-name="T37">ﭙﭚ</text:span><text:span text:style-name="T1"> </text:span><text:span text:style-name="T37">ﭛ</text:span><text:span text:style-name="T1"> </text:span><text:span text:style-name="T37">ﭜ</text:span><text:span text:style-name="T1"> </text:span><text:span text:style-name="T37">ﭝ</text:span><text:span text:style-name="T1"> </text:span><text:span text:style-name="T37">ﭞ</text:span><text:span text:style-name="T1"> </text:span><text:span text:style-name="T37">ﭟ</text:span><text:span text:style-name="T1"> </text:span><text:span text:style-name="T37">ﭠ</text:span><text:span text:style-name="T1"> </text:span><text:span text:style-name="T37">ﭡ</text:span><text:span text:style-name="T1"> </text:span><text:span text:style-name="T37">ﭢ</text:span><text:span text:style-name="T1"> </text:span><text:span text:style-name="T37">ﭣ</text:span><text:span text:style-name="T1"> </text:span><text:span text:style-name="T37">ﭤ</text:span><text:span text:style-name="T1"> </text:span><text:span text:style-name="T37">ﭥ</text:span><text:span text:style-name="T1"> </text:span><text:span text:style-name="T37">ﭦ</text:span><text:span text:style-name="T1"> </text:span><text:span text:style-name="T37">ﭧﭨ</text:span><text:span text:style-name="T1"> </text:span><text:span text:style-name="T37">ﭩ</text:span><text:span text:style-name="T1"> </text:span><text:span text:style-name="T37">ﭪ</text:span><text:span text:style-name="T1"> </text:span><text:span text:style-name="T37">ﭫ</text:span><text:span text:style-name="T1"> </text:span><text:span text:style-name="T37">ﭬ</text:span><text:span text:style-name="T1"> </text:span><text:span text:style-name="T37">ﭭ</text:span><text:span text:style-name="T1"> </text:span><text:span text:style-name="T37">ﭮ</text:span><text:span text:style-name="T1"> </text:span><text:span text:style-name="T37">ﭯ</text:span><text:span text:style-name="T1"> </text:span><text:span text:style-name="T37">ﭰ</text:span><text:span text:style-name="T1"> </text:span><text:span text:style-name="T37">ﭱ</text:span><text:span text:style-name="T1"> </text:span><text:span text:style-name="T37">ﭲ</text:span><text:span text:style-name="T1"> </text:span><text:span text:style-name="T37">ﭳ</text:span><text:span text:style-name="T1"> </text:span><text:span text:style-name="T37">ﭴ</text:span><text:span text:style-name="T1"> </text:span><text:span text:style-name="T37">ﭵ</text:span><text:span text:style-name="T1"> </text:span><text:span text:style-name="T37">ﭶ</text:span><text:span text:style-name="T1"> </text:span><text:span text:style-name="T37">ﭷ</text:span><text:span text:style-name="T1"> </text:span><text:span text:style-name="T37">ﭸ</text:span><text:span text:style-name="T1"> </text:span><text:span text:style-name="T37">ﭹ</text:span><text:span text:style-name="T1"> </text:span><text:span text:style-name="T37">ﭺ</text:span><text:span text:style-name="T1"> </text:span><text:span text:style-name="T37">ﭻ</text:span><text:span text:style-name="T1"> </text:span><text:span text:style-name="T37">ﭼ</text:span><text:span text:style-name="T1"> </text:span><text:span text:style-name="T37">ﭽ</text:span><text:span text:style-name="T1"> </text:span><text:span text:style-name="T37">ﭾ</text:span><text:span text:style-name="T1"> </text:span><text:span text:style-name="T37">ﭿ</text:span><text:span text:style-name="T1"> </text:span><text:span text:style-name="T37">ﮀ</text:span><text:span text:style-name="T1"> </text:span><text:span text:style-name="T37">ﮁ</text:span><text:span text:style-name="T1"> </text:span><text:span text:style-name="T37">ﮂﮃ</text:span><text:span text:style-name="T1"> </text:span><text:span text:style-name="T37">ﮄ</text:span><text:span text:style-name="T1"> </text:span><text:span text:style-name="T37">ﮅ</text:span><text:span text:style-name="T1"> </text:span><text:span text:style-name="T37">ﮆﮇ</text:span><text:span text:style-name="T1"> </text:span><text:span text:style-name="T37">ﮈ</text:span><text:span text:style-name="T1"> </text:span><text:span text:style-name="T37">ﮉ</text:span><text:span text:style-name="T1"> </text:span><text:span text:style-name="T37">ﮊ</text:span><text:span text:style-name="T1"> </text:span><text:span text:style-name="T37">ﮋ</text:span><text:span text:style-name="T1"> </text:span><text:span text:style-name="T37">ﮌ</text:span><text:span text:style-name="T1"> </text:span><text:span text:style-name="T37">ﮍ</text:span><text:span text:style-name="T1"> </text:span><text:span text:style-name="T37">ﮎ</text:span><text:span text:style-name="T1"> </text:span><text:span text:style-name="T37">ﮏ</text:span><text:span text:style-name="T1"> </text:span><text:span text:style-name="T37">ﮐ</text:span><text:span text:style-name="T1"> </text:span><text:span text:style-name="T37">ﮑ</text:span><text:span text:style-name="T1"> </text:span><text:span text:style-name="T37">ﮒ</text:span><text:span text:style-name="T1"> </text:span><text:span text:style-name="T37">ﮓ</text:span><text:span text:style-name="T1"> </text:span><text:span text:style-name="T37">ﮔ</text:span><text:span text:style-name="T1"> </text:span><text:span text:style-name="T37">ﮕ</text:span><text:span text:style-name="T1"> </text:span><text:span text:style-name="T37">ﮖ</text:span><text:span text:style-name="T1"> </text:span><text:span text:style-name="T37">ﮗ</text:span><text:span text:style-name="T1"> </text:span><text:span text:style-name="T37">ﮘ</text:span><text:span text:style-name="T1"> </text:span><text:span text:style-name="T37">ﮙ</text:span><text:span text:style-name="T1"> </text:span><text:span text:style-name="T37">ﮚ</text:span><text:span text:style-name="T1"> </text:span><text:span text:style-name="T37">ﮛ</text:span><text:span text:style-name="T1"> </text:span><text:span text:style-name="T37">ﮜ</text:span><text:span text:style-name="T1"> </text:span><text:span text:style-name="T37">ﮝ</text:span><text:span text:style-name="T1"> </text:span><text:span text:style-name="T37">ﮞ</text:span><text:span text:style-name="T1"> </text:span><text:span text:style-name="T37">ﮟ</text:span><text:span text:style-name="T1"> </text:span><text:span text:style-name="T37">ﮠ</text:span><text:span text:style-name="T1"> </text:span><text:span text:style-name="T37">ﮡ</text:span><text:span text:style-name="T1"> </text:span><text:span text:style-name="T37">ﮢ</text:span><text:span text:style-name="T1"> </text:span><text:span text:style-name="T37">ﮣ</text:span><text:span text:style-name="T1"> </text:span><text:span text:style-name="T37">ﮤ</text:span><text:span text:style-name="T1"> </text:span><text:span text:style-name="T37">ﮥ</text:span><text:span text:style-name="T1"> </text:span><text:span text:style-name="T37">ﮦ</text:span><text:span text:style-name="T1"> </text:span><text:span text:style-name="T37">ﮧ</text:span><text:span text:style-name="T1"> </text:span><text:span text:style-name="T37">ﮨ</text:span><text:span text:style-name="T1"> </text:span><text:span text:style-name="T37">ﮩ</text:span><text:span text:style-name="T1"> </text:span><text:span text:style-name="T37">ﮪ</text:span><text:span text:style-name="T1"> </text:span><text:span text:style-name="T37">ﮫ</text:span><text:span text:style-name="T1"> </text:span><text:span text:style-name="T37">ﮬ</text:span><text:span text:style-name="T1"> </text:span><text:span text:style-name="T37">ﮭﮮ</text:span><text:span text:style-name="T1"> </text:span><text:span text:style-name="T37">ﮯ</text:span><text:span text:style-name="T1"> </text:span><text:span text:style-name="T37">ﮰ</text:span><text:span text:style-name="T1"> </text:span><text:span text:style-name="T37">ﮱ</text:span><text:span text:style-name="T1"> </text:span><text:span text:style-name="T37">ﯓ</text:span><text:span text:style-name="T1"> </text:span><text:span text:style-name="T37">ﯔ</text:span><text:span text:style-name="T1"> </text:span><text:span text:style-name="T37">ﯕ</text:span><text:span text:style-name="T1"> </text:span><text:span text:style-name="T37">ﯖ</text:span><text:span text:style-name="T1"> </text:span><text:span text:style-name="T37">ﯗ</text:span><text:span text:style-name="T1"> </text:span><text:span text:style-name="T37">ﯘ</text:span><text:span text:style-name="T1"> </text:span><text:span text:style-name="T37">ﯙ</text:span><text:span text:style-name="T1"> </text:span><text:span text:style-name="T37">ﯚ</text:span><text:span text:style-name="T1"> </text:span><text:span text:style-name="T37">ﯛ</text:span><text:span text:style-name="T1"> </text:span><text:span text:style-name="T37">ﯜ</text:span><text:span text:style-name="T1"> </text:span><text:span text:style-name="T37">ﯝ</text:span><text:span text:style-name="T1"> </text:span><text:span text:style-name="T37">ﯞ</text:span><text:span text:style-name="T1"> </text:span><text:span text:style-name="T37">ﯟﯠ</text:span><text:span text:style-name="T1"> </text:span><text:span text:style-name="T37">ﯡ</text:span><text:span text:style-name="T1"> </text:span><text:span text:style-name="T37">ﯢ</text:span><text:span text:style-name="T1"> </text:span><text:span text:style-name="T37">ﯣ</text:span><text:span text:style-name="T1"> </text:span><text:span text:style-name="T37">ﯤ</text:span><text:span text:style-name="T1"> </text:span><text:span text:style-name="T37">ﯥ</text:span><text:span text:style-name="T1"> </text:span><text:span text:style-name="T37">ﯦ</text:span><text:span text:style-name="T1"> </text:span><text:span text:style-name="T37">ﯧ</text:span><text:span text:style-name="T1"> </text:span><text:span text:style-name="T37">ﯨ</text:span><text:span text:style-name="T1"> </text:span><text:span text:style-name="T37">ﯩ</text:span><text:span text:style-name="T1"> </text:span><text:span text:style-name="T37">ﯪ</text:span></text:p>
      <text:p text:style-name="P14"><text:span text:style-name="T37">ﯫ</text:span><text:span text:style-name="T1"> </text:span><text:span text:style-name="T37">ﯬ</text:span><text:span text:style-name="T1"> </text:span><text:span text:style-name="T37">ﯭ</text:span><text:span text:style-name="T1"> </text:span><text:span text:style-name="T37">ﯮﯯ</text:span><text:span text:style-name="T1"> </text:span><text:span text:style-name="T37">ﯰ</text:span><text:span text:style-name="T1"> </text:span><text:span text:style-name="T37">ﯱ</text:span><text:span text:style-name="T1"> </text:span><text:span text:style-name="T37">ﯲ</text:span><text:span text:style-name="T1"> </text:span><text:span text:style-name="T37">ﯳ</text:span><text:span text:style-name="T1"> </text:span><text:span text:style-name="T37">ﯴ</text:span><text:span text:style-name="T1"> </text:span><text:span text:style-name="T37">ﯵ</text:span><text:span text:style-name="T1"> </text:span><text:span text:style-name="T37">ﯶ</text:span><text:span text:style-name="T1"> </text:span><text:span text:style-name="T37">ﯷ</text:span><text:span text:style-name="T1"> </text:span><text:span text:style-name="T37">ﯸ</text:span><text:span text:style-name="T1"> </text:span><text:span text:style-name="T37">ﯹ</text:span><text:span text:style-name="T1"> </text:span><text:span text:style-name="T37">ﯺ</text:span><text:span text:style-name="T1"> </text:span><text:span text:style-name="T37">ﯻ</text:span><text:span text:style-name="T1"> </text:span><text:span text:style-name="T37">ﯼ</text:span><text:span text:style-name="T1"> </text:span><text:span text:style-name="T37">ﯽ</text:span><text:span text:style-name="T1"> </text:span><text:span text:style-name="T37">ﯾ</text:span><text:span text:style-name="T1"> </text:span><text:span text:style-name="T37">ﯿ</text:span><text:span text:style-name="T1"> </text:span><text:span text:style-name="T37">ﰀ</text:span><text:span text:style-name="T1"> </text:span><text:span text:style-name="T37">ﰁ</text:span><text:span text:style-name="T1"> </text:span><text:span text:style-name="T37">ﰂ</text:span><text:span text:style-name="T1"> </text:span><text:span text:style-name="T37">ﰃ</text:span><text:span text:style-name="T1"> </text:span><text:span text:style-name="T37">ﰄ</text:span><text:span text:style-name="T1"> </text:span><text:span text:style-name="T37">ﰅ</text:span><text:span text:style-name="T1"> </text:span><text:span text:style-name="T37">ﰆ</text:span><text:span text:style-name="T1"> </text:span><text:span text:style-name="T37">ﰇﰈ</text:span><text:span text:style-name="T1"> </text:span><text:span text:style-name="T37">ﰉ</text:span><text:span text:style-name="T1"> </text:span><text:span text:style-name="T37">ﰊ</text:span><text:span text:style-name="T1"> </text:span><text:span text:style-name="T37">ﰋ</text:span><text:span text:style-name="T1"> </text:span><text:span text:style-name="T37">ﰌ</text:span><text:span text:style-name="T1"> </text:span><text:span text:style-name="T37">ﰍ</text:span><text:span text:style-name="T1"> </text:span><text:span text:style-name="T37">ﰎ</text:span><text:span text:style-name="T1"> </text:span><text:span text:style-name="T37">ﰏ</text:span><text:span text:style-name="T1"> </text:span><text:span text:style-name="T37">ﰐ</text:span><text:span text:style-name="T1"> </text:span><text:span text:style-name="T37">ﰑ</text:span><text:span text:style-name="T1"> </text:span><text:span text:style-name="T37">ﰒ</text:span><text:span text:style-name="T1"> </text:span><text:span text:style-name="T37">ﰓ</text:span><text:span text:style-name="T1"> </text:span><text:span text:style-name="T37">ﰔ</text:span><text:span text:style-name="T1"> </text:span><text:span text:style-name="T37">ﰕ</text:span><text:span text:style-name="T1"> </text:span><text:span text:style-name="T37">ﰖ</text:span></text:p>
      <text:p text:style-name="P29"><text:span text:style-name="T39">ﭑ</text:span><text:span text:style-name="T1"> </text:span><text:span text:style-name="T39">ﭒ</text:span><text:span text:style-name="T1"> </text:span><text:span text:style-name="T39">ﭓ</text:span><text:span text:style-name="T1"> </text:span><text:span text:style-name="T39">ﭔ</text:span><text:span text:style-name="T1"> </text:span><text:span text:style-name="T39">ﭕ</text:span><text:span text:style-name="T1"> </text:span><text:span text:style-name="T39">ﭖ</text:span><text:span text:style-name="T1"> </text:span><text:span text:style-name="T39">ﭗﭘ</text:span><text:span text:style-name="T1"> </text:span><text:span text:style-name="T39">ﭙ</text:span><text:span text:style-name="T1"> </text:span><text:span text:style-name="T39">ﭚ</text:span><text:span text:style-name="T1"> </text:span><text:span text:style-name="T39">ﭛ</text:span><text:span text:style-name="T1"> </text:span><text:span text:style-name="T39">ﭜﭝ</text:span><text:span text:style-name="T1"> </text:span><text:span text:style-name="T39">ﭞ</text:span><text:span text:style-name="T1"> </text:span><text:span text:style-name="T39">ﭟ</text:span><text:span text:style-name="T1"> </text:span><text:span text:style-name="T39">ﭠ</text:span><text:span text:style-name="T1"> </text:span><text:span text:style-name="T39">ﭡ</text:span><text:span text:style-name="T1"> </text:span><text:span text:style-name="T39">ﭢ</text:span><text:span text:style-name="T1"> </text:span><text:span text:style-name="T39">ﭣ</text:span><text:span text:style-name="T1"> </text:span><text:span text:style-name="T39">ﭤ</text:span><text:span text:style-name="T1"> </text:span><text:span text:style-name="T39">ﭥ</text:span><text:span text:style-name="T1"> </text:span><text:span text:style-name="T39">ﭦﭧ</text:span><text:span text:style-name="T1"> </text:span><text:span text:style-name="T39">ﭨ</text:span><text:span text:style-name="T1"> </text:span><text:span text:style-name="T39">ﭩ</text:span><text:span text:style-name="T1"> </text:span><text:span text:style-name="T39">ﭪ</text:span><text:span text:style-name="T1"> </text:span><text:span text:style-name="T39">ﭫ</text:span><text:span text:style-name="T1"> </text:span><text:span text:style-name="T39">ﭬ</text:span><text:span text:style-name="T1"> </text:span><text:span text:style-name="T39">ﭭ</text:span><text:span text:style-name="T1"> </text:span><text:span text:style-name="T39">ﭮ</text:span><text:span text:style-name="T1"> </text:span><text:span text:style-name="T39">ﭯ</text:span><text:span text:style-name="T1"> </text:span><text:span text:style-name="T39">ﭰ</text:span><text:span text:style-name="T1"> </text:span><text:span text:style-name="T39">ﭱ</text:span><text:span text:style-name="T1"> </text:span><text:span text:style-name="T39">ﭲ</text:span><text:span text:style-name="T1"> </text:span><text:span text:style-name="T39">ﭳ</text:span><text:span text:style-name="T1"> </text:span><text:span text:style-name="T39">ﭴ</text:span><text:span text:style-name="T1"> </text:span><text:span text:style-name="T39">ﭵ</text:span><text:span text:style-name="T1"> </text:span><text:span text:style-name="T39">ﭶ</text:span><text:span text:style-name="T1"> </text:span><text:span text:style-name="T39">ﭷ</text:span><text:span text:style-name="T1"> </text:span><text:span text:style-name="T39">ﭸ</text:span><text:span text:style-name="T1"> </text:span><text:span text:style-name="T39">ﭹ</text:span><text:span text:style-name="T1"> </text:span><text:span text:style-name="T39">ﭺ</text:span><text:span text:style-name="T1"> </text:span><text:span text:style-name="T39">ﭻ</text:span><text:span text:style-name="T1"> </text:span><text:span text:style-name="T39">ﭼ</text:span><text:span text:style-name="T1"> </text:span><text:span text:style-name="T39">ﭽ</text:span><text:span text:style-name="T1"> </text:span><text:span text:style-name="T39">ﭾﭿ</text:span><text:span text:style-name="T1"> </text:span><text:span text:style-name="T39">ﮀ</text:span><text:span text:style-name="T1"> </text:span><text:span text:style-name="T39">ﮁﮂ</text:span><text:span text:style-name="T1"> </text:span><text:span text:style-name="T39">ﮃ</text:span><text:span text:style-name="T1"> </text:span><text:span text:style-name="T39">ﮄ</text:span><text:span text:style-name="T1"> </text:span><text:span text:style-name="T39">ﮅ</text:span><text:span text:style-name="T1"> </text:span><text:span text:style-name="T39">ﮆ</text:span><text:span text:style-name="T1"> </text:span><text:span text:style-name="T39">ﮇ</text:span><text:span text:style-name="T1"> </text:span><text:span text:style-name="T39">ﮈ</text:span><text:span text:style-name="T1"> </text:span><text:span text:style-name="T39">ﮉ</text:span><text:span text:style-name="T1"> </text:span><text:span text:style-name="T39">ﮊ</text:span><text:span text:style-name="T1"> </text:span><text:span text:style-name="T39">ﮋ</text:span><text:span text:style-name="T1"> </text:span><text:span text:style-name="T39">ﮌ</text:span><text:span text:style-name="T1"> </text:span><text:span text:style-name="T39">ﮍ</text:span><text:span text:style-name="T1"> </text:span><text:span text:style-name="T39">ﮎ</text:span><text:span text:style-name="T1"> </text:span><text:span text:style-name="T39">ﮏ</text:span><text:span text:style-name="T1"> </text:span><text:span text:style-name="T39">ﮐ</text:span><text:span text:style-name="T1"> </text:span><text:span text:style-name="T39">ﮑ</text:span><text:span text:style-name="T1"> </text:span><text:span text:style-name="T39">ﮒ</text:span><text:span text:style-name="T1"> </text:span><text:span text:style-name="T39">ﮓ</text:span><text:span text:style-name="T1"> </text:span><text:span text:style-name="T39">ﮔ</text:span><text:span text:style-name="T1"> </text:span><text:span text:style-name="T39">ﮕ</text:span><text:span text:style-name="T1"> </text:span><text:span text:style-name="T39">ﮖ</text:span><text:span text:style-name="T1"> </text:span><text:span text:style-name="T39">ﮗ</text:span><text:span text:style-name="T1"> </text:span><text:span text:style-name="T39">ﮘ</text:span><text:span text:style-name="T1"> </text:span><text:span text:style-name="T39">ﮙ</text:span><text:span text:style-name="T1"> </text:span><text:span text:style-name="T39">ﮚﮛ</text:span><text:span text:style-name="T1"> </text:span><text:span text:style-name="T39">ﮜ</text:span><text:span text:style-name="T1"> </text:span><text:span text:style-name="T39">ﮝ</text:span><text:span text:style-name="T1"> </text:span><text:span text:style-name="T39">ﮞ</text:span><text:span text:style-name="T1"> </text:span><text:span text:style-name="T39">ﮟ</text:span><text:span text:style-name="T1"> </text:span><text:span text:style-name="T39">ﮠ</text:span><text:span text:style-name="T1"> </text:span><text:span text:style-name="T39">ﮡ</text:span><text:span text:style-name="T1"> </text:span><text:span text:style-name="T39">ﮢ</text:span><text:span text:style-name="T1"> </text:span><text:span text:style-name="T39">ﮣ</text:span><text:span text:style-name="T1"> </text:span><text:span text:style-name="T39">ﮤ</text:span><text:span text:style-name="T1"> </text:span><text:span text:style-name="T39">ﮥ</text:span><text:span text:style-name="T1"> </text:span><text:span text:style-name="T39">ﮦ</text:span><text:span text:style-name="T1"> </text:span><text:span text:style-name="T39">ﮧ</text:span><text:span text:style-name="T1"> </text:span><text:span text:style-name="T39">ﮨ</text:span><text:span text:style-name="T1"> </text:span><text:span text:style-name="T39">ﮩ</text:span><text:span text:style-name="T1"> </text:span><text:span text:style-name="T39">ﮪ</text:span><text:span text:style-name="T1"> </text:span><text:span text:style-name="T39">ﮫ</text:span><text:span text:style-name="T1"> </text:span><text:span text:style-name="T39">ﮬ</text:span><text:span text:style-name="T1"> </text:span><text:span text:style-name="T39">ﮭ</text:span><text:span text:style-name="T1"> </text:span><text:span text:style-name="T39">ﮮ</text:span><text:span text:style-name="T1"> </text:span><text:span text:style-name="T39">ﮯ</text:span><text:span text:style-name="T1"> </text:span><text:span text:style-name="T39">ﮰ</text:span><text:span text:style-name="T1"> </text:span><text:span text:style-name="T39">ﮱ</text:span><text:span text:style-name="T1"> </text:span><text:span text:style-name="T39">ﯓ</text:span><text:span text:style-name="T1"> </text:span><text:span text:style-name="T39">ﯔ</text:span><text:span text:style-name="T1"> </text:span><text:span text:style-name="T39">ﯕ</text:span><text:span text:style-name="T1"> </text:span><text:span text:style-name="T39">ﯖ</text:span><text:span text:style-name="T1"> </text:span><text:span text:style-name="T39">ﯗﯘ</text:span><text:span text:style-name="T1"> </text:span><text:span text:style-name="T39">ﯙ</text:span><text:span text:style-name="T1"> </text:span><text:span text:style-name="T39">ﯚ</text:span><text:span text:style-name="T1"> </text:span><text:span text:style-name="T39">ﯛ</text:span><text:span text:style-name="T1"> </text:span><text:span text:style-name="T39">ﯜ</text:span><text:span text:style-name="T1"> </text:span><text:span text:style-name="T39">ﯝ</text:span><text:span text:style-name="T1"> </text:span><text:span text:style-name="T39">ﯞ</text:span><text:span text:style-name="T1"> </text:span><text:span text:style-name="T39">ﯟ</text:span><text:span text:style-name="T1"> </text:span><text:span text:style-name="T39">ﯠ</text:span><text:span text:style-name="T1"> </text:span><text:span text:style-name="T39">ﯡ</text:span><text:span text:style-name="T1"> </text:span><text:span text:style-name="T39">ﯢ</text:span><text:span text:style-name="T1"> </text:span><text:span text:style-name="T39">ﯣ</text:span><text:span text:style-name="T1"> </text:span><text:span text:style-name="T39">ﯤ</text:span><text:span text:style-name="T1"> </text:span><text:span text:style-name="T39">ﯥ</text:span><text:span text:style-name="T1"> </text:span><text:span text:style-name="T39">ﯦ</text:span><text:span text:style-name="T1"> </text:span><text:span text:style-name="T39">ﯧ</text:span><text:span text:style-name="T1"> </text:span><text:span text:style-name="T39">ﯨ</text:span><text:span text:style-name="T1"> </text:span><text:span text:style-name="T39">ﯩ</text:span><text:span text:style-name="T1"> </text:span><text:span text:style-name="T39">ﯪ</text:span><text:span text:style-name="T1"> </text:span><text:span text:style-name="T39">ﯫ</text:span><text:span text:style-name="T1"> </text:span><text:span text:style-name="T39">ﯬ</text:span><text:span text:style-name="T1"> </text:span><text:span text:style-name="T39">ﯭ</text:span><text:span text:style-name="T1"> </text:span><text:span text:style-name="T39">ﯮ</text:span><text:span text:style-name="T1"> </text:span><text:span text:style-name="T39">ﯯ</text:span><text:span text:style-name="T1"> </text:span><text:span text:style-name="T39">ﯰ</text:span><text:span text:style-name="T1"> </text:span><text:span text:style-name="T39">ﯱ</text:span><text:span text:style-name="T1"> </text:span><text:span text:style-name="T39">ﯲ</text:span><text:span text:style-name="T1"> </text:span><text:span text:style-name="T39">ﯳﯴﯵﯶﯷﯸﯹﯺﯻ</text:span><text:span text:style-name="T1"> </text:span><text:span text:style-name="T39">ﯼ</text:span><text:span text:style-name="T1"> </text:span><text:span text:style-name="T39">ﯽ</text:span><text:span text:style-name="T1"> </text:span><text:span text:style-name="T39">ﯾ</text:span><text:span text:style-name="T1"> </text:span><text:span text:style-name="T39">ﯿ</text:span><text:span text:style-name="T1"> </text:span><text:span text:style-name="T39">ﰀ</text:span><text:span text:style-name="T1"> </text:span><text:span text:style-name="T39">ﰁ</text:span><text:span text:style-name="T1"> </text:span><text:span text:style-name="T39">ﰂ</text:span><text:span text:style-name="T1"> </text:span><text:span text:style-name="T39">ﰃ</text:span><text:span text:style-name="T1"> </text:span><text:span text:style-name="T39">ﰄ</text:span><text:span text:style-name="T1"> </text:span><text:span text:style-name="T39">ﰅ</text:span><text:span text:style-name="T1"> </text:span><text:span text:style-name="T39">ﰆ</text:span><text:span text:style-name="T1"> </text:span><text:span text:style-name="T39">ﰇ</text:span><text:span text:style-name="T1"> </text:span><text:span text:style-name="T39">ﰈ</text:span><text:span text:style-name="T1"> </text:span><text:span text:style-name="T39">ﰉ</text:span><text:span text:style-name="T1"> </text:span><text:span text:style-name="T39">ﰊ</text:span><text:span text:style-name="T1"> </text:span><text:span text:style-name="T39">ﰋ</text:span><text:span text:style-name="T1"> </text:span><text:span text:style-name="T39">ﰌﰍ</text:span><text:span text:style-name="T1"> </text:span><text:span text:style-name="T39">ﰎ</text:span><text:span text:style-name="T1"> </text:span><text:span text:style-name="T39">ﰏ</text:span><text:span text:style-name="T1"> </text:span><text:span text:style-name="T39">ﰐ</text:span><text:span text:style-name="T1"> </text:span><text:span text:style-name="T39">ﰑ</text:span><text:span text:style-name="T1"> </text:span><text:span text:style-name="T39">ﰒ</text:span></text:p>
      <text:p text:style-name="P30"><text:span text:style-name="T41">ﭑ</text:span><text:span text:style-name="T1"> </text:span><text:span text:style-name="T41">ﭒ</text:span><text:span text:style-name="T1"> </text:span><text:span text:style-name="T41">ﭓ</text:span><text:span text:style-name="T1"> </text:span><text:span text:style-name="T41">ﭔ</text:span><text:span text:style-name="T1"> </text:span><text:span text:style-name="T41">ﭕ</text:span><text:span text:style-name="T1"> </text:span><text:span text:style-name="T41">ﭖ</text:span><text:span text:style-name="T1"> </text:span><text:span text:style-name="T41">ﭗ</text:span><text:span text:style-name="T1"> </text:span><text:span text:style-name="T41">ﭘ</text:span><text:span text:style-name="T1"> </text:span><text:span text:style-name="T41">ﭙ</text:span><text:span text:style-name="T1"> </text:span><text:span text:style-name="T41">ﭚ</text:span><text:span text:style-name="T1"> </text:span><text:span text:style-name="T41">ﭛ</text:span><text:span text:style-name="T1"> </text:span><text:span text:style-name="T41">ﭜ</text:span><text:span text:style-name="T1"> </text:span><text:span text:style-name="T41">ﭝ</text:span><text:span text:style-name="T1"> </text:span><text:span text:style-name="T41">ﭞ</text:span><text:span text:style-name="T1"> </text:span><text:span text:style-name="T41">ﭟ</text:span><text:span text:style-name="T1"> </text:span><text:span text:style-name="T41">ﭠ</text:span><text:span text:style-name="T1"> </text:span><text:span text:style-name="T41">ﭡ</text:span><text:span text:style-name="T1"> </text:span><text:span text:style-name="T41">ﭢﭣﭤﭥﭦﭧ</text:span><text:span text:style-name="T1"> </text:span><text:span text:style-name="T41">ﭨ</text:span><text:span text:style-name="T1"> </text:span><text:span text:style-name="T41">ﭩﭪ</text:span><text:span text:style-name="T1"> </text:span><text:span text:style-name="T41">ﭫ</text:span><text:span text:style-name="T1"> </text:span><text:span text:style-name="T41">ﭬ</text:span><text:span text:style-name="T1"> </text:span><text:span text:style-name="T41">ﭭ</text:span><text:span text:style-name="T1"> </text:span><text:span text:style-name="T41">ﭮ</text:span><text:span text:style-name="T1"> </text:span><text:span text:style-name="T41">ﭯ</text:span><text:span text:style-name="T1"> </text:span><text:span text:style-name="T41">ﭰ</text:span><text:span text:style-name="T1"> </text:span><text:span text:style-name="T41">ﭱ</text:span><text:span text:style-name="T1"> </text:span><text:span text:style-name="T41">ﭲ</text:span><text:span text:style-name="T1"> </text:span><text:span text:style-name="T41">ﭳ</text:span><text:span text:style-name="T1"> </text:span><text:span text:style-name="T41">ﭴ</text:span><text:span text:style-name="T1"> </text:span><text:span text:style-name="T41">ﭵ</text:span><text:span text:style-name="T1"> </text:span><text:span text:style-name="T41">ﭶ</text:span><text:span text:style-name="T1"> </text:span><text:span text:style-name="T41">ﭷ</text:span><text:span text:style-name="T1"> </text:span><text:span text:style-name="T41">ﭸ</text:span><text:span text:style-name="T1"> </text:span><text:span text:style-name="T41">ﭹ</text:span><text:span text:style-name="T1"> </text:span><text:span text:style-name="T41">ﭺ</text:span><text:span text:style-name="T1"> </text:span><text:span text:style-name="T41">ﭻ</text:span><text:span text:style-name="T1"> </text:span><text:span text:style-name="T41">ﭼ</text:span><text:span text:style-name="T1"> </text:span><text:span text:style-name="T41">ﭽ</text:span><text:span text:style-name="T1"> </text:span><text:span text:style-name="T41">ﭾ</text:span><text:span text:style-name="T1"> </text:span><text:span text:style-name="T41">ﭿ</text:span><text:span text:style-name="T1"> </text:span><text:span text:style-name="T41">ﮀ</text:span><text:span text:style-name="T1"> </text:span><text:span text:style-name="T41">ﮁ</text:span><text:span text:style-name="T1"> </text:span><text:span text:style-name="T41">ﮂ</text:span><text:span text:style-name="T1"> </text:span><text:span text:style-name="T41">ﮃ</text:span><text:span text:style-name="T1"> </text:span><text:span text:style-name="T41">ﮄ</text:span><text:span text:style-name="T1"> </text:span><text:span text:style-name="T41">ﮅ</text:span><text:span text:style-name="T1"> </text:span><text:span text:style-name="T41">ﮆ</text:span><text:span text:style-name="T1"> </text:span><text:span text:style-name="T41">ﮇﮈ</text:span><text:span text:style-name="T1"> </text:span><text:span text:style-name="T41">ﮉ</text:span><text:span text:style-name="T1"> </text:span><text:span text:style-name="T41">ﮊ</text:span><text:span text:style-name="T1"> </text:span><text:span text:style-name="T41">ﮋ</text:span><text:span text:style-name="T1"> </text:span><text:span text:style-name="T41">ﮌ</text:span><text:span text:style-name="T1"> </text:span><text:span text:style-name="T41">ﮍ</text:span><text:span text:style-name="T1"> </text:span><text:span text:style-name="T41">ﮎﮏ</text:span><text:span text:style-name="T1"> </text:span><text:span text:style-name="T41">ﮐ</text:span><text:span text:style-name="T1"> </text:span><text:span text:style-name="T41">ﮑ</text:span><text:span text:style-name="T1"> </text:span><text:span text:style-name="T41">ﮒ</text:span><text:span text:style-name="T1"> </text:span><text:span text:style-name="T41">ﮓ</text:span><text:span text:style-name="T1"> </text:span><text:span text:style-name="T41">ﮔ</text:span><text:span text:style-name="T1"> </text:span><text:span text:style-name="T41">ﮕ</text:span><text:span text:style-name="T1"> </text:span><text:span text:style-name="T41">ﮖ</text:span><text:span text:style-name="T1"> </text:span><text:span text:style-name="T41">ﮗ</text:span><text:span text:style-name="T1"> </text:span><text:span text:style-name="T41">ﮘ</text:span><text:span text:style-name="T1"> </text:span><text:span text:style-name="T41">ﮙ</text:span><text:span text:style-name="T1"> </text:span><text:span text:style-name="T41">ﮚ</text:span><text:span text:style-name="T1"> </text:span><text:span text:style-name="T41">ﮛ</text:span><text:span text:style-name="T1"> </text:span><text:span text:style-name="T41">ﮜ</text:span><text:span text:style-name="T1"> </text:span><text:span text:style-name="T41">ﮝ</text:span><text:span text:style-name="T1"> </text:span><text:span text:style-name="T41">ﮞ</text:span><text:span text:style-name="T1"> </text:span><text:span text:style-name="T41">ﮟ</text:span><text:span text:style-name="T1"> </text:span><text:span text:style-name="T41">ﮠ</text:span><text:span text:style-name="T1"> </text:span><text:span text:style-name="T41">ﮡ</text:span><text:span text:style-name="T1"> </text:span><text:span text:style-name="T41">ﮢ</text:span><text:span text:style-name="T1"> </text:span><text:span text:style-name="T41">ﮣ</text:span><text:span text:style-name="T1"> </text:span><text:span text:style-name="T41">ﮤ</text:span><text:span text:style-name="T1"> </text:span><text:span text:style-name="T41">ﮥ</text:span><text:span text:style-name="T1"> </text:span><text:span text:style-name="T41">ﮦ</text:span><text:span text:style-name="T1"> </text:span><text:span text:style-name="T41">ﮧ</text:span><text:span text:style-name="T1"> </text:span><text:span text:style-name="T41">ﮨ</text:span><text:span text:style-name="T1"> </text:span><text:span text:style-name="T41">ﮩ</text:span><text:span text:style-name="T1"> </text:span><text:span text:style-name="T41">ﮪ</text:span><text:span text:style-name="T1"> </text:span><text:span text:style-name="T41">ﮫ</text:span><text:span text:style-name="T1"> </text:span><text:span text:style-name="T41">ﮬ</text:span><text:span text:style-name="T1"> </text:span><text:span text:style-name="T41">ﮭ</text:span><text:span text:style-name="T1"> </text:span><text:span text:style-name="T41">ﮮ</text:span><text:span text:style-name="T1"> </text:span><text:span text:style-name="T41">ﮯ</text:span><text:span text:style-name="T1"> </text:span><text:span text:style-name="T41">ﮰ</text:span><text:span text:style-name="T1"> </text:span><text:span text:style-name="T41">ﮱ</text:span><text:span text:style-name="T1"> </text:span><text:span text:style-name="T41">ﯓ</text:span><text:span text:style-name="T1"> </text:span><text:span text:style-name="T41">ﯔ</text:span><text:span text:style-name="T1"> </text:span><text:span text:style-name="T41">ﯕ</text:span><text:span text:style-name="T1"> </text:span><text:span text:style-name="T41">ﯖ</text:span><text:span text:style-name="T1"> </text:span><text:span text:style-name="T41">ﯗ</text:span><text:span text:style-name="T1"> </text:span><text:span text:style-name="T41">ﯘﯙ</text:span><text:span text:style-name="T1"> </text:span><text:span text:style-name="T41">ﯚ</text:span><text:span text:style-name="T1"> </text:span><text:span text:style-name="T41">ﯛ</text:span><text:span text:style-name="T1"> </text:span><text:span text:style-name="T41">ﯜ</text:span><text:span text:style-name="T1"> </text:span><text:span text:style-name="T41">ﯝ</text:span><text:span text:style-name="T1"> </text:span><text:span text:style-name="T41">ﯞ</text:span><text:span text:style-name="T1"> </text:span><text:span text:style-name="T41">ﯟ</text:span><text:span text:style-name="T1"> </text:span><text:span text:style-name="T41">ﯠ</text:span><text:span text:style-name="T1"> </text:span><text:span text:style-name="T41">ﯡ</text:span><text:span text:style-name="T1"> </text:span><text:span text:style-name="T41">ﯢ</text:span><text:span text:style-name="T1"> </text:span><text:span text:style-name="T41">ﯣ</text:span><text:span text:style-name="T1"> </text:span><text:span text:style-name="T41">ﯤ</text:span><text:span text:style-name="T1"> </text:span><text:span text:style-name="T41">ﯥ</text:span><text:span text:style-name="T1"> </text:span><text:span text:style-name="T41">ﯦ</text:span><text:span text:style-name="T1"> </text:span><text:span text:style-name="T41">ﯧ</text:span><text:span text:style-name="T1"> </text:span><text:span text:style-name="T41">ﯨ</text:span><text:span text:style-name="T1"> </text:span><text:span text:style-name="T41">ﯩ</text:span><text:span text:style-name="T1"> </text:span><text:span text:style-name="T41">ﯪ</text:span><text:span text:style-name="T1"> </text:span><text:span text:style-name="T41">ﯫ</text:span><text:span text:style-name="T1"> </text:span><text:span text:style-name="T41">ﯬ</text:span><text:span text:style-name="T1"> </text:span><text:span text:style-name="T41">ﯭ</text:span><text:span text:style-name="T1"> </text:span><text:span text:style-name="T41">ﯮ</text:span><text:span text:style-name="T1"> </text:span><text:span text:style-name="T41">ﯯ</text:span><text:span text:style-name="T1"> </text:span><text:span text:style-name="T41">ﯰ</text:span><text:span text:style-name="T1"> </text:span><text:span text:style-name="T41">ﯱﯲ</text:span><text:span text:style-name="T1"> </text:span><text:span text:style-name="T41">ﯳ</text:span><text:span text:style-name="T1"> </text:span><text:span text:style-name="T41">ﯴ</text:span><text:span text:style-name="T1"> </text:span><text:span text:style-name="T41">ﯵﯶ</text:span><text:span text:style-name="T1"> </text:span><text:span text:style-name="T41">ﯷ</text:span><text:span text:style-name="T1"> </text:span><text:span text:style-name="T41">ﯸ</text:span><text:span text:style-name="T1"> </text:span><text:span text:style-name="T41">ﯹ</text:span><text:span text:style-name="T1"> </text:span><text:span text:style-name="T41">ﯺ</text:span><text:span text:style-name="T1"> </text:span><text:span text:style-name="T41">ﯻ</text:span><text:span text:style-name="T1"> </text:span><text:span text:style-name="T41">ﯼ</text:span><text:span text:style-name="T1"> </text:span><text:span text:style-name="T41">ﯽ</text:span><text:span text:style-name="T1"> </text:span><text:span text:style-name="T41">ﯾ</text:span><text:span text:style-name="T1"> </text:span><text:span text:style-name="T41">ﯿ</text:span><text:span text:style-name="T1"> </text:span><text:span text:style-name="T41">ﰀﰁ</text:span><text:span text:style-name="T1"> </text:span><text:span text:style-name="T41">ﰂ</text:span><text:span text:style-name="T1"> </text:span><text:span text:style-name="T41">ﰃ</text:span><text:span text:style-name="T1"> </text:span><text:span text:style-name="T41">ﰄﰅ</text:span><text:span text:style-name="T1"> </text:span><text:span text:style-name="T41">ﰆ</text:span><text:span text:style-name="T1"> </text:span><text:span text:style-name="T41">ﰇ</text:span><text:span text:style-name="T1"> </text:span><text:span text:style-name="T41">ﰈ</text:span><text:span text:style-name="T1"> </text:span><text:span text:style-name="T41">ﰉ</text:span><text:span text:style-name="T1"> </text:span><text:span text:style-name="T41">ﰊ</text:span><text:span text:style-name="T1"> </text:span><text:span text:style-name="T41">ﰋ</text:span><text:span text:style-name="T1"> </text:span><text:span text:style-name="T41">ﰌ</text:span><text:span text:style-name="T1"> </text:span><text:span text:style-name="T41">ﰍ</text:span><text:span text:style-name="T1"> </text:span><text:span text:style-name="T41">ﰎ</text:span><text:span text:style-name="T1"> </text:span><text:span text:style-name="T41">ﰏ</text:span><text:span text:style-name="T1"> </text:span><text:span text:style-name="T41">ﰐ</text:span><text:span text:style-name="T1"> </text:span><text:span text:style-name="T41">ﰑ</text:span><text:span text:style-name="T1"> </text:span><text:span text:style-name="T41">ﰒ</text:span><text:span text:style-name="T1"> </text:span><text:span text:style-name="T41">ﰓ</text:span><text:span text:style-name="T1"> </text:span><text:span text:style-name="T41">ﰔ</text:span></text:p>
      <text:p text:style-name="P31"><text:span text:style-name="T43">ﭑ</text:span><text:span text:style-name="T1"> </text:span><text:span text:style-name="T43">ﭒ</text:span><text:span text:style-name="T1"> </text:span><text:span text:style-name="T43">ﭓ</text:span><text:span text:style-name="T1"> </text:span><text:span text:style-name="T43">ﭔ</text:span><text:span text:style-name="T1"> </text:span><text:span text:style-name="T43">ﭕ</text:span><text:span text:style-name="T1"> </text:span><text:span text:style-name="T43">ﭖ</text:span><text:span text:style-name="T1"> </text:span><text:span text:style-name="T43">ﭗ</text:span><text:span text:style-name="T1"> </text:span><text:span text:style-name="T43">ﭘ</text:span><text:span text:style-name="T1"> </text:span><text:span text:style-name="T43">ﭙ</text:span><text:span text:style-name="T1"> </text:span><text:span text:style-name="T43">ﭚ</text:span><text:span text:style-name="T1"> </text:span><text:span text:style-name="T43">ﭛ</text:span><text:span text:style-name="T1"> </text:span><text:span text:style-name="T43">ﭜ</text:span><text:span text:style-name="T1"> </text:span><text:span text:style-name="T43">ﭝ</text:span><text:span text:style-name="T1"> </text:span><text:span text:style-name="T43">ﭞ</text:span><text:span text:style-name="T1"> </text:span><text:span text:style-name="T43">ﭟ</text:span><text:span text:style-name="T1"> </text:span><text:span text:style-name="T43">ﭠ</text:span><text:span text:style-name="T1"> </text:span><text:span text:style-name="T43">ﭡ</text:span><text:span text:style-name="T1"> </text:span><text:span text:style-name="T43">ﭢ</text:span><text:span text:style-name="T1"> </text:span><text:span text:style-name="T43">ﭣ</text:span><text:span text:style-name="T1"> </text:span><text:span text:style-name="T43">ﭤ</text:span><text:span text:style-name="T1"> </text:span><text:span text:style-name="T43">ﭥ</text:span><text:span text:style-name="T1"> </text:span><text:span text:style-name="T43">ﭦ</text:span><text:span text:style-name="T1"> </text:span><text:span text:style-name="T43">ﭧ</text:span><text:span text:style-name="T1"> </text:span><text:span text:style-name="T43">ﭨ</text:span><text:span text:style-name="T1"> </text:span><text:span text:style-name="T43">ﭩ</text:span><text:span text:style-name="T1"> </text:span><text:span text:style-name="T43">ﭪ</text:span><text:span text:style-name="T1"> </text:span><text:span text:style-name="T43">ﭫ</text:span><text:span text:style-name="T1"> </text:span><text:span text:style-name="T43">ﭬ</text:span><text:span text:style-name="T1"> </text:span><text:span text:style-name="T43">ﭭﭮ</text:span><text:span text:style-name="T1"> </text:span><text:span text:style-name="T43">ﭯ</text:span><text:span text:style-name="T1"> </text:span><text:span text:style-name="T43">ﭰ</text:span><text:span text:style-name="T1"> </text:span><text:span text:style-name="T43">ﭱ</text:span><text:span text:style-name="T1"> </text:span><text:span text:style-name="T43">ﭲ</text:span><text:span text:style-name="T1"> </text:span><text:span text:style-name="T43">ﭳ</text:span><text:span text:style-name="T1"> </text:span><text:span text:style-name="T43">ﭴ</text:span><text:span text:style-name="T1"> </text:span><text:span text:style-name="T43">ﭵ</text:span><text:span text:style-name="T1"> </text:span><text:span text:style-name="T43">ﭶ</text:span><text:span text:style-name="T1"> </text:span><text:span text:style-name="T43">ﭷ</text:span><text:span text:style-name="T1"> </text:span><text:span text:style-name="T43">ﭸ</text:span><text:span text:style-name="T1"> </text:span><text:span text:style-name="T43">ﭹ</text:span><text:span text:style-name="T1"> </text:span><text:span text:style-name="T43">ﭺ</text:span><text:span text:style-name="T1"> </text:span><text:span text:style-name="T43">ﭻ</text:span><text:span text:style-name="T1"> </text:span><text:span text:style-name="T43">ﭼ</text:span><text:span text:style-name="T1"> </text:span><text:span text:style-name="T43">ﭽ</text:span><text:span text:style-name="T1"> </text:span><text:span text:style-name="T43">ﭾ</text:span><text:span text:style-name="T1"> </text:span><text:span text:style-name="T43">ﭿ</text:span><text:span text:style-name="T1"> </text:span><text:span text:style-name="T43">ﮀ</text:span><text:span text:style-name="T1"> </text:span><text:span text:style-name="T43">ﮁ</text:span><text:span text:style-name="T1"> </text:span><text:span text:style-name="T43">ﮂ</text:span><text:span text:style-name="T1"> </text:span><text:span text:style-name="T43">ﮃ</text:span><text:span text:style-name="T1"> </text:span><text:span text:style-name="T43">ﮄ</text:span><text:span text:style-name="T1"> </text:span><text:span text:style-name="T43">ﮅ</text:span><text:span text:style-name="T1"> </text:span><text:span text:style-name="T43">ﮆ</text:span><text:span text:style-name="T1"> </text:span><text:span text:style-name="T43">ﮇ</text:span><text:span text:style-name="T1"> </text:span><text:span text:style-name="T43">ﮈﮉﮊﮋﮌﮍ</text:span><text:span text:style-name="T1"> </text:span><text:span text:style-name="T43">ﮎ</text:span><text:span text:style-name="T1"> </text:span><text:span text:style-name="T43">ﮏ</text:span><text:span text:style-name="T1"> </text:span><text:span text:style-name="T43">ﮐ</text:span><text:span text:style-name="T1"> </text:span><text:span text:style-name="T43">ﮑ</text:span><text:span text:style-name="T1"> </text:span><text:span text:style-name="T43">ﮒ</text:span><text:span text:style-name="T1"> </text:span><text:span text:style-name="T43">ﮓ</text:span><text:span text:style-name="T1"> </text:span><text:span text:style-name="T43">ﮔ</text:span><text:span text:style-name="T1"> </text:span><text:span text:style-name="T43">ﮕ</text:span><text:span text:style-name="T1"> </text:span><text:span text:style-name="T43">ﮖ</text:span><text:span text:style-name="T1"> </text:span><text:span text:style-name="T43">ﮗﮘﮙﮚﮛ</text:span><text:span text:style-name="T1"> </text:span><text:span text:style-name="T43">ﮜ</text:span><text:span text:style-name="T1"> </text:span><text:span text:style-name="T43">ﮝ</text:span><text:span text:style-name="T1"> </text:span><text:span text:style-name="T43">ﮞ</text:span><text:span text:style-name="T1"> </text:span><text:span text:style-name="T43">ﮟ</text:span><text:span text:style-name="T1"> </text:span><text:span text:style-name="T43">ﮠ</text:span><text:span text:style-name="T1"> </text:span><text:span text:style-name="T43">ﮡ</text:span><text:span text:style-name="T1"> </text:span><text:span text:style-name="T43">ﮢ</text:span><text:span text:style-name="T1"> </text:span><text:span text:style-name="T43">ﮣ</text:span><text:span text:style-name="T1"> </text:span><text:span text:style-name="T43">ﮤ</text:span><text:span text:style-name="T1"> </text:span><text:span text:style-name="T43">ﮥ</text:span><text:span text:style-name="T1"> </text:span><text:span text:style-name="T43">ﮦ</text:span><text:span text:style-name="T1"> </text:span><text:span text:style-name="T43">ﮧ</text:span><text:span text:style-name="T1"> </text:span><text:span text:style-name="T43">ﮨ</text:span><text:span text:style-name="T1"> </text:span><text:span text:style-name="T43">ﮩ</text:span><text:span text:style-name="T1"> </text:span><text:span text:style-name="T43">ﮪ</text:span><text:span text:style-name="T1"> </text:span><text:span text:style-name="T43">ﮫ</text:span><text:span text:style-name="T1"> </text:span><text:span text:style-name="T43">ﮬ</text:span><text:span text:style-name="T1"> </text:span><text:span text:style-name="T43">ﮭ</text:span><text:span text:style-name="T1"> </text:span><text:span text:style-name="T43">ﮮ</text:span><text:span text:style-name="T1"> </text:span><text:span text:style-name="T43">ﮯ</text:span><text:span text:style-name="T1"> </text:span><text:span text:style-name="T43">ﮰ</text:span><text:span text:style-name="T1"> </text:span><text:span text:style-name="T43">ﮱ</text:span><text:span text:style-name="T1"> </text:span><text:span text:style-name="T43">ﯓ</text:span><text:span text:style-name="T1"> </text:span><text:span text:style-name="T43">ﯔ</text:span><text:span text:style-name="T1"> </text:span><text:span text:style-name="T43">ﯕ</text:span><text:span text:style-name="T1"> </text:span><text:span text:style-name="T43">ﯖ</text:span><text:span text:style-name="T1"> </text:span><text:span text:style-name="T43">ﯗ</text:span><text:span text:style-name="T1"> </text:span><text:span text:style-name="T43">ﯘ</text:span><text:span text:style-name="T1"> </text:span><text:span text:style-name="T43">ﯙ</text:span><text:span text:style-name="T1"> </text:span><text:span text:style-name="T43">ﯚ</text:span><text:span text:style-name="T1"> </text:span><text:span text:style-name="T43">ﯛ</text:span><text:span text:style-name="T1"> </text:span><text:span text:style-name="T43">ﯜ</text:span><text:span text:style-name="T1"> </text:span><text:span text:style-name="T43">ﯝ</text:span><text:span text:style-name="T1"> </text:span><text:span text:style-name="T43">ﯞ</text:span><text:span text:style-name="T1"> </text:span><text:span text:style-name="T43">ﯟ</text:span><text:span text:style-name="T1"> </text:span><text:span text:style-name="T43">ﯠ</text:span><text:span text:style-name="T1"> </text:span><text:span text:style-name="T43">ﯡ</text:span><text:span text:style-name="T1"> </text:span><text:span text:style-name="T43">ﯢ</text:span><text:span text:style-name="T1"> </text:span><text:span text:style-name="T43">ﯣ</text:span><text:span text:style-name="T1"> </text:span><text:span text:style-name="T43">ﯤﯥ</text:span><text:span text:style-name="T1"> </text:span><text:span text:style-name="T43">ﯦ</text:span><text:span text:style-name="T1"> </text:span><text:span text:style-name="T43">ﯧ</text:span><text:span text:style-name="T1"> </text:span><text:span text:style-name="T43">ﯨ</text:span><text:span text:style-name="T1"> </text:span><text:span text:style-name="T43">ﯩ</text:span><text:span text:style-name="T1"> </text:span><text:span text:style-name="T43">ﯪ</text:span><text:span text:style-name="T1"> </text:span><text:span text:style-name="T43">ﯫ</text:span><text:span text:style-name="T1"> </text:span><text:span text:style-name="T43">ﯬ</text:span><text:span text:style-name="T1"> </text:span><text:span text:style-name="T43">ﯭ</text:span><text:span text:style-name="T1"> </text:span><text:span text:style-name="T43">ﯮ</text:span><text:span text:style-name="T1"> </text:span><text:span text:style-name="T43">ﯯﯰ</text:span><text:span text:style-name="T1"> </text:span><text:span text:style-name="T43">ﯱ</text:span><text:span text:style-name="T1"> </text:span><text:span text:style-name="T43">ﯲ</text:span><text:span text:style-name="T1"> </text:span><text:span text:style-name="T43">ﯳ</text:span><text:span text:style-name="T1"> </text:span><text:span text:style-name="T43">ﯴ</text:span><text:span text:style-name="T1"> </text:span><text:span text:style-name="T43">ﯵ</text:span><text:span text:style-name="T1"> </text:span><text:span text:style-name="T43">ﯶ</text:span><text:span text:style-name="T1"> </text:span><text:span text:style-name="T43">ﯷ</text:span><text:span text:style-name="T1"> </text:span><text:span text:style-name="T43">ﯸ</text:span><text:span text:style-name="T1"> </text:span><text:span text:style-name="T43">ﯹ</text:span><text:span text:style-name="T1"> </text:span><text:span text:style-name="T43">ﯺ</text:span><text:span text:style-name="T1"> </text:span><text:span text:style-name="T43">ﯻ</text:span><text:span text:style-name="T1"> </text:span><text:span text:style-name="T43">ﯼ</text:span><text:span text:style-name="T1"> </text:span><text:span text:style-name="T43">ﯽ</text:span><text:span text:style-name="T1"> </text:span><text:span text:style-name="T43">ﯾﯿﰀﰁﰂ</text:span><text:span text:style-name="T1"> </text:span><text:span text:style-name="T43">ﰃ</text:span><text:span text:style-name="T1"> </text:span><text:span text:style-name="T43">ﰄ</text:span><text:span text:style-name="T1"> </text:span><text:span text:style-name="T43">ﰅ</text:span><text:span text:style-name="T1"> </text:span><text:span text:style-name="T43">ﰆ</text:span><text:span text:style-name="T1"> </text:span><text:span text:style-name="T43">ﰇ</text:span><text:span text:style-name="T1"> </text:span><text:span text:style-name="T43">ﰈ</text:span><text:span text:style-name="T1"> </text:span><text:span text:style-name="T43">ﰉ</text:span><text:span text:style-name="T1"> </text:span><text:span text:style-name="T43">ﰊ</text:span><text:span text:style-name="T1"> </text:span><text:span text:style-name="T43">ﰋ</text:span><text:span text:style-name="T1"> </text:span><text:span text:style-name="T43">ﰌ</text:span><text:span text:style-name="T1"> </text:span><text:span text:style-name="T43">ﰍ</text:span><text:span text:style-name="T1"> </text:span><text:span text:style-name="T43">ﰎ</text:span><text:span text:style-name="T1"> </text:span><text:span text:style-name="T43">ﰏ</text:span><text:span text:style-name="T1"> </text:span><text:span text:style-name="T43">ﰐ</text:span><text:span text:style-name="T1"> </text:span><text:span text:style-name="T43">ﰑ</text:span><text:span text:style-name="T1"> </text:span><text:span text:style-name="T43">ﰒ</text:span><text:span text:style-name="T1"> </text:span><text:span text:style-name="T43">ﰓ</text:span><text:span text:style-name="T1"> </text:span><text:span text:style-name="T43">ﰔ</text:span><text:span text:style-name="T1"> </text:span><text:span text:style-name="T43">ﰕ</text:span><text:span text:style-name="T1"> </text:span><text:span text:style-name="T43">ﰖ</text:span><text:span text:style-name="T1"> </text:span><text:span text:style-name="T43">ﰗ</text:span><text:span text:style-name="T1"> </text:span><text:span text:style-name="T43">ﰘ</text:span><text:span text:style-name="T1"> </text:span><text:span text:style-name="T43">ﰙ</text:span><text:span text:style-name="T1"> </text:span><text:span text:style-name="T43">ﰚ</text:span><text:span text:style-name="T1"> </text:span><text:span text:style-name="T43">ﰛ</text:span><text:span text:style-name="T1"> </text:span><text:span text:style-name="T43">ﰜ</text:span><text:span text:style-name="T1"> </text:span><text:span text:style-name="T43">ﰝ</text:span><text:span text:style-name="T1"> </text:span><text:span text:style-name="T43">ﰞ</text:span><text:span text:style-name="T1"> </text:span><text:span text:style-name="T43">ﰟ</text:span></text:p>
      <text:p text:style-name="P37"><text:span text:style-name="T47">ﭑ</text:span><text:span text:style-name="T1"> </text:span><text:span text:style-name="T47">ﭒ</text:span><text:span text:style-name="T1"> </text:span><text:span text:style-name="T47">ﭓ</text:span><text:span text:style-name="T1"> </text:span><text:span text:style-name="T47">ﭔ</text:span><text:span text:style-name="T1"> </text:span><text:span text:style-name="T47">ﭕ</text:span><text:span text:style-name="T1"> </text:span><text:span text:style-name="T47">ﭖ</text:span><text:span text:style-name="T1"> </text:span><text:span text:style-name="T47">ﭗ</text:span><text:span text:style-name="T1"> </text:span><text:span text:style-name="T47">ﭘ</text:span><text:span text:style-name="T1"> </text:span><text:span text:style-name="T47">ﭙ</text:span><text:span text:style-name="T1"> </text:span><text:span text:style-name="T47">ﭚ</text:span><text:span text:style-name="T1"> </text:span><text:span text:style-name="T47">ﭛ</text:span><text:span text:style-name="T1"> </text:span><text:span text:style-name="T47">ﭜ</text:span><text:span text:style-name="T1"> </text:span><text:span text:style-name="T47">ﭝ</text:span><text:span text:style-name="T1"> </text:span><text:span text:style-name="T47">ﭞ</text:span><text:span text:style-name="T1"> </text:span><text:span text:style-name="T47">ﭟ</text:span><text:span text:style-name="T1"> </text:span><text:span text:style-name="T47">ﭠ</text:span><text:span text:style-name="T1"> </text:span><text:span text:style-name="T47">ﭡ</text:span><text:span text:style-name="T1"> </text:span><text:span text:style-name="T47">ﭢ</text:span><text:span text:style-name="T1"> </text:span><text:span text:style-name="T47">ﭣ</text:span><text:span text:style-name="T1"> </text:span><text:span text:style-name="T47">ﭤ</text:span><text:span text:style-name="T1"> </text:span><text:span text:style-name="T47">ﭥ</text:span><text:span text:style-name="T1"> </text:span><text:span text:style-name="T47">ﭦ</text:span><text:span text:style-name="T1"> </text:span><text:span text:style-name="T47">ﭧ</text:span><text:span text:style-name="T1"> </text:span><text:span text:style-name="T47">ﭨ</text:span><text:span text:style-name="T1"> </text:span><text:span text:style-name="T47">ﭩ</text:span><text:span text:style-name="T1"> </text:span><text:span text:style-name="T47">ﭪ</text:span><text:span text:style-name="T1"> </text:span><text:span text:style-name="T47">ﭫ</text:span><text:span text:style-name="T1"> </text:span><text:span text:style-name="T47">ﭬ</text:span><text:span text:style-name="T1"> </text:span><text:span text:style-name="T47">ﭭ</text:span><text:span text:style-name="T1"> </text:span><text:span text:style-name="T47">ﭮ</text:span><text:span text:style-name="T1"> </text:span><text:span text:style-name="T47">ﭯ</text:span><text:span text:style-name="T1"> </text:span><text:span text:style-name="T47">ﭰ</text:span><text:span text:style-name="T1"> </text:span><text:span text:style-name="T47">ﭱ</text:span><text:span text:style-name="T1"> </text:span><text:span text:style-name="T47">ﭲ</text:span><text:span text:style-name="T1"> </text:span><text:span text:style-name="T47">ﭳ</text:span></text:p>
      <text:p text:style-name="P5"><text:span text:style-name="T57">ﮌﯔ</text:span></text:p>
      <text:p text:style-name="P5"><text:span text:style-name="T57">ﭤﭥﭦ</text:span></text:p>
      <text:p text:style-name="P15"><text:span text:style-name="T47">ﭴ</text:span><text:span text:style-name="T1"> </text:span><text:span text:style-name="T47">ﭵ</text:span><text:span text:style-name="T1"> </text:span><text:span text:style-name="T47">ﭶ</text:span><text:span text:style-name="T1"> </text:span><text:span text:style-name="T47">ﭷ</text:span><text:span text:style-name="T1"> </text:span><text:span text:style-name="T47">ﭸ</text:span><text:span text:style-name="T1"> </text:span><text:span text:style-name="T47">ﭹ</text:span><text:span text:style-name="T1"> </text:span><text:span text:style-name="T47">ﭺ</text:span><text:span text:style-name="T1"> </text:span><text:span text:style-name="T47">ﭻ</text:span><text:span text:style-name="T1"> </text:span><text:span text:style-name="T47">ﭼ</text:span><text:span text:style-name="T1"> </text:span><text:span text:style-name="T47">ﭽ</text:span><text:span text:style-name="T1"> </text:span><text:span text:style-name="T47">ﭾ</text:span><text:span text:style-name="T1"> </text:span><text:span text:style-name="T47">ﭿ</text:span><text:span text:style-name="T1"> </text:span><text:span text:style-name="T47">ﮀ</text:span><text:span text:style-name="T1"> </text:span><text:span text:style-name="T47">ﮁ</text:span><text:span text:style-name="T1"> </text:span><text:span text:style-name="T47">ﮂ</text:span><text:span text:style-name="T1"> </text:span><text:span text:style-name="T47">ﮃ</text:span><text:span text:style-name="T1"> </text:span><text:span text:style-name="T47">ﮄ</text:span><text:span text:style-name="T1"> </text:span><text:span text:style-name="T47">ﮅ</text:span><text:span text:style-name="T1"> </text:span><text:span text:style-name="T47">ﮆ</text:span></text:p>
      <text:p text:style-name="P15"><text:span text:style-name="T47">ﮇ</text:span><text:span text:style-name="T1"> </text:span><text:span text:style-name="T47">ﮈ</text:span><text:span text:style-name="T1"> </text:span><text:span text:style-name="T47">ﮉﮊ</text:span><text:span text:style-name="T1"> </text:span><text:span text:style-name="T47">ﮋ</text:span><text:span text:style-name="T1"> </text:span><text:span text:style-name="T47">ﮌ</text:span><text:span text:style-name="T1"> </text:span><text:span text:style-name="T47">ﮍ</text:span><text:span text:style-name="T1"> </text:span><text:span text:style-name="T47">ﮎ</text:span><text:span text:style-name="T1"> </text:span><text:span text:style-name="T47">ﮏ</text:span></text:p>
      <text:p text:style-name="P15"><text:span text:style-name="T47">ﮐ</text:span><text:span text:style-name="T1"> </text:span><text:span text:style-name="T47">ﮑ</text:span><text:span text:style-name="T1"> </text:span><text:span text:style-name="T47">ﮒ</text:span><text:span text:style-name="T1"> </text:span><text:span text:style-name="T47">ﮓ</text:span><text:span text:style-name="T1"> </text:span><text:span text:style-name="T47">ﮔ</text:span><text:span text:style-name="T1"> </text:span><text:span text:style-name="T47">ﮕ</text:span><text:span text:style-name="T1"> </text:span><text:span text:style-name="T47">ﮖ</text:span><text:span text:style-name="T1"> </text:span><text:span text:style-name="T47">ﮗ</text:span><text:span text:style-name="T1"> </text:span><text:span text:style-name="T47">ﮘ</text:span><text:span text:style-name="T1"> </text:span><text:span text:style-name="T47">ﮙ</text:span><text:span text:style-name="T1"> </text:span><text:span text:style-name="T47">ﮚ</text:span><text:span text:style-name="T1"> </text:span><text:span text:style-name="T47">ﮛ</text:span><text:span text:style-name="T1"> </text:span><text:span text:style-name="T47">ﮜ</text:span><text:span text:style-name="T1"> </text:span><text:span text:style-name="T47">ﮝ</text:span><text:span text:style-name="T1"> </text:span><text:span text:style-name="T47">ﮞ</text:span><text:span text:style-name="T1"> </text:span><text:span text:style-name="T47">ﮟﮠ</text:span><text:span text:style-name="T1"> </text:span><text:span text:style-name="T47">ﮡ</text:span><text:span text:style-name="T1"> </text:span><text:span text:style-name="T47">ﮢ</text:span><text:span text:style-name="T1"> </text:span><text:span text:style-name="T47">ﮣ</text:span><text:span text:style-name="T1"> </text:span><text:span text:style-name="T47">ﮤ</text:span><text:span text:style-name="T1"> </text:span><text:span text:style-name="T47">ﮥ</text:span><text:span text:style-name="T1"> </text:span><text:span text:style-name="T47">ﮦ</text:span><text:span text:style-name="T1"> </text:span><text:span text:style-name="T47">ﮧ</text:span><text:span text:style-name="T1"> </text:span><text:span text:style-name="T47">ﮨ</text:span><text:span text:style-name="T1"> </text:span><text:span text:style-name="T47">ﮩ</text:span><text:span text:style-name="T1"> </text:span><text:span text:style-name="T47">ﮪ</text:span><text:span text:style-name="T1"> </text:span><text:span text:style-name="T47">ﮫ</text:span><text:span text:style-name="T1"> </text:span><text:span text:style-name="T47">ﮬ</text:span><text:span text:style-name="T1"> </text:span><text:span text:style-name="T47">ﮭ</text:span><text:span text:style-name="T1"> </text:span><text:span text:style-name="T47">ﮮ</text:span><text:span text:style-name="T1"> </text:span><text:span text:style-name="T47">ﮯ</text:span><text:span text:style-name="T1"> </text:span><text:span text:style-name="T47">ﮰ</text:span></text:p>
      <text:p text:style-name="P15"><text:span text:style-name="T47">ﮱ</text:span><text:span text:style-name="T1"> </text:span><text:span text:style-name="T47">ﯓ</text:span><text:span text:style-name="T1"> </text:span><text:span text:style-name="T47">ﯔ</text:span><text:span text:style-name="T1"> </text:span><text:span text:style-name="T47">ﯕﯖ</text:span><text:span text:style-name="T1"> </text:span><text:span text:style-name="T47">ﯗﯘ</text:span><text:span text:style-name="T1"> </text:span><text:span text:style-name="T47">ﯙ</text:span><text:span text:style-name="T1"> </text:span><text:span text:style-name="T47">ﯚ</text:span><text:span text:style-name="T1"> </text:span><text:span text:style-name="T47">ﯛ</text:span><text:span text:style-name="T1"> </text:span><text:span text:style-name="T47">ﯜ</text:span><text:span text:style-name="T1"> </text:span><text:span text:style-name="T47">ﯝ</text:span><text:span text:style-name="T1"> </text:span><text:span text:style-name="T47">ﯞ</text:span><text:span text:style-name="T1"> </text:span><text:span text:style-name="T47">ﯟ</text:span><text:span text:style-name="T1"> </text:span><text:span text:style-name="T47">ﯠ</text:span><text:span text:style-name="T1"> </text:span><text:span text:style-name="T47">ﯡﯢ</text:span><text:span text:style-name="T1"> </text:span><text:span text:style-name="T47">ﯣ</text:span><text:span text:style-name="T1"> </text:span><text:span text:style-name="T47">ﯤ</text:span><text:span text:style-name="T1"> </text:span><text:span text:style-name="T47">ﯥ</text:span><text:span text:style-name="T1"> </text:span><text:span text:style-name="T47">ﯦ</text:span><text:span text:style-name="T1"> </text:span><text:span text:style-name="T47">ﯧ</text:span><text:span text:style-name="T1"> </text:span><text:span text:style-name="T47">ﯨ</text:span><text:span text:style-name="T1"> </text:span><text:span text:style-name="T47">ﯩ</text:span><text:span text:style-name="T1"> </text:span><text:span text:style-name="T47">ﯪﯫ</text:span><text:span text:style-name="T1"> </text:span><text:span text:style-name="T47">ﯬ</text:span><text:span text:style-name="T1"> </text:span><text:span text:style-name="T47">ﯭ</text:span><text:span text:style-name="T1"> </text:span><text:span text:style-name="T47">ﯮﯯ</text:span><text:span text:style-name="T1"> </text:span><text:span text:style-name="T47">ﯰ</text:span><text:span text:style-name="T1"> </text:span><text:span text:style-name="T47">ﯱ</text:span><text:span text:style-name="T1"> </text:span><text:span text:style-name="T47">ﯲ</text:span><text:span text:style-name="T1"> </text:span><text:span text:style-name="T47">ﯳﯴ</text:span><text:span text:style-name="T1"> </text:span><text:span text:style-name="T47">ﯵ</text:span><text:span text:style-name="T1"> </text:span><text:span text:style-name="T47">ﯶ</text:span><text:span text:style-name="T1"> </text:span><text:span text:style-name="T47">ﯷ</text:span><text:span text:style-name="T1"> </text:span><text:span text:style-name="T47">ﯸ</text:span><text:span text:style-name="T1"> </text:span><text:span text:style-name="T47">ﯹ</text:span></text:p>
      <text:p text:style-name="P32"><text:span text:style-name="T51">ﭑ</text:span><text:span text:style-name="T1"> </text:span><text:span text:style-name="T51">ﭒ</text:span><text:span text:style-name="T1"> </text:span><text:span text:style-name="T51">ﭓ</text:span><text:span text:style-name="T1"> </text:span><text:span text:style-name="T51">ﭔ</text:span><text:span text:style-name="T1"> </text:span><text:span text:style-name="T51">ﭕ</text:span><text:span text:style-name="T1"> </text:span><text:span text:style-name="T51">ﭖ</text:span><text:span text:style-name="T1"> </text:span><text:span text:style-name="T51">ﭗ</text:span><text:span text:style-name="T1"> </text:span><text:span text:style-name="T51">ﭘ</text:span><text:span text:style-name="T1"> </text:span><text:span text:style-name="T51">ﭙ</text:span><text:span text:style-name="T1"> </text:span><text:span text:style-name="T51">ﭚ</text:span><text:span text:style-name="T1"> </text:span><text:span text:style-name="T51">ﭛ</text:span><text:span text:style-name="T1"> </text:span><text:span text:style-name="T51">ﭜ</text:span><text:span text:style-name="T1"> </text:span><text:span text:style-name="T51">ﭝ</text:span><text:span text:style-name="T1"> </text:span><text:span text:style-name="T51">ﭞﭟ</text:span><text:span text:style-name="T1"> </text:span><text:span text:style-name="T51">ﭠ</text:span><text:span text:style-name="T1"> </text:span><text:span text:style-name="T51">ﭡ</text:span><text:span text:style-name="T1"> </text:span><text:span text:style-name="T51">ﭢ</text:span><text:span text:style-name="T1"> </text:span><text:span text:style-name="T51">ﭣ</text:span><text:span text:style-name="T1"> </text:span><text:span text:style-name="T51">ﭤ</text:span><text:span text:style-name="T1"> </text:span><text:span text:style-name="T51">ﭥ</text:span><text:span text:style-name="T1"> </text:span><text:span text:style-name="T51">ﭦ</text:span><text:span text:style-name="T1"> </text:span><text:span text:style-name="T51">ﭧ</text:span><text:span text:style-name="T1"> </text:span><text:span text:style-name="T51">ﭨ</text:span><text:span text:style-name="T1"> </text:span><text:span text:style-name="T51">ﭩ</text:span><text:span text:style-name="T1"> </text:span><text:span text:style-name="T51">ﭪﭫ</text:span><text:span text:style-name="T1"> </text:span><text:span text:style-name="T51">ﭬ</text:span><text:span text:style-name="T1"> </text:span><text:span text:style-name="T51">ﭭ</text:span><text:span text:style-name="T1"> </text:span><text:span text:style-name="T51">ﭮ</text:span><text:span text:style-name="T1"> </text:span><text:span text:style-name="T51">ﭯ</text:span><text:span text:style-name="T1"> </text:span><text:span text:style-name="T51">ﭰﭱ</text:span><text:span text:style-name="T1"> </text:span><text:span text:style-name="T51">ﭲ</text:span><text:span text:style-name="T1"> </text:span><text:span text:style-name="T51">ﭳ</text:span><text:span text:style-name="T1"> </text:span><text:span text:style-name="T51">ﭴ</text:span><text:span text:style-name="T1"> </text:span><text:span text:style-name="T51">ﭵﭶ</text:span><text:span text:style-name="T1"> </text:span><text:span text:style-name="T51">ﭷ</text:span><text:span text:style-name="T1"> </text:span><text:span text:style-name="T51">ﭸ</text:span><text:span text:style-name="T1"> </text:span><text:span text:style-name="T51">ﭹ</text:span><text:span text:style-name="T1"> </text:span><text:span text:style-name="T51">ﭺ</text:span><text:span text:style-name="T1"> </text:span><text:span text:style-name="T51">ﭻ</text:span><text:span text:style-name="T1"> </text:span><text:span text:style-name="T51">ﭼ</text:span><text:span text:style-name="T1"> </text:span><text:span text:style-name="T51">ﭽ</text:span><text:span text:style-name="T1"> </text:span><text:span text:style-name="T51">ﭾ</text:span><text:span text:style-name="T1"> </text:span><text:span text:style-name="T51">ﭿﮀ</text:span><text:span text:style-name="T1"> </text:span><text:span text:style-name="T51">ﮁ</text:span><text:span text:style-name="T1"> </text:span><text:span text:style-name="T51">ﮂ</text:span><text:span text:style-name="T1"> </text:span><text:span text:style-name="T51">ﮃ</text:span><text:span text:style-name="T1"> </text:span><text:span text:style-name="T51">ﮄﮅ</text:span><text:span text:style-name="T1"> </text:span><text:span text:style-name="T51">ﮆ</text:span><text:span text:style-name="T1"> </text:span><text:span text:style-name="T51">ﮇ</text:span><text:span text:style-name="T1"> </text:span><text:span text:style-name="T51">ﮈ</text:span><text:span text:style-name="T1"> </text:span><text:span text:style-name="T51">ﮉﮊ</text:span><text:span text:style-name="T1"> </text:span><text:span text:style-name="T51">ﮋ</text:span><text:span text:style-name="T1"> </text:span><text:span text:style-name="T51">ﮌ</text:span><text:span text:style-name="T1"> </text:span><text:span text:style-name="T51">ﮍ</text:span><text:span text:style-name="T1"> </text:span><text:span text:style-name="T51">ﮎ</text:span><text:span text:style-name="T1"> </text:span><text:span text:style-name="T51">ﮏﮐ</text:span><text:span text:style-name="T1"> </text:span><text:span text:style-name="T51">ﮑ</text:span><text:span text:style-name="T1"> </text:span><text:span text:style-name="T51">ﮒ</text:span><text:span text:style-name="T1"> </text:span><text:span text:style-name="T51">ﮓ</text:span><text:span text:style-name="T1"> </text:span><text:span text:style-name="T51">ﮔ</text:span><text:span text:style-name="T1"> </text:span><text:span text:style-name="T51">ﮕ</text:span><text:span text:style-name="T1"> </text:span><text:span text:style-name="T51">ﮖ</text:span><text:span text:style-name="T1"> </text:span><text:span text:style-name="T51">ﮗ</text:span><text:span text:style-name="T1"> </text:span><text:span text:style-name="T51">ﮘﮙ</text:span><text:span text:style-name="T1"> </text:span><text:span text:style-name="T51">ﮚ</text:span><text:span text:style-name="T1"> </text:span><text:span text:style-name="T51">ﮛ</text:span><text:span text:style-name="T1"> </text:span><text:span text:style-name="T51">ﮜ</text:span><text:span text:style-name="T1"> </text:span><text:span text:style-name="T51">ﮝ</text:span><text:span text:style-name="T1"> </text:span><text:span text:style-name="T51">ﮞ</text:span></text:p>
      <text:p text:style-name="P16"><text:span text:style-name="T51">ﮟ</text:span><text:span text:style-name="T1"> </text:span><text:span text:style-name="T51">ﮠ</text:span><text:span text:style-name="T1"> </text:span><text:span text:style-name="T51">ﮡ</text:span><text:span text:style-name="T1"> </text:span><text:span text:style-name="T51">ﮢ</text:span><text:span text:style-name="T1"> </text:span><text:span text:style-name="T51">ﮣ</text:span><text:span text:style-name="T1"> </text:span><text:span text:style-name="T51">ﮤ</text:span><text:span text:style-name="T1"> </text:span><text:span text:style-name="T51">ﮥ</text:span><text:span text:style-name="T1"> </text:span><text:span text:style-name="T51">ﮦ</text:span><text:span text:style-name="T1"> </text:span><text:span text:style-name="T51">ﮧ</text:span><text:span text:style-name="T1"> </text:span><text:span text:style-name="T51">ﮨ</text:span><text:span text:style-name="T1"> </text:span><text:span text:style-name="T51">ﮩ</text:span><text:span text:style-name="T1"> </text:span><text:span text:style-name="T51">ﮪ</text:span><text:span text:style-name="T1"> </text:span><text:span text:style-name="T51">ﮫ</text:span><text:span text:style-name="T1"> </text:span><text:span text:style-name="T51">ﮬ</text:span><text:span text:style-name="T1"> </text:span><text:span text:style-name="T51">ﮭ</text:span><text:span text:style-name="T1"> </text:span><text:span text:style-name="T51">ﮮ</text:span><text:span text:style-name="T1"> </text:span><text:span text:style-name="T51">ﮯ</text:span><text:span text:style-name="T1"> </text:span><text:span text:style-name="T51">ﮰ</text:span><text:span text:style-name="T1"> </text:span><text:span text:style-name="T51">ﮱ</text:span><text:span text:style-name="T1"> </text:span><text:span text:style-name="T51">ﯓ</text:span><text:span text:style-name="T1"> </text:span><text:span text:style-name="T51">ﯔ</text:span><text:span text:style-name="T1"> </text:span><text:span text:style-name="T51">ﯕ</text:span><text:span text:style-name="T1"> </text:span><text:span text:style-name="T51">ﯖ</text:span><text:span text:style-name="T1"> </text:span><text:span text:style-name="T51">ﯗ</text:span><text:span text:style-name="T1"> </text:span><text:span text:style-name="T51">ﯘ</text:span><text:span text:style-name="T1"> </text:span><text:span text:style-name="T51">ﯙ</text:span><text:span text:style-name="T1"> </text:span><text:span text:style-name="T51">ﯚﯛ</text:span><text:span text:style-name="T1"> </text:span><text:span text:style-name="T51">ﯜ</text:span><text:span text:style-name="T1"> </text:span><text:span text:style-name="T51">ﯝ</text:span><text:span text:style-name="T1"> </text:span><text:span text:style-name="T51">ﯞ</text:span><text:span text:style-name="T1"> </text:span><text:span text:style-name="T51">ﯟﯠ</text:span><text:span text:style-name="T1"> </text:span><text:span text:style-name="T51">ﯡ</text:span><text:span text:style-name="T1"> </text:span><text:span text:style-name="T51">ﯢ</text:span><text:span text:style-name="T1"> </text:span><text:span text:style-name="T51">ﯣ</text:span><text:span text:style-name="T1"> </text:span><text:span text:style-name="T51">ﯤ</text:span></text:p>
      <text:p text:style-name="P16"><text:span text:style-name="T51">ﯥ</text:span><text:span text:style-name="T1"> </text:span><text:span text:style-name="T51">ﯦ</text:span><text:span text:style-name="T1"> </text:span><text:span text:style-name="T51">ﯧ</text:span><text:span text:style-name="T1"> </text:span><text:span text:style-name="T51">ﯨ</text:span><text:span text:style-name="T1"> </text:span><text:span text:style-name="T51">ﯩ</text:span><text:span text:style-name="T1"> </text:span><text:span text:style-name="T51">ﯪ</text:span><text:span text:style-name="T1"> </text:span><text:span text:style-name="T51">ﯫ</text:span><text:span text:style-name="T1"> </text:span><text:span text:style-name="T51">ﯬ</text:span><text:span text:style-name="T1"> </text:span><text:span text:style-name="T51">ﯭ</text:span><text:span text:style-name="T1"> </text:span><text:span text:style-name="T51">ﯮ</text:span><text:span text:style-name="T1"> </text:span><text:span text:style-name="T51">ﯯ</text:span><text:span text:style-name="T1"> </text:span><text:span text:style-name="T51">ﯰ</text:span><text:span text:style-name="T1"> </text:span><text:span text:style-name="T51">ﯱﯲ</text:span><text:span text:style-name="T1"> </text:span><text:span text:style-name="T51">ﯳ</text:span><text:span text:style-name="T1"> </text:span><text:span text:style-name="T51">ﯴ</text:span><text:span text:style-name="T1"> </text:span><text:span text:style-name="T51">ﯵ</text:span><text:span text:style-name="T1"> </text:span><text:span text:style-name="T51">ﯶ</text:span><text:span text:style-name="T1"> </text:span><text:span text:style-name="T51">ﯷ</text:span><text:span text:style-name="T1"> </text:span><text:span text:style-name="T51">ﯸ</text:span><text:span text:style-name="T1"> </text:span><text:span text:style-name="T51">ﯹ</text:span><text:span text:style-name="T1"> </text:span><text:span text:style-name="T51">ﯺﯻ</text:span><text:span text:style-name="T1"> </text:span><text:span text:style-name="T51">ﯼ</text:span><text:span text:style-name="T1"> </text:span><text:span text:style-name="T51">ﯽ</text:span><text:span text:style-name="T1"> </text:span><text:span text:style-name="T51">ﯾ</text:span><text:span text:style-name="T1"> </text:span><text:span text:style-name="T51">ﯿ</text:span><text:span text:style-name="T1"> </text:span><text:span text:style-name="T51">ﰀ</text:span><text:span text:style-name="T1"> </text:span><text:span text:style-name="T51">ﰁ</text:span><text:span text:style-name="T1"> </text:span><text:span text:style-name="T51">ﰂ</text:span><text:span text:style-name="T1"> </text:span><text:span text:style-name="T51">ﰃ</text:span><text:span text:style-name="T1"> </text:span><text:span text:style-name="T51">ﰄ</text:span><text:span text:style-name="T1"> </text:span><text:span text:style-name="T51">ﰅ</text:span><text:span text:style-name="T1"> </text:span><text:span text:style-name="T51">ﰆﰇ</text:span><text:span text:style-name="T1"> </text:span><text:span text:style-name="T51">ﰈ</text:span><text:span text:style-name="T1"> </text:span><text:span text:style-name="T51">ﰉ</text:span><text:span text:style-name="T1"> </text:span><text:span text:style-name="T51">ﰊ</text:span><text:span text:style-name="T1"> </text:span><text:span text:style-name="T51">ﰋ</text:span><text:span text:style-name="T1"> </text:span><text:span text:style-name="T51">ﰌ</text:span><text:span text:style-name="T1"> </text:span><text:span text:style-name="T51">ﰍﰎ</text:span><text:span text:style-name="T1"> </text:span><text:span text:style-name="T51">ﰏ</text:span><text:span text:style-name="T1"> </text:span><text:span text:style-name="T51">ﰐ</text:span><text:span text:style-name="T1"> </text:span><text:span text:style-name="T51">ﰑﰒ</text:span><text:span text:style-name="T1"> </text:span><text:span text:style-name="T51">ﰓ</text:span><text:span text:style-name="T1"> </text:span><text:span text:style-name="T51">ﰔ</text:span><text:span text:style-name="T1"> </text:span><text:span text:style-name="T51">ﰕ</text:span><text:span text:style-name="T1"> </text:span><text:span text:style-name="T51">ﰖﰗﰘ</text:span><text:span text:style-name="T1"> </text:span><text:span text:style-name="T51">ﰙ</text:span></text:p>
      <text:p text:style-name="P33"><text:span text:style-name="T53">ﭑ</text:span><text:span text:style-name="T1"> </text:span><text:span text:style-name="T53">ﭒ</text:span><text:span text:style-name="T1"> </text:span><text:span text:style-name="T53">ﭓ</text:span><text:span text:style-name="T1"> </text:span><text:span text:style-name="T53">ﭔ</text:span><text:span text:style-name="T1"> </text:span><text:span text:style-name="T53">ﭕ</text:span><text:span text:style-name="T1"> </text:span><text:span text:style-name="T53">ﭖ</text:span><text:span text:style-name="T1"> </text:span><text:span text:style-name="T53">ﭗ</text:span><text:span text:style-name="T1"> </text:span><text:span text:style-name="T53">ﭘ</text:span><text:span text:style-name="T1"> </text:span><text:span text:style-name="T53">ﭙ</text:span><text:span text:style-name="T1"> </text:span><text:span text:style-name="T53">ﭚ</text:span><text:span text:style-name="T1"> </text:span><text:span text:style-name="T53">ﭛ</text:span><text:span text:style-name="T1"> </text:span><text:span text:style-name="T53">ﭜ</text:span><text:span text:style-name="T1"> </text:span><text:span text:style-name="T53">ﭝ</text:span><text:span text:style-name="T1"> </text:span><text:span text:style-name="T53">ﭞ</text:span><text:span text:style-name="T1"> </text:span><text:span text:style-name="T53">ﭟ</text:span><text:span text:style-name="T1"> </text:span><text:span text:style-name="T53">ﭠ</text:span><text:span text:style-name="T1"> </text:span><text:span text:style-name="T53">ﭡ</text:span><text:span text:style-name="T1"> </text:span><text:span text:style-name="T53">ﭢ</text:span><text:span text:style-name="T1"> </text:span><text:span text:style-name="T53">ﭣ</text:span><text:span text:style-name="T1"> </text:span><text:span text:style-name="T53">ﭤ</text:span><text:span text:style-name="T1"> </text:span><text:span text:style-name="T53">ﭥ</text:span><text:span text:style-name="T1"> </text:span><text:span text:style-name="T53">ﭦﭧﭨ</text:span><text:span text:style-name="T1"> </text:span><text:span text:style-name="T53">ﭩ</text:span><text:span text:style-name="T1"> </text:span><text:span text:style-name="T53">ﭪ</text:span><text:span text:style-name="T1"> </text:span><text:span text:style-name="T53">ﭫ</text:span><text:span text:style-name="T1"> </text:span><text:span text:style-name="T53">ﭬ</text:span><text:span text:style-name="T1"> </text:span><text:span text:style-name="T53">ﭭ</text:span><text:span text:style-name="T1"> </text:span><text:span text:style-name="T53">ﭮ</text:span><text:span text:style-name="T1"> </text:span><text:span text:style-name="T53">ﭯ</text:span><text:span text:style-name="T1"> </text:span><text:span text:style-name="T53">ﭰ</text:span><text:span text:style-name="T1"> </text:span><text:span text:style-name="T53">ﭱ</text:span><text:span text:style-name="T1"> </text:span><text:span text:style-name="T53">ﭲﭳﭴﭵ</text:span><text:span text:style-name="T1"> </text:span><text:span text:style-name="T53">ﭶﭷ</text:span><text:span text:style-name="T1"> </text:span><text:span text:style-name="T53">ﭸ</text:span><text:span text:style-name="T1"> </text:span><text:span text:style-name="T53">ﭹ</text:span><text:span text:style-name="T1"> </text:span><text:span text:style-name="T53">ﭺ</text:span><text:span text:style-name="T1"> </text:span><text:span text:style-name="T53">ﭻ</text:span><text:span text:style-name="T1"> </text:span><text:span text:style-name="T53">ﭼ</text:span><text:span text:style-name="T1"> </text:span><text:span text:style-name="T53">ﭽ</text:span><text:span text:style-name="T1"> </text:span><text:span text:style-name="T53">ﭾ</text:span><text:span text:style-name="T1"> </text:span><text:span text:style-name="T53">ﭿ</text:span><text:span text:style-name="T1"> </text:span><text:span text:style-name="T53">ﮀﮁ</text:span><text:span text:style-name="T1"> </text:span><text:span text:style-name="T53">ﮂ</text:span><text:span text:style-name="T1"> </text:span><text:span text:style-name="T53">ﮃ</text:span><text:span text:style-name="T1"> </text:span><text:span text:style-name="T53">ﮄ</text:span><text:span text:style-name="T1"> </text:span><text:span text:style-name="T53">ﮅ</text:span><text:span text:style-name="T1"> </text:span><text:span text:style-name="T53">ﮆ</text:span><text:span text:style-name="T1"> </text:span><text:span text:style-name="T53">ﮇ</text:span><text:span text:style-name="T1"> </text:span><text:span text:style-name="T53">ﮈ</text:span><text:span text:style-name="T1"> </text:span><text:span text:style-name="T53">ﮉ</text:span><text:span text:style-name="T1"> </text:span><text:span text:style-name="T53">ﮊ</text:span><text:span text:style-name="T1"> </text:span><text:span text:style-name="T53">ﮋ</text:span><text:span text:style-name="T1"> </text:span><text:span text:style-name="T53">ﮌ</text:span><text:span text:style-name="T1"> </text:span><text:span text:style-name="T53">ﮍ</text:span><text:span text:style-name="T1"> </text:span><text:span text:style-name="T53">ﮎ</text:span><text:span text:style-name="T1"> </text:span><text:span text:style-name="T53">ﮏ</text:span><text:span text:style-name="T1"> </text:span><text:span text:style-name="T53">ﮐﮑ</text:span><text:span text:style-name="T1"> </text:span><text:span text:style-name="T53">ﮒ</text:span><text:span text:style-name="T1"> </text:span><text:span text:style-name="T53">ﮓ</text:span><text:span text:style-name="T1"> </text:span><text:span text:style-name="T53">ﮔ</text:span><text:span text:style-name="T1"> </text:span><text:span text:style-name="T53">ﮕ</text:span><text:span text:style-name="T1"> </text:span><text:span text:style-name="T53">ﮖﮗ</text:span><text:span text:style-name="T1"> </text:span><text:span text:style-name="T53">ﮘ</text:span><text:span text:style-name="T1"> </text:span><text:span text:style-name="T53">ﮙ</text:span><text:span text:style-name="T1"> </text:span><text:span text:style-name="T53">ﮚ</text:span><text:span text:style-name="T1"> </text:span><text:span text:style-name="T53">ﮛ</text:span><text:span text:style-name="T1"> </text:span><text:span text:style-name="T53">ﮜ</text:span><text:span text:style-name="T1"> </text:span><text:span text:style-name="T53">ﮝ</text:span><text:span text:style-name="T1"> </text:span><text:span text:style-name="T53">ﮞ</text:span><text:span text:style-name="T1"> </text:span><text:span text:style-name="T53">ﮟ</text:span><text:span text:style-name="T1"> </text:span><text:span text:style-name="T53">ﮠ</text:span><text:span text:style-name="T1"> </text:span><text:span text:style-name="T53">ﮡ</text:span><text:span text:style-name="T1"> </text:span><text:span text:style-name="T53">ﮢ</text:span><text:span text:style-name="T1"> </text:span><text:span text:style-name="T53">ﮣ</text:span><text:span text:style-name="T1"> </text:span><text:span text:style-name="T53">ﮤﮥ</text:span><text:span text:style-name="T1"> </text:span><text:span text:style-name="T53">ﮦ</text:span><text:span text:style-name="T1"> </text:span><text:span text:style-name="T53">ﮧ</text:span><text:span text:style-name="T1"> </text:span><text:span text:style-name="T53">ﮨ</text:span><text:span text:style-name="T1"> </text:span><text:span text:style-name="T53">ﮩ</text:span><text:span text:style-name="T1"> </text:span><text:span text:style-name="T53">ﮪ</text:span><text:span text:style-name="T1"> </text:span><text:span text:style-name="T53">ﮫ</text:span><text:span text:style-name="T1"> </text:span><text:span text:style-name="T53">ﮬ</text:span><text:span text:style-name="T1"> </text:span><text:span text:style-name="T53">ﮭﮮ</text:span><text:span text:style-name="T1"> </text:span><text:span text:style-name="T53">ﮯ</text:span><text:span text:style-name="T1"> </text:span><text:span text:style-name="T53">ﮰ</text:span><text:span text:style-name="T1"> </text:span><text:span text:style-name="T53">ﮱ</text:span><text:span text:style-name="T1"> </text:span><text:span text:style-name="T53">ﯓﯔ</text:span><text:span text:style-name="T1"> </text:span><text:span text:style-name="T53">ﯕ</text:span><text:span text:style-name="T1"> </text:span><text:span text:style-name="T53">ﯖ</text:span><text:span text:style-name="T1"> </text:span><text:span text:style-name="T53">ﯗ</text:span><text:span text:style-name="T1"> </text:span><text:span text:style-name="T53">ﯘ</text:span><text:span text:style-name="T1"> </text:span><text:span text:style-name="T53">ﯙ</text:span><text:span text:style-name="T1"> </text:span><text:span text:style-name="T53">ﯚ</text:span><text:span text:style-name="T1"> </text:span><text:span text:style-name="T53">ﯛ</text:span><text:span text:style-name="T1"> </text:span><text:span text:style-name="T53">ﯜ</text:span><text:span text:style-name="T1"> </text:span><text:span text:style-name="T53">ﯝ</text:span><text:span text:style-name="T1"> </text:span><text:span text:style-name="T53">ﯞ</text:span><text:span text:style-name="T1"> </text:span><text:span text:style-name="T53">ﯟ</text:span><text:span text:style-name="T1"> </text:span><text:span text:style-name="T53">ﯠ</text:span><text:span text:style-name="T1"> </text:span><text:span text:style-name="T53">ﯡ</text:span><text:span text:style-name="T1"> </text:span><text:span text:style-name="T53">ﯢ</text:span><text:span text:style-name="T1"> </text:span><text:span text:style-name="T53">ﯣ</text:span><text:span text:style-name="T1"> </text:span><text:span text:style-name="T53">ﯤ</text:span><text:span text:style-name="T1"> </text:span><text:span text:style-name="T53">ﯥ</text:span><text:span text:style-name="T1"> </text:span><text:span text:style-name="T53">ﯦ</text:span><text:span text:style-name="T1"> </text:span><text:span text:style-name="T53">ﯧ</text:span><text:span text:style-name="T1"> </text:span><text:span text:style-name="T53">ﯨ</text:span><text:span text:style-name="T1"> </text:span><text:span text:style-name="T53">ﯩ</text:span><text:span text:style-name="T1"> </text:span><text:span text:style-name="T53">ﯪ</text:span><text:span text:style-name="T1"> </text:span><text:span text:style-name="T53">ﯫ</text:span><text:span text:style-name="T1"> </text:span><text:span text:style-name="T53">ﯬ</text:span><text:span text:style-name="T1"> </text:span><text:span text:style-name="T53">ﯭ</text:span><text:span text:style-name="T1"> </text:span><text:span text:style-name="T53">ﯮ</text:span><text:span text:style-name="T1"> </text:span><text:span text:style-name="T53">ﯯ</text:span><text:span text:style-name="T1"> </text:span><text:span text:style-name="T53">ﯰ</text:span><text:span text:style-name="T1"> </text:span><text:span text:style-name="T53">ﯱ</text:span><text:span text:style-name="T1"> </text:span><text:span text:style-name="T53">ﯲﯳ</text:span><text:span text:style-name="T1"> </text:span><text:span text:style-name="T53">ﯴ</text:span><text:span text:style-name="T1"> </text:span><text:span text:style-name="T53">ﯵﯶ</text:span><text:span text:style-name="T1"> </text:span><text:span text:style-name="T53">ﯷ</text:span><text:span text:style-name="T1"> </text:span><text:span text:style-name="T53">ﯸ</text:span><text:span text:style-name="T1"> </text:span><text:span text:style-name="T53">ﯹ</text:span><text:span text:style-name="T1"> </text:span><text:span text:style-name="T53">ﯺ</text:span><text:span text:style-name="T1"> </text:span><text:span text:style-name="T53">ﯻ</text:span><text:span text:style-name="T1"> </text:span><text:span text:style-name="T53">ﯼ</text:span><text:span text:style-name="T1"> </text:span><text:span text:style-name="T53">ﯽ</text:span><text:span text:style-name="T1"> </text:span><text:span text:style-name="T53">ﯾ</text:span><text:span text:style-name="T1"> </text:span><text:span text:style-name="T53">ﯿ</text:span><text:span text:style-name="T1"> </text:span><text:span text:style-name="T53">ﰀ</text:span><text:span text:style-name="T1"> </text:span><text:span text:style-name="T53">ﰁ</text:span><text:span text:style-name="T1"> </text:span><text:span text:style-name="T53">ﰂ</text:span><text:span text:style-name="T1"> </text:span><text:span text:style-name="T53">ﰃ</text:span><text:span text:style-name="T1"> </text:span><text:span text:style-name="T53">ﰄ</text:span><text:span text:style-name="T1"> </text:span><text:span text:style-name="T53">ﰅ</text:span><text:span text:style-name="T1"> </text:span><text:span text:style-name="T53">ﰆ</text:span><text:span text:style-name="T1"> </text:span><text:span text:style-name="T53">ﰇ</text:span><text:span text:style-name="T1"> </text:span><text:span text:style-name="T53">ﰈ</text:span><text:span text:style-name="T1"> </text:span><text:span text:style-name="T53">ﰉ</text:span><text:span text:style-name="T1"> </text:span><text:span text:style-name="T53">ﰊ</text:span><text:span text:style-name="T1"> </text:span><text:span text:style-name="T53">ﰋ</text:span><text:span text:style-name="T1"> </text:span><text:span text:style-name="T53">ﰌ</text:span><text:span text:style-name="T1"> </text:span><text:span text:style-name="T53">ﰍ</text:span><text:span text:style-name="T1"> </text:span><text:span text:style-name="T53">ﰎ</text:span><text:span text:style-name="T1"> </text:span><text:span text:style-name="T53">ﰏ</text:span><text:span text:style-name="T1"> </text:span><text:span text:style-name="T53">ﰐ</text:span><text:span text:style-name="T1"> </text:span><text:span text:style-name="T53">ﰑ</text:span><text:span text:style-name="T1"> </text:span><text:span text:style-name="T53">ﰒ</text:span><text:span text:style-name="T1"> </text:span><text:span text:style-name="T53">ﰓ</text:span><text:span text:style-name="T1"> </text:span><text:span text:style-name="T53">ﰔﰕ</text:span><text:span text:style-name="T1"> </text:span><text:span text:style-name="T53">ﰖ</text:span><text:span text:style-name="T1"> </text:span><text:span text:style-name="T53">ﰗ</text:span><text:span text:style-name="T1"> </text:span><text:span text:style-name="T53">ﰘ</text:span><text:span text:style-name="T1"> </text:span><text:span text:style-name="T53">ﰙ</text:span><text:span text:style-name="T1"> </text:span><text:span text:style-name="T53">ﰚ</text:span><text:span text:style-name="T1"> </text:span><text:span text:style-name="T53">ﰛ</text:span><text:span text:style-name="T1"> </text:span><text:span text:style-name="T53">ﰜ</text:span></text:p>
      <text:p text:style-name="P34"><text:span text:style-name="T55">ﭑ</text:span><text:span text:style-name="T1"> </text:span><text:span text:style-name="T55">ﭒ</text:span><text:span text:style-name="T1"> </text:span><text:span text:style-name="T55">ﭓ</text:span><text:span text:style-name="T1"> </text:span><text:span text:style-name="T55">ﭔ</text:span><text:span text:style-name="T1"> </text:span><text:span text:style-name="T55">ﭕ</text:span><text:span text:style-name="T1"> </text:span><text:span text:style-name="T55">ﭖ</text:span><text:span text:style-name="T1"> </text:span><text:span text:style-name="T55">ﭗ</text:span><text:span text:style-name="T1"> </text:span><text:span text:style-name="T55">ﭘ</text:span><text:span text:style-name="T1"> </text:span><text:span text:style-name="T55">ﭙ</text:span><text:span text:style-name="T1"> </text:span><text:span text:style-name="T55">ﭚﭛ</text:span><text:span text:style-name="T1"> </text:span><text:span text:style-name="T55">ﭜ</text:span><text:span text:style-name="T1"> </text:span><text:span text:style-name="T55">ﭝ</text:span><text:span text:style-name="T1"> </text:span><text:span text:style-name="T55">ﭞ</text:span><text:span text:style-name="T1"> </text:span><text:span text:style-name="T55">ﭟ</text:span><text:span text:style-name="T1"> </text:span><text:span text:style-name="T55">ﭠ</text:span><text:span text:style-name="T1"> </text:span><text:span text:style-name="T55">ﭡﭢ</text:span><text:span text:style-name="T1"> </text:span><text:span text:style-name="T55">ﭣ</text:span><text:span text:style-name="T1"> </text:span><text:span text:style-name="T55">ﭤ</text:span><text:span text:style-name="T1"> </text:span><text:span text:style-name="T55">ﭥ</text:span><text:span text:style-name="T1"> </text:span><text:span text:style-name="T55">ﭦ</text:span><text:span text:style-name="T1"> </text:span><text:span text:style-name="T55">ﭧ</text:span><text:span text:style-name="T1"> </text:span><text:span text:style-name="T55">ﭨ</text:span><text:span text:style-name="T1"> </text:span><text:span text:style-name="T55">ﭩ</text:span><text:span text:style-name="T1"> </text:span><text:span text:style-name="T55">ﭪ</text:span><text:span text:style-name="T1"> </text:span><text:span text:style-name="T55">ﭫ</text:span><text:span text:style-name="T1"> </text:span><text:span text:style-name="T55">ﭬ</text:span><text:span text:style-name="T1"> </text:span><text:span text:style-name="T55">ﭭ</text:span><text:span text:style-name="T1"> </text:span><text:span text:style-name="T55">ﭮ</text:span><text:span text:style-name="T1"> </text:span><text:span text:style-name="T55">ﭯ</text:span><text:span text:style-name="T1"> </text:span><text:span text:style-name="T55">ﭰ</text:span><text:span text:style-name="T1"> </text:span><text:span text:style-name="T55">ﭱ</text:span><text:span text:style-name="T1"> </text:span><text:span text:style-name="T55">ﭲ</text:span><text:span text:style-name="T1"> </text:span><text:span text:style-name="T55">ﭳ</text:span><text:span text:style-name="T1"> </text:span><text:span text:style-name="T55">ﭴ</text:span><text:span text:style-name="T1"> </text:span><text:span text:style-name="T55">ﭵ</text:span><text:span text:style-name="T1"> </text:span><text:span text:style-name="T55">ﭶ</text:span><text:span text:style-name="T1"> </text:span><text:span text:style-name="T55">ﭷ</text:span><text:span text:style-name="T1"> </text:span><text:span text:style-name="T55">ﭸ</text:span><text:span text:style-name="T1"> </text:span><text:span text:style-name="T55">ﭹ</text:span><text:span text:style-name="T1"> </text:span><text:span text:style-name="T55">ﭺ</text:span><text:span text:style-name="T1"> </text:span><text:span text:style-name="T55">ﭻﭼ</text:span><text:span text:style-name="T1"> </text:span><text:span text:style-name="T55">ﭽ</text:span><text:span text:style-name="T1"> </text:span><text:span text:style-name="T55">ﭾ</text:span><text:span text:style-name="T1"> </text:span><text:span text:style-name="T55">ﭿ</text:span><text:span text:style-name="T1"> </text:span><text:span text:style-name="T55">ﮀ</text:span><text:span text:style-name="T1"> </text:span><text:span text:style-name="T55">ﮁ</text:span><text:span text:style-name="T1"> </text:span><text:span text:style-name="T55">ﮂ</text:span><text:span text:style-name="T1"> </text:span><text:span text:style-name="T55">ﮃﮄ</text:span><text:span text:style-name="T1"> </text:span><text:span text:style-name="T55">ﮅ</text:span><text:span text:style-name="T1"> </text:span><text:span text:style-name="T55">ﮆ</text:span><text:span text:style-name="T1"> </text:span><text:span text:style-name="T55">ﮇ</text:span><text:span text:style-name="T1"> </text:span><text:span text:style-name="T55">ﮈ</text:span><text:span text:style-name="T1"> </text:span><text:span text:style-name="T55">ﮉ</text:span><text:span text:style-name="T1"> </text:span><text:span text:style-name="T55">ﮊ</text:span><text:span text:style-name="T1"> </text:span><text:span text:style-name="T55">ﮋ</text:span><text:span text:style-name="T1"> </text:span><text:span text:style-name="T55">ﮌ</text:span><text:span text:style-name="T1"> </text:span><text:span text:style-name="T55">ﮍ</text:span><text:span text:style-name="T1"> </text:span><text:span text:style-name="T55">ﮎ</text:span><text:span text:style-name="T1"> </text:span><text:span text:style-name="T55">ﮏ</text:span><text:span text:style-name="T1"> </text:span><text:span text:style-name="T55">ﮐ</text:span><text:span text:style-name="T1"> </text:span><text:span text:style-name="T55">ﮑ</text:span><text:span text:style-name="T1"> </text:span><text:span text:style-name="T55">ﮒ</text:span><text:span text:style-name="T1"> </text:span><text:span text:style-name="T55">ﮓﮔ</text:span><text:span text:style-name="T1"> </text:span><text:span text:style-name="T55">ﮕ</text:span><text:span text:style-name="T1"> </text:span><text:span text:style-name="T55">ﮖ</text:span><text:span text:style-name="T1"> </text:span><text:span text:style-name="T55">ﮗ</text:span><text:span text:style-name="T1"> </text:span><text:span text:style-name="T55">ﮘ</text:span><text:span text:style-name="T1"> </text:span><text:span text:style-name="T55">ﮙ</text:span><text:span text:style-name="T1"> </text:span><text:span text:style-name="T55">ﮚ</text:span><text:span text:style-name="T1"> </text:span><text:span text:style-name="T55">ﮛ</text:span><text:span text:style-name="T1"> </text:span><text:span text:style-name="T55">ﮜ</text:span><text:span text:style-name="T1"> </text:span><text:span text:style-name="T55">ﮝ</text:span><text:span text:style-name="T1"> </text:span><text:span text:style-name="T55">ﮞ</text:span><text:span text:style-name="T1"> </text:span><text:span text:style-name="T55">ﮟ</text:span><text:span text:style-name="T1"> </text:span><text:span text:style-name="T55">ﮠ</text:span><text:span text:style-name="T1"> </text:span><text:span text:style-name="T55">ﮡ</text:span><text:span text:style-name="T1"> </text:span><text:span text:style-name="T55">ﮢ</text:span><text:span text:style-name="T1"> </text:span><text:span text:style-name="T55">ﮣ</text:span></text:p>
      <text:p text:style-name="P17"><text:span text:style-name="T55">ﮤ</text:span><text:span text:style-name="T1"> </text:span><text:span text:style-name="T55">ﮥ</text:span><text:span text:style-name="T1"> </text:span><text:span text:style-name="T55">ﮦ</text:span><text:span text:style-name="T1"> </text:span><text:span text:style-name="T55">ﮧ</text:span><text:span text:style-name="T1"> </text:span><text:span text:style-name="T55">ﮨ</text:span><text:span text:style-name="T1"> </text:span><text:span text:style-name="T55">ﮩ</text:span><text:span text:style-name="T1"> </text:span><text:span text:style-name="T55">ﮪ</text:span><text:span text:style-name="T1"> </text:span><text:span text:style-name="T55">ﮫ</text:span><text:span text:style-name="T1"> </text:span><text:span text:style-name="T55">ﮬﮭ</text:span><text:span text:style-name="T1"> </text:span><text:span text:style-name="T55">ﮮ</text:span><text:span text:style-name="T1"> </text:span><text:span text:style-name="T55">ﮯ</text:span><text:span text:style-name="T1"> </text:span><text:span text:style-name="T55">ﮰﮱ</text:span><text:span text:style-name="T1"> </text:span><text:span text:style-name="T55">ﯓ</text:span><text:span text:style-name="T1"> </text:span><text:span text:style-name="T55">ﯔ</text:span><text:span text:style-name="T1"> </text:span><text:span text:style-name="T55">ﯕ</text:span><text:span text:style-name="T1"> </text:span><text:span text:style-name="T55">ﯖ</text:span><text:span text:style-name="T1"> </text:span><text:span text:style-name="T55">ﯗ</text:span><text:span text:style-name="T1"> </text:span><text:span text:style-name="T55">ﯘ</text:span><text:span text:style-name="T1"> </text:span><text:span text:style-name="T55">ﯙ</text:span><text:span text:style-name="T1"> </text:span><text:span text:style-name="T55">ﯚ</text:span><text:span text:style-name="T1"> </text:span><text:span text:style-name="T55">ﯛ</text:span><text:span text:style-name="T1"> </text:span><text:span text:style-name="T55">ﯜ</text:span><text:span text:style-name="T1"> </text:span><text:span text:style-name="T55">ﯝ</text:span><text:span text:style-name="T1"> </text:span><text:span text:style-name="T55">ﯞ</text:span><text:span text:style-name="T1"> </text:span><text:span text:style-name="T55">ﯟ</text:span><text:span text:style-name="T1"> </text:span><text:span text:style-name="T55">ﯠ</text:span><text:span text:style-name="T1"> </text:span><text:span text:style-name="T55">ﯡ</text:span><text:span text:style-name="T1"> </text:span><text:span text:style-name="T55">ﯢ</text:span><text:span text:style-name="T1"> </text:span><text:span text:style-name="T55">ﯣ</text:span><text:span text:style-name="T1"> </text:span><text:span text:style-name="T55">ﯤ</text:span><text:span text:style-name="T1"> </text:span><text:span text:style-name="T55">ﯥ</text:span><text:span text:style-name="T1"> </text:span><text:span text:style-name="T55">ﯦ</text:span><text:span text:style-name="T1"> </text:span><text:span text:style-name="T55">ﯧ</text:span><text:span text:style-name="T1"> </text:span><text:span text:style-name="T55">ﯨ</text:span><text:span text:style-name="T1"> </text:span><text:span text:style-name="T55">ﯩ</text:span><text:span text:style-name="T1"> </text:span><text:span text:style-name="T55">ﯪ</text:span><text:span text:style-name="T1"> </text:span><text:span text:style-name="T55">ﯫ</text:span><text:span text:style-name="T1"> </text:span><text:span text:style-name="T55">ﯬ</text:span><text:span text:style-name="T1"> </text:span><text:span text:style-name="T55">ﯭ</text:span><text:span text:style-name="T1"> </text:span><text:span text:style-name="T55">ﯮ</text:span><text:span text:style-name="T1"> </text:span><text:span text:style-name="T55">ﯯ</text:span><text:span text:style-name="T1"> </text:span><text:span text:style-name="T55">ﯰ</text:span><text:span text:style-name="T1"> </text:span><text:span text:style-name="T55">ﯱ</text:span><text:span text:style-name="T1"> </text:span><text:span text:style-name="T55">ﯲ</text:span><text:span text:style-name="T1"> </text:span><text:span text:style-name="T55">ﯳ</text:span><text:span text:style-name="T1"> </text:span><text:span text:style-name="T55">ﯴ</text:span><text:span text:style-name="T1"> </text:span><text:span text:style-name="T55">ﯵ</text:span><text:span text:style-name="T1"> </text:span><text:span text:style-name="T55">ﯶ</text:span><text:span text:style-name="T1"> </text:span><text:span text:style-name="T55">ﯷﯸ</text:span><text:span text:style-name="T1"> </text:span><text:span text:style-name="T55">ﯹ</text:span><text:span text:style-name="T1"> </text:span><text:span text:style-name="T55">ﯺﯻ</text:span><text:span text:style-name="T1"> </text:span><text:span text:style-name="T55">ﯼ</text:span><text:span text:style-name="T1"> </text:span><text:span text:style-name="T55">ﯽ</text:span><text:span text:style-name="T1"> </text:span><text:span text:style-name="T55">ﯾ</text:span><text:span text:style-name="T1"> </text:span><text:span text:style-name="T55">ﯿ</text:span><text:span text:style-name="T1"> </text:span><text:span text:style-name="T55">ﰀ</text:span><text:span text:style-name="T1"> </text:span><text:span text:style-name="T55">ﰁ</text:span><text:span text:style-name="T1"> </text:span><text:span text:style-name="T55">ﰂ</text:span><text:span text:style-name="T1"> </text:span><text:span text:style-name="T55">ﰃ</text:span><text:span text:style-name="T1"> </text:span><text:span text:style-name="T55">ﰄ</text:span><text:span text:style-name="T1"> </text:span><text:span text:style-name="T55">ﰅ</text:span><text:span text:style-name="T1"> </text:span><text:span text:style-name="T55">ﰆ</text:span><text:span text:style-name="T1"> </text:span><text:span text:style-name="T55">ﰇ</text:span><text:span text:style-name="T1"> </text:span><text:span text:style-name="T55">ﰈ</text:span><text:span text:style-name="T1"> </text:span><text:span text:style-name="T55">ﰉ</text:span><text:span text:style-name="T1"> </text:span><text:span text:style-name="T55">ﰊ</text:span><text:span text:style-name="T1"> </text:span><text:span text:style-name="T55">ﰋ</text:span><text:span text:style-name="T1"> </text:span><text:span text:style-name="T55">ﰌ</text:span><text:span text:style-name="T1"> </text:span><text:span text:style-name="T55">ﰍ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422" svg:font-family="MSI_Z422" style:font-pitch="variable"/>
    <style:font-face style:name="MSI_Z425" svg:font-family="MSI_Z425" style:font-pitch="variable"/>
    <style:font-face style:name="MSI_Z426" svg:font-family="MSI_Z426" style:font-pitch="variable"/>
    <style:font-face style:name="MSI_Z434" svg:font-family="MSI_Z434" style:font-pitch="variable"/>
    <style:font-face style:name="MSI_Z442" svg:font-family="MSI_Z442" style:font-pitch="variable"/>
    <style:font-face style:name="MSI_Z443" svg:font-family="MSI_Z443" style:font-pitch="variable"/>
    <style:font-face style:name="MSI_Z444" svg:font-family="MSI_Z444" style:font-pitch="variable"/>
    <style:font-face style:name="MSI_Z445" svg:font-family="MSI_Z445" style:font-pitch="variable"/>
    <style:font-face style:name="MSI_Z446" svg:font-family="MSI_Z446" style:font-pitch="variable"/>
    <style:font-face style:name="MSI_Z447" svg:font-family="MSI_Z447" style:font-pitch="variable"/>
    <style:font-face style:name="MSI_Z448" svg:font-family="MSI_Z448" style:font-pitch="variable"/>
    <style:font-face style:name="MSI_Z454" svg:font-family="MSI_Z454" style:font-pitch="variable"/>
    <style:font-face style:name="MSI_Z455" svg:font-family="MSI_Z455" style:font-pitch="variable"/>
    <style:font-face style:name="MSI_Z456" svg:font-family="MSI_Z456" style:font-pitch="variable"/>
    <style:font-face style:name="MSI_Z457" svg:font-family="MSI_Z457" style:font-pitch="variable"/>
    <style:font-face style:name="MSI_Z458" svg:font-family="MSI_Z458" style:font-pitch="variable"/>
    <style:font-face style:name="MSI_Z459" svg:font-family="MSI_Z459" style:font-pitch="variable"/>
    <style:font-face style:name="MSI_Z460" svg:font-family="MSI_Z460" style:font-pitch="variable"/>
    <style:font-face style:name="msi_z423" svg:font-family="msi_z423" style:font-pitch="variable"/>
    <style:font-face style:name="msi_z424" svg:font-family="msi_z424" style:font-pitch="variable"/>
    <style:font-face style:name="msi_z427" svg:font-family="msi_z427" style:font-pitch="variable"/>
    <style:font-face style:name="msi_z428" svg:font-family="msi_z428" style:font-pitch="variable"/>
    <style:font-face style:name="msi_z429" svg:font-family="msi_z429" style:font-pitch="variable"/>
    <style:font-face style:name="msi_z430" svg:font-family="msi_z430" style:font-pitch="variable"/>
    <style:font-face style:name="msi_z431" svg:font-family="msi_z431" style:font-pitch="variable"/>
    <style:font-face style:name="msi_z432" svg:font-family="msi_z432" style:font-pitch="variable"/>
    <style:font-face style:name="msi_z433" svg:font-family="msi_z433" style:font-pitch="variable"/>
    <style:font-face style:name="msi_z435" svg:font-family="msi_z435" style:font-pitch="variable"/>
    <style:font-face style:name="msi_z436" svg:font-family="msi_z436" style:font-pitch="variable"/>
    <style:font-face style:name="msi_z437" svg:font-family="msi_z437" style:font-pitch="variable"/>
    <style:font-face style:name="msi_z438" svg:font-family="msi_z438" style:font-pitch="variable"/>
    <style:font-face style:name="msi_z439" svg:font-family="msi_z439" style:font-pitch="variable"/>
    <style:font-face style:name="msi_z440" svg:font-family="msi_z440" style:font-pitch="variable"/>
    <style:font-face style:name="msi_z441" svg:font-family="msi_z441" style:font-pitch="variable"/>
    <style:font-face style:name="msi_z449" svg:font-family="msi_z449" style:font-pitch="variable"/>
    <style:font-face style:name="msi_z450" svg:font-family="msi_z450" style:font-pitch="variable"/>
    <style:font-face style:name="msi_z451" svg:font-family="msi_z451" style:font-pitch="variable"/>
    <style:font-face style:name="msi_z452" svg:font-family="msi_z452" style:font-pitch="variable"/>
    <style:font-face style:name="msi_z453" svg:font-family="msi_z453" style:font-pitch="variable"/>
    <style:font-face style:name="msi_z458" svg:font-family="msi_z458" style:font-pitch="variable"/>
    <style:font-face style:name="msi_z461" svg:font-family="msi_z46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QCF_BSML" svg:font-family="QCF_BSML" style:font-family-generic="roman" style:font-pitch="variable"/>
    <style:font-face style:name="QCF_P401" svg:font-family="QCF_P401" style:font-family-generic="roman" style:font-pitch="variable"/>
    <style:font-face style:name="QCF_P422" svg:font-family="QCF_P422" style:font-family-generic="roman" style:font-pitch="variable"/>
    <style:font-face style:name="QCF_P423" svg:font-family="QCF_P423" style:font-family-generic="roman" style:font-pitch="variable"/>
    <style:font-face style:name="QCF_P424" svg:font-family="QCF_P424" style:font-family-generic="roman" style:font-pitch="variable"/>
    <style:font-face style:name="QCF_P425" svg:font-family="QCF_P425" style:font-family-generic="roman" style:font-pitch="variable"/>
    <style:font-face style:name="QCF_P426" svg:font-family="QCF_P426" style:font-family-generic="roman" style:font-pitch="variable"/>
    <style:font-face style:name="QCF_P427" svg:font-family="QCF_P427" style:font-family-generic="roman" style:font-pitch="variable"/>
    <style:font-face style:name="QCF_P428" svg:font-family="QCF_P428" style:font-family-generic="roman" style:font-pitch="variable"/>
    <style:font-face style:name="QCF_P429" svg:font-family="QCF_P429" style:font-family-generic="roman" style:font-pitch="variable"/>
    <style:font-face style:name="QCF_P430" svg:font-family="QCF_P430" style:font-family-generic="roman" style:font-pitch="variable"/>
    <style:font-face style:name="QCF_P431" svg:font-family="QCF_P431" style:font-family-generic="roman" style:font-pitch="variable"/>
    <style:font-face style:name="QCF_P432" svg:font-family="QCF_P432" style:font-family-generic="roman" style:font-pitch="variable"/>
    <style:font-face style:name="QCF_P433" svg:font-family="QCF_P433" style:font-family-generic="roman" style:font-pitch="variable"/>
    <style:font-face style:name="QCF_P434" svg:font-family="QCF_P434" style:font-family-generic="roman" style:font-pitch="variable"/>
    <style:font-face style:name="QCF_P435" svg:font-family="QCF_P435" style:font-family-generic="roman" style:font-pitch="variable"/>
    <style:font-face style:name="QCF_P436" svg:font-family="QCF_P436" style:font-family-generic="roman" style:font-pitch="variable"/>
    <style:font-face style:name="QCF_P437" svg:font-family="QCF_P437" style:font-family-generic="roman" style:font-pitch="variable"/>
    <style:font-face style:name="QCF_P438" svg:font-family="QCF_P438" style:font-family-generic="roman" style:font-pitch="variable"/>
    <style:font-face style:name="QCF_P439" svg:font-family="QCF_P439" style:font-family-generic="roman" style:font-pitch="variable"/>
    <style:font-face style:name="QCF_P440" svg:font-family="QCF_P440" style:font-family-generic="roman" style:font-pitch="variable"/>
    <style:font-face style:name="QCF_P441" svg:font-family="QCF_P441" style:font-family-generic="roman" style:font-pitch="variable"/>
    <style:font-face style:name="QCF_P442" svg:font-family="QCF_P442" style:font-family-generic="roman" style:font-pitch="variable"/>
    <style:font-face style:name="QCF_P443" svg:font-family="QCF_P443" style:font-family-generic="roman" style:font-pitch="variable"/>
    <style:font-face style:name="QCF_P444" svg:font-family="QCF_P444" style:font-family-generic="roman" style:font-pitch="variable"/>
    <style:font-face style:name="QCF_P445" svg:font-family="QCF_P445" style:font-family-generic="roman" style:font-pitch="variable"/>
    <style:font-face style:name="QCF_P446" svg:font-family="QCF_P446" style:font-family-generic="roman" style:font-pitch="variable"/>
    <style:font-face style:name="QCF_P447" svg:font-family="QCF_P447" style:font-family-generic="roman" style:font-pitch="variable"/>
    <style:font-face style:name="QCF_P448" svg:font-family="QCF_P448" style:font-family-generic="roman" style:font-pitch="variable"/>
    <style:font-face style:name="QCF_P449" svg:font-family="QCF_P449" style:font-family-generic="roman" style:font-pitch="variable"/>
    <style:font-face style:name="QCF_P450" svg:font-family="QCF_P450" style:font-family-generic="roman" style:font-pitch="variable"/>
    <style:font-face style:name="QCF_P451" svg:font-family="QCF_P451" style:font-family-generic="roman" style:font-pitch="variable"/>
    <style:font-face style:name="QCF_P452" svg:font-family="QCF_P452" style:font-family-generic="roman" style:font-pitch="variable"/>
    <style:font-face style:name="QCF_P453" svg:font-family="QCF_P453" style:font-family-generic="roman" style:font-pitch="variable"/>
    <style:font-face style:name="QCF_P454" svg:font-family="QCF_P454" style:font-family-generic="roman" style:font-pitch="variable"/>
    <style:font-face style:name="QCF_P455" svg:font-family="QCF_P455" style:font-family-generic="roman" style:font-pitch="variable"/>
    <style:font-face style:name="QCF_P456" svg:font-family="QCF_P456" style:font-family-generic="roman" style:font-pitch="variable"/>
    <style:font-face style:name="QCF_P457" svg:font-family="QCF_P457" style:font-family-generic="roman" style:font-pitch="variable"/>
    <style:font-face style:name="QCF_P458" svg:font-family="QCF_P458" style:font-family-generic="roman" style:font-pitch="variable"/>
    <style:font-face style:name="QCF_P459" svg:font-family="QCF_P459" style:font-family-generic="roman" style:font-pitch="variable"/>
    <style:font-face style:name="QCF_P460" svg:font-family="QCF_P460" style:font-family-generic="roman" style:font-pitch="variable"/>
    <style:font-face style:name="QCF_P461" svg:font-family="QCF_P46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Sans Serif1" svg:font-family="'MS Sans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4401" svg:font-family="QCF_P440" style:font-family-generic="system" style:font-pitch="variable"/>
    <style:font-face style:name="QCF_P4421" svg:font-family="QCF_P442" style:font-family-generic="system" style:font-pitch="variable"/>
    <style:font-face style:name="QCF_P4431" svg:font-family="QCF_P443" style:font-family-generic="system" style:font-pitch="variable"/>
    <style:font-face style:name="QCF_P4441" svg:font-family="QCF_P444" style:font-family-generic="system" style:font-pitch="variable"/>
    <style:font-face style:name="QCF_P4451" svg:font-family="QCF_P445" style:font-family-generic="system" style:font-pitch="variable"/>
    <style:font-face style:name="QCF_P4461" svg:font-family="QCF_P446" style:font-family-generic="system" style:font-pitch="variable"/>
    <style:font-face style:name="QCF_P4471" svg:font-family="QCF_P447" style:font-family-generic="system" style:font-pitch="variable"/>
    <style:font-face style:name="QCF_P4481" svg:font-family="QCF_P448" style:font-family-generic="system" style:font-pitch="variable"/>
    <style:font-face style:name="QCF_P4491" svg:font-family="QCF_P449" style:font-family-generic="system" style:font-pitch="variable"/>
    <style:font-face style:name="QCF_P4501" svg:font-family="QCF_P450" style:font-family-generic="system" style:font-pitch="variable"/>
    <style:font-face style:name="QCF_P4511" svg:font-family="QCF_P451" style:font-family-generic="system" style:font-pitch="variable"/>
    <style:font-face style:name="QCF_P4521" svg:font-family="QCF_P452" style:font-family-generic="system" style:font-pitch="variable"/>
    <style:font-face style:name="QCF_P4531" svg:font-family="QCF_P453" style:font-family-generic="system" style:font-pitch="variable"/>
    <style:font-face style:name="QCF_P4541" svg:font-family="QCF_P454" style:font-family-generic="system" style:font-pitch="variable"/>
    <style:font-face style:name="QCF_P4551" svg:font-family="QCF_P455" style:font-family-generic="system" style:font-pitch="variable"/>
    <style:font-face style:name="QCF_P4561" svg:font-family="QCF_P456" style:font-family-generic="system" style:font-pitch="variable"/>
    <style:font-face style:name="QCF_P4571" svg:font-family="QCF_P457" style:font-family-generic="system" style:font-pitch="variable"/>
    <style:font-face style:name="QCF_P4581" svg:font-family="QCF_P458" style:font-family-generic="system" style:font-pitch="variable"/>
    <style:font-face style:name="QCF_P4591" svg:font-family="QCF_P459" style:font-family-generic="system" style:font-pitch="variable"/>
    <style:font-face style:name="QCF_P4601" svg:font-family="QCF_P460" style:font-family-generic="system" style:font-pitch="variable"/>
    <style:font-face style:name="QCF_P4611" svg:font-family="QCF_P46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P4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style:font-name="Liberation Sans Narrow"/>
    </style:style>
    <style:style style:name="MT2" style:family="text">
      <style:text-properties officeooo:rsid="0199bd73"/>
    </style:style>
    <style:style style:name="MT3" style:family="text">
      <style:text-properties officeooo:rsid="015e6cbb"/>
    </style:style>
    <style:style style:name="MT4" style:family="text">
      <style:text-properties style:font-name="Liberation Sans Narrow" fo:font-size="10pt" officeooo:rsid="0075019c" style:font-size-asian="10pt" style:font-size-complex="10pt"/>
    </style:style>
    <style:style style:name="MT5" style:family="text">
      <style:text-properties style:font-name="Liberation Sans Narrow" fo:font-size="10pt" officeooo:rsid="019aa8da" style:font-size-asian="10pt" style:font-size-complex="10pt"/>
    </style:style>
    <style:style style:name="MT6" style:family="text">
      <style:text-properties style:font-name="Liberation Sans Narrow" fo:font-size="10pt" officeooo:rsid="016128c4" style:font-size-asian="10pt" style:font-size-complex="10pt"/>
    </style:style>
    <style:style style:name="MT7" style:family="text">
      <style:text-properties officeooo:rsid="019bdc1e"/>
    </style:style>
    <style:style style:name="MT8" style:family="text">
      <style:text-properties officeooo:rsid="0163d1a8"/>
    </style:style>
    <style:style style:name="MT9" style:family="text">
      <style:text-properties officeooo:rsid="019c7e8c"/>
    </style:style>
    <style:style style:name="MT10" style:family="text">
      <style:text-properties officeooo:rsid="012706cb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4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47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<text:span text:style-name="MT1"> </text:span><text:span text:style-name="MT2">Yasin</text:span><text:tab/><text:tab/>Juz<text:span text:style-name="MT1"> </text:span><text:span text:style-name="MT3">23</text:span></text:p>
      </style:header>
      <style:footer>
        <text:p text:style-name="MP2"><text:page-number text:select-page="current">445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4">Surat </text:span><text:span text:style-name="MT5">Ash Shaffat</text:span><text:span text:style-name="MT4"><text:tab/><text:tab/>Juz </text:span><text:span text:style-name="MT6">2</text:span><text:span text:style-name="MT5">3</text:span></text:p>
      </style:header>
      <style:footer>
        <text:p text:style-name="MP2"><text:page-number text:select-page="current">452</text:page-number></text:p>
      </style:footer>
    </style:master-page>
    <style:master-page style:name="ganti_20_surat2" style:display-name="ganti surat2" style:page-layout-name="Mpm9">
      <style:header>
        <text:p text:style-name="MP4">Surat<text:span text:style-name="MT1"> </text:span><text:span text:style-name="MT7">Shad<text:tab/><text:tab/></text:span>Juz<text:span text:style-name="MT1"> </text:span><text:span text:style-name="MT8">23</text:span></text:p>
      </style:header>
      <style:footer>
        <text:p text:style-name="MP2"><text:page-number text:select-page="current">457</text:page-number></text:p>
      </style:footer>
    </style:master-page>
    <style:master-page style:name="ganti_20_surat3" style:display-name="ganti surat3" style:page-layout-name="Mpm1">
      <style:header>
        <text:p text:style-name="MP1">Surat <text:span text:style-name="MT9">Az Zumar</text:span><text:tab/><text:tab/>Juz <text:span text:style-name="MT3">23</text:span></text:p>
      </style:header>
      <style:footer>
        <text:p text:style-name="MP2"><text:page-number text:select-page="current">461</text:page-number></text:p>
      </style:footer>
    </style:master-page>
    <style:master-page style:name="ganti_20_surat4" style:display-name="ganti surat4" style:page-layout-name="Mpm1">
      <style:header>
        <text:p text:style-name="MP1">Surat <text:span text:style-name="MT10">Al Ahzab</text:span><text:tab/><text:tab/>Juz <text:span text:style-name="MT3">21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4-07T22:35:09.536942378</dc:date>
    <meta:editing-duration>PT15H54M35S</meta:editing-duration>
    <meta:editing-cycles>347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48" meta:word-count="2954" meta:character-count="6124" meta:non-whitespace-character-count="3213"/>
  </office:meta>
</office:document-meta>
</file>